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3151.64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.44349398014" calcext:value-type="float">
            <text:p>1.44349398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.47891983772" calcext:value-type="float">
            <text:p>1.478919837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.51521510757" calcext:value-type="float">
            <text:p>1.515215107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.55240112658" calcext:value-type="float">
            <text:p>1.552401126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.59049975531" calcext:value-type="float">
            <text:p>1.590499755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.62953339076" calcext:value-type="float">
            <text:p>1.629533390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.66952497965" calcext:value-type="float">
            <text:p>1.669524979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.71049803182" calcext:value-type="float">
            <text:p>1.710498031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.75247663408" calcext:value-type="float">
            <text:p>1.752476634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16E-017" calcext:value-type="float">
            <text:p>-2.66085533616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.79548546439" calcext:value-type="float">
            <text:p>1.79548546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.83954980634" calcext:value-type="float">
            <text:p>1.839549806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1901E-017" calcext:value-type="float">
            <text:p>-2.87560901901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.88469556402" calcext:value-type="float">
            <text:p>1.88469556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58E-017" calcext:value-type="float">
            <text:p>-3.97964869958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.93094927727" calcext:value-type="float">
            <text:p>1.930949277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1E-017" calcext:value-type="float">
            <text:p>-4.20846801701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.97833813723" calcext:value-type="float">
            <text:p>1.978338137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4E-017" calcext:value-type="float">
            <text:p>-2.41072429424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2.02689000239" calcext:value-type="float">
            <text:p>2.026890002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04E-017" calcext:value-type="float">
            <text:p>-2.51883081404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2.07663341493" calcext:value-type="float">
            <text:p>2.076633414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3E-017" calcext:value-type="float">
            <text:p>-3.63530880643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2.12759761749" calcext:value-type="float">
            <text:p>2.127597617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-2.80470364013E-017" calcext:value-type="float">
            <text:p>-2.80470364013E-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2.17981257038" calcext:value-type="float">
            <text:p>2.17981257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-1.71873646436E-017" calcext:value-type="float">
            <text:p>-1.71873646436E-17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2.23330896921" calcext:value-type="float">
            <text:p>2.233308969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-2.70491133256E-017" calcext:value-type="float">
            <text:p>-2.70491133256E-17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2.28811826288" calcext:value-type="float">
            <text:p>2.28811826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-1.86735131393E-017" calcext:value-type="float">
            <text:p>-1.86735131393E-17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2.34427267212" calcext:value-type="float">
            <text:p>2.344272672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-2.2154329675E-017" calcext:value-type="float">
            <text:p>-2.2154329675E-17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2.40180520841" calcext:value-type="float">
            <text:p>2.401805208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-2.03575062334E-017" calcext:value-type="float">
            <text:p>-2.03575062334E-17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2.4607496934" calcext:value-type="float">
            <text:p>2.460749693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-2.03929284871E-017" calcext:value-type="float">
            <text:p>-2.03929284871E-17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2.52114077876" calcext:value-type="float">
            <text:p>2.52114077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-2.18978421424E-017" calcext:value-type="float">
            <text:p>-2.18978421424E-17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2.58301396658" calcext:value-type="float">
            <text:p>2.58301396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-2.39854688645E-017" calcext:value-type="float">
            <text:p>-2.39854688645E-17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2.64640563025" calcext:value-type="float">
            <text:p>2.64640563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1.4565332801" calcext:value-type="float">
            <text:p>21.4565332801</text:p>
          </table:table-cell>
          <table:table-cell office:value-type="float" office:value="2.51817386556E-016" calcext:value-type="float">
            <text:p>2.51817386556E-16</text:p>
          </table:table-cell>
          <table:table-cell office:value-type="float" office:value="21.4565332801" calcext:value-type="float">
            <text:p>21.4565332801</text:p>
          </table:table-cell>
          <table:table-cell office:value-type="float" office:value="2.71135303581" calcext:value-type="float">
            <text:p>2.711353035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1.459110723" calcext:value-type="float">
            <text:p>21.459110723</text:p>
          </table:table-cell>
          <table:table-cell office:value-type="float" office:value="2.88684547613E-016" calcext:value-type="float">
            <text:p>2.88684547613E-16</text:p>
          </table:table-cell>
          <table:table-cell office:value-type="float" office:value="21.459110723" calcext:value-type="float">
            <text:p>21.459110723</text:p>
          </table:table-cell>
          <table:table-cell office:value-type="float" office:value="2.77789436387" calcext:value-type="float">
            <text:p>2.777894363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1.4615473487" calcext:value-type="float">
            <text:p>21.4615473487</text:p>
          </table:table-cell>
          <table:table-cell office:value-type="float" office:value="2.47605084618E-016" calcext:value-type="float">
            <text:p>2.47605084618E-16</text:p>
          </table:table-cell>
          <table:table-cell office:value-type="float" office:value="21.4615473487" calcext:value-type="float">
            <text:p>21.4615473487</text:p>
          </table:table-cell>
          <table:table-cell office:value-type="float" office:value="2.84606873207" calcext:value-type="float">
            <text:p>2.84606873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1.4630813679" calcext:value-type="float">
            <text:p>21.4630813679</text:p>
          </table:table-cell>
          <table:table-cell office:value-type="float" office:value="2.51637807994E-016" calcext:value-type="float">
            <text:p>2.51637807994E-16</text:p>
          </table:table-cell>
          <table:table-cell office:value-type="float" office:value="21.4630813679" calcext:value-type="float">
            <text:p>21.4630813679</text:p>
          </table:table-cell>
          <table:table-cell office:value-type="float" office:value="2.91591621806" calcext:value-type="float">
            <text:p>2.91591621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4634446013" calcext:value-type="float">
            <text:p>21.4634446013</text:p>
          </table:table-cell>
          <table:table-cell office:value-type="float" office:value="1.38769939226E-016" calcext:value-type="float">
            <text:p>1.38769939226E-16</text:p>
          </table:table-cell>
          <table:table-cell office:value-type="float" office:value="21.4634446013" calcext:value-type="float">
            <text:p>21.4634446013</text:p>
          </table:table-cell>
          <table:table-cell office:value-type="float" office:value="2.98747788307" calcext:value-type="float">
            <text:p>2.987477883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1.4627164426" calcext:value-type="float">
            <text:p>21.4627164426</text:p>
          </table:table-cell>
          <table:table-cell office:value-type="float" office:value="1.28141925692E-016" calcext:value-type="float">
            <text:p>1.28141925692E-16</text:p>
          </table:table-cell>
          <table:table-cell office:value-type="float" office:value="21.4627164426" calcext:value-type="float">
            <text:p>21.4627164426</text:p>
          </table:table-cell>
          <table:table-cell office:value-type="float" office:value="3.06079579603" calcext:value-type="float">
            <text:p>3.06079579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.4611961734" calcext:value-type="float">
            <text:p>21.4611961734</text:p>
          </table:table-cell>
          <table:table-cell office:value-type="float" office:value="9.79444238653E-017" calcext:value-type="float">
            <text:p>9.79444238653E-17</text:p>
          </table:table-cell>
          <table:table-cell office:value-type="float" office:value="21.4611961734" calcext:value-type="float">
            <text:p>21.4611961734</text:p>
          </table:table-cell>
          <table:table-cell office:value-type="float" office:value="3.13591305834" calcext:value-type="float">
            <text:p>3.135913058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1.4592939492" calcext:value-type="float">
            <text:p>21.4592939492</text:p>
          </table:table-cell>
          <table:table-cell office:value-type="float" office:value="7.81339038877E-017" calcext:value-type="float">
            <text:p>7.81339038877E-17</text:p>
          </table:table-cell>
          <table:table-cell office:value-type="float" office:value="21.4592939492" calcext:value-type="float">
            <text:p>21.4592939492</text:p>
          </table:table-cell>
          <table:table-cell office:value-type="float" office:value="3.21287382915" calcext:value-type="float">
            <text:p>3.212873829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1.457440251" calcext:value-type="float">
            <text:p>21.457440251</text:p>
          </table:table-cell>
          <table:table-cell office:value-type="float" office:value="7.44582385405E-017" calcext:value-type="float">
            <text:p>7.44582385405E-17</text:p>
          </table:table-cell>
          <table:table-cell office:value-type="float" office:value="21.457440251" calcext:value-type="float">
            <text:p>21.457440251</text:p>
          </table:table-cell>
          <table:table-cell office:value-type="float" office:value="3.29172335138" calcext:value-type="float">
            <text:p>3.291723351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.45601418" calcext:value-type="float">
            <text:p>21.45601418</text:p>
          </table:table-cell>
          <table:table-cell office:value-type="float" office:value="2.83549025375E-017" calcext:value-type="float">
            <text:p>2.83549025375E-17</text:p>
          </table:table-cell>
          <table:table-cell office:value-type="float" office:value="21.45601418" calcext:value-type="float">
            <text:p>21.45601418</text:p>
          </table:table-cell>
          <table:table-cell office:value-type="float" office:value="3.37250797829" calcext:value-type="float">
            <text:p>3.372507978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1.4552900009" calcext:value-type="float">
            <text:p>21.4552900009</text:p>
          </table:table-cell>
          <table:table-cell office:value-type="float" office:value="4.95330737194E-017" calcext:value-type="float">
            <text:p>4.95330737194E-17</text:p>
          </table:table-cell>
          <table:table-cell office:value-type="float" office:value="21.4552900009" calcext:value-type="float">
            <text:p>21.4552900009</text:p>
          </table:table-cell>
          <table:table-cell office:value-type="float" office:value="3.45527520071" calcext:value-type="float">
            <text:p>3.455275200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1.4554024836" calcext:value-type="float">
            <text:p>21.4554024836</text:p>
          </table:table-cell>
          <table:table-cell office:value-type="float" office:value="5.74033956754E-017" calcext:value-type="float">
            <text:p>5.74033956754E-17</text:p>
          </table:table-cell>
          <table:table-cell office:value-type="float" office:value="21.4554024836" calcext:value-type="float">
            <text:p>21.4554024836</text:p>
          </table:table-cell>
          <table:table-cell office:value-type="float" office:value="3.54007367499" calcext:value-type="float">
            <text:p>3.54007367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1.4563310174" calcext:value-type="float">
            <text:p>21.4563310174</text:p>
          </table:table-cell>
          <table:table-cell office:value-type="float" office:value="3.74938906743E-017" calcext:value-type="float">
            <text:p>3.74938906743E-17</text:p>
          </table:table-cell>
          <table:table-cell office:value-type="float" office:value="21.4563310174" calcext:value-type="float">
            <text:p>21.4563310174</text:p>
          </table:table-cell>
          <table:table-cell office:value-type="float" office:value="3.62695325159" calcext:value-type="float">
            <text:p>3.626953251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1.4579014816" calcext:value-type="float">
            <text:p>21.4579014816</text:p>
          </table:table-cell>
          <table:table-cell office:value-type="float" office:value="2.61536340163E-017" calcext:value-type="float">
            <text:p>2.61536340163E-17</text:p>
          </table:table-cell>
          <table:table-cell office:value-type="float" office:value="21.4579014816" calcext:value-type="float">
            <text:p>21.4579014816</text:p>
          </table:table-cell>
          <table:table-cell office:value-type="float" office:value="3.71596500439" calcext:value-type="float">
            <text:p>3.71596500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.4598077854" calcext:value-type="float">
            <text:p>21.4598077854</text:p>
          </table:table-cell>
          <table:table-cell office:value-type="float" office:value="1.07873939855E-017" calcext:value-type="float">
            <text:p>1.07873939855E-17</text:p>
          </table:table-cell>
          <table:table-cell office:value-type="float" office:value="21.4598077854" calcext:value-type="float">
            <text:p>21.4598077854</text:p>
          </table:table-cell>
          <table:table-cell office:value-type="float" office:value="3.80716126071" calcext:value-type="float">
            <text:p>3.807161260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1.461651347" calcext:value-type="float">
            <text:p>21.461651347</text:p>
          </table:table-cell>
          <table:table-cell office:value-type="float" office:value="6.94542730483E-017" calcext:value-type="float">
            <text:p>6.94542730483E-17</text:p>
          </table:table-cell>
          <table:table-cell office:value-type="float" office:value="21.461651347" calcext:value-type="float">
            <text:p>21.461651347</text:p>
          </table:table-cell>
          <table:table-cell office:value-type="float" office:value="3.90059563206" calcext:value-type="float">
            <text:p>3.900595632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1.4629607376" calcext:value-type="float">
            <text:p>21.4629607376</text:p>
          </table:table-cell>
          <table:table-cell office:value-type="float" office:value="-3.49302241132E-018" calcext:value-type="float">
            <text:p>-3.49302241132E-18</text:p>
          </table:table-cell>
          <table:table-cell office:value-type="float" office:value="21.4629607376" calcext:value-type="float">
            <text:p>21.4629607376</text:p>
          </table:table-cell>
          <table:table-cell office:value-type="float" office:value="3.9963230457" calcext:value-type="float">
            <text:p>3.99632304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1.4629955302" calcext:value-type="float">
            <text:p>21.4629955302</text:p>
          </table:table-cell>
          <table:table-cell office:value-type="float" office:value="-1.06317536561E-017" calcext:value-type="float">
            <text:p>-1.06317536561E-17</text:p>
          </table:table-cell>
          <table:table-cell office:value-type="float" office:value="21.4629955302" calcext:value-type="float">
            <text:p>21.4629955302</text:p>
          </table:table-cell>
          <table:table-cell office:value-type="float" office:value="4.09439977688" calcext:value-type="float">
            <text:p>4.094399776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1.4617341021" calcext:value-type="float">
            <text:p>21.4617341021</text:p>
          </table:table-cell>
          <table:table-cell office:value-type="float" office:value="-3.56750729135E-017" calcext:value-type="float">
            <text:p>-3.56750729135E-17</text:p>
          </table:table-cell>
          <table:table-cell office:value-type="float" office:value="21.4617341021" calcext:value-type="float">
            <text:p>21.4617341021</text:p>
          </table:table-cell>
          <table:table-cell office:value-type="float" office:value="4.19488348194" calcext:value-type="float">
            <text:p>4.194883481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.4594356207" calcext:value-type="float">
            <text:p>21.4594356207</text:p>
          </table:table-cell>
          <table:table-cell office:value-type="float" office:value="-4.07704333406E-017" calcext:value-type="float">
            <text:p>-4.07704333406E-17</text:p>
          </table:table-cell>
          <table:table-cell office:value-type="float" office:value="21.4594356207" calcext:value-type="float">
            <text:p>21.4594356207</text:p>
          </table:table-cell>
          <table:table-cell office:value-type="float" office:value="4.29783323222" calcext:value-type="float">
            <text:p>4.297833232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1.4566105034" calcext:value-type="float">
            <text:p>21.4566105034</text:p>
          </table:table-cell>
          <table:table-cell office:value-type="float" office:value="-4.11691207175E-017" calcext:value-type="float">
            <text:p>-4.11691207175E-17</text:p>
          </table:table-cell>
          <table:table-cell office:value-type="float" office:value="21.4566105034" calcext:value-type="float">
            <text:p>21.4566105034</text:p>
          </table:table-cell>
          <table:table-cell office:value-type="float" office:value="4.40330954876" calcext:value-type="float">
            <text:p>4.403309548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1.4542070315" calcext:value-type="float">
            <text:p>21.4542070315</text:p>
          </table:table-cell>
          <table:table-cell office:value-type="float" office:value="3.4985199289E-017" calcext:value-type="float">
            <text:p>3.4985199289E-17</text:p>
          </table:table-cell>
          <table:table-cell office:value-type="float" office:value="21.4542070315" calcext:value-type="float">
            <text:p>21.4542070315</text:p>
          </table:table-cell>
          <table:table-cell office:value-type="float" office:value="4.5113744379" calcext:value-type="float">
            <text:p>4.511374437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.4536789288" calcext:value-type="float">
            <text:p>21.4536789288</text:p>
          </table:table-cell>
          <table:table-cell office:value-type="float" office:value="6.06405723111E-017" calcext:value-type="float">
            <text:p>6.06405723111E-17</text:p>
          </table:table-cell>
          <table:table-cell office:value-type="float" office:value="21.4536789288" calcext:value-type="float">
            <text:p>21.4536789288</text:p>
          </table:table-cell>
          <table:table-cell office:value-type="float" office:value="4.62209142772" calcext:value-type="float">
            <text:p>4.622091427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1.4540521673" calcext:value-type="float">
            <text:p>21.4540521673</text:p>
          </table:table-cell>
          <table:table-cell office:value-type="float" office:value="3.25003416365E-017" calcext:value-type="float">
            <text:p>3.25003416365E-17</text:p>
          </table:table-cell>
          <table:table-cell office:value-type="float" office:value="21.4540521673" calcext:value-type="float">
            <text:p>21.4540521673</text:p>
          </table:table-cell>
          <table:table-cell office:value-type="float" office:value="4.7355256054" calcext:value-type="float">
            <text:p>4.73552560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.5731508833" calcext:value-type="float">
            <text:p>26.5731508833</text:p>
          </table:table-cell>
          <table:table-cell office:value-type="float" office:value="1.52468045458E-016" calcext:value-type="float">
            <text:p>1.52468045458E-16</text:p>
          </table:table-cell>
          <table:table-cell office:value-type="float" office:value="26.5731508833" calcext:value-type="float">
            <text:p>26.5731508833</text:p>
          </table:table-cell>
          <table:table-cell office:value-type="float" office:value="4.85174365547" calcext:value-type="float">
            <text:p>4.851743655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6.5657192838" calcext:value-type="float">
            <text:p>26.5657192838</text:p>
          </table:table-cell>
          <table:table-cell office:value-type="float" office:value="1.88521546853E-016" calcext:value-type="float">
            <text:p>1.88521546853E-16</text:p>
          </table:table-cell>
          <table:table-cell office:value-type="float" office:value="26.5657192838" calcext:value-type="float">
            <text:p>26.5657192838</text:p>
          </table:table-cell>
          <table:table-cell office:value-type="float" office:value="4.97081389899" calcext:value-type="float">
            <text:p>4.97081389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6.5627930277" calcext:value-type="float">
            <text:p>26.5627930277</text:p>
          </table:table-cell>
          <table:table-cell office:value-type="float" office:value="1.85386443561E-016" calcext:value-type="float">
            <text:p>1.85386443561E-16</text:p>
          </table:table-cell>
          <table:table-cell office:value-type="float" office:value="26.5627930277" calcext:value-type="float">
            <text:p>26.5627930277</text:p>
          </table:table-cell>
          <table:table-cell office:value-type="float" office:value="5.09280633376" calcext:value-type="float">
            <text:p>5.092806333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6.569224711" calcext:value-type="float">
            <text:p>26.569224711</text:p>
          </table:table-cell>
          <table:table-cell office:value-type="float" office:value="1.38453070324E-016" calcext:value-type="float">
            <text:p>1.38453070324E-16</text:p>
          </table:table-cell>
          <table:table-cell office:value-type="float" office:value="26.569224711" calcext:value-type="float">
            <text:p>26.569224711</text:p>
          </table:table-cell>
          <table:table-cell office:value-type="float" office:value="5.21779267547" calcext:value-type="float">
            <text:p>5.217792675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6.5801194869" calcext:value-type="float">
            <text:p>26.5801194869</text:p>
          </table:table-cell>
          <table:table-cell office:value-type="float" office:value="1.60053608597E-016" calcext:value-type="float">
            <text:p>1.60053608597E-16</text:p>
          </table:table-cell>
          <table:table-cell office:value-type="float" office:value="26.5801194869" calcext:value-type="float">
            <text:p>26.5801194869</text:p>
          </table:table-cell>
          <table:table-cell office:value-type="float" office:value="5.34584639978" calcext:value-type="float">
            <text:p>5.345846399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6.5872133474" calcext:value-type="float">
            <text:p>26.5872133474</text:p>
          </table:table-cell>
          <table:table-cell office:value-type="float" office:value="7.66856464423E-017" calcext:value-type="float">
            <text:p>7.66856464423E-17</text:p>
          </table:table-cell>
          <table:table-cell office:value-type="float" office:value="26.5872133474" calcext:value-type="float">
            <text:p>26.5872133474</text:p>
          </table:table-cell>
          <table:table-cell office:value-type="float" office:value="5.47704278563" calcext:value-type="float">
            <text:p>5.477042785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6.583120347" calcext:value-type="float">
            <text:p>26.583120347</text:p>
          </table:table-cell>
          <table:table-cell office:value-type="float" office:value="-3.57190101053E-018" calcext:value-type="float">
            <text:p>-3.57190101053E-18</text:p>
          </table:table-cell>
          <table:table-cell office:value-type="float" office:value="26.583120347" calcext:value-type="float">
            <text:p>26.583120347</text:p>
          </table:table-cell>
          <table:table-cell office:value-type="float" office:value="5.61145895939" calcext:value-type="float">
            <text:p>5.61145895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6.5680469884" calcext:value-type="float">
            <text:p>26.5680469884</text:p>
          </table:table-cell>
          <table:table-cell office:value-type="float" office:value="1.48006893206E-017" calcext:value-type="float">
            <text:p>1.48006893206E-17</text:p>
          </table:table-cell>
          <table:table-cell office:value-type="float" office:value="26.5680469884" calcext:value-type="float">
            <text:p>26.5680469884</text:p>
          </table:table-cell>
          <table:table-cell office:value-type="float" office:value="5.74917394028" calcext:value-type="float">
            <text:p>5.749173940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6.558460666" calcext:value-type="float">
            <text:p>26.558460666</text:p>
          </table:table-cell>
          <table:table-cell office:value-type="float" office:value="4.84089712012E-017" calcext:value-type="float">
            <text:p>4.84089712012E-17</text:p>
          </table:table-cell>
          <table:table-cell office:value-type="float" office:value="26.558460666" calcext:value-type="float">
            <text:p>26.558460666</text:p>
          </table:table-cell>
          <table:table-cell office:value-type="float" office:value="5.89026868678" calcext:value-type="float">
            <text:p>5.89026868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6.5580783895" calcext:value-type="float">
            <text:p>26.5580783895</text:p>
          </table:table-cell>
          <table:table-cell office:value-type="float" office:value="-8.78472301551E-017" calcext:value-type="float">
            <text:p>-8.78472301551E-17</text:p>
          </table:table-cell>
          <table:table-cell office:value-type="float" office:value="26.5580783895" calcext:value-type="float">
            <text:p>26.5580783895</text:p>
          </table:table-cell>
          <table:table-cell office:value-type="float" office:value="6.03482614421" calcext:value-type="float">
            <text:p>6.03482614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6.5577275193" calcext:value-type="float">
            <text:p>26.5577275193</text:p>
          </table:table-cell>
          <table:table-cell office:value-type="float" office:value="-1.3756112277E-017" calcext:value-type="float">
            <text:p>-1.3756112277E-17</text:p>
          </table:table-cell>
          <table:table-cell office:value-type="float" office:value="26.5577275193" calcext:value-type="float">
            <text:p>26.5577275193</text:p>
          </table:table-cell>
          <table:table-cell office:value-type="float" office:value="6.18293129353" calcext:value-type="float">
            <text:p>6.182931293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6.557402162" calcext:value-type="float">
            <text:p>26.557402162</text:p>
          </table:table-cell>
          <table:table-cell office:value-type="float" office:value="-8.14131204129E-017" calcext:value-type="float">
            <text:p>-8.14131204129E-17</text:p>
          </table:table-cell>
          <table:table-cell office:value-type="float" office:value="26.557402162" calcext:value-type="float">
            <text:p>26.557402162</text:p>
          </table:table-cell>
          <table:table-cell office:value-type="float" office:value="6.3346712013" calcext:value-type="float">
            <text:p>6.334671201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6.5570983504" calcext:value-type="float">
            <text:p>26.5570983504</text:p>
          </table:table-cell>
          <table:table-cell office:value-type="float" office:value="-1.33854281873E-018" calcext:value-type="float">
            <text:p>-1.33854281873E-18</text:p>
          </table:table-cell>
          <table:table-cell office:value-type="float" office:value="26.5570983504" calcext:value-type="float">
            <text:p>26.5570983504</text:p>
          </table:table-cell>
          <table:table-cell office:value-type="float" office:value="6.49013507081" calcext:value-type="float">
            <text:p>6.490135070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6.5568129884" calcext:value-type="float">
            <text:p>26.5568129884</text:p>
          </table:table-cell>
          <table:table-cell office:value-type="float" office:value="9.49115524478E-018" calcext:value-type="float">
            <text:p>9.49115524478E-18</text:p>
          </table:table-cell>
          <table:table-cell office:value-type="float" office:value="26.5568129884" calcext:value-type="float">
            <text:p>26.5568129884</text:p>
          </table:table-cell>
          <table:table-cell office:value-type="float" office:value="6.64941429458" calcext:value-type="float">
            <text:p>6.649414294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6.5565436537" calcext:value-type="float">
            <text:p>26.5565436537</text:p>
          </table:table-cell>
          <table:table-cell office:value-type="float" office:value="-3.30506464946E-017" calcext:value-type="float">
            <text:p>-3.30506464946E-17</text:p>
          </table:table-cell>
          <table:table-cell office:value-type="float" office:value="26.5565436537" calcext:value-type="float">
            <text:p>26.5565436537</text:p>
          </table:table-cell>
          <table:table-cell office:value-type="float" office:value="6.81260250805" calcext:value-type="float">
            <text:p>6.812602508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6.5562883909" calcext:value-type="float">
            <text:p>26.5562883909</text:p>
          </table:table-cell>
          <table:table-cell office:value-type="float" office:value="-5.49379117394E-018" calcext:value-type="float">
            <text:p>-5.49379117394E-18</text:p>
          </table:table-cell>
          <table:table-cell office:value-type="float" office:value="26.5562883909" calcext:value-type="float">
            <text:p>26.5562883909</text:p>
          </table:table-cell>
          <table:table-cell office:value-type="float" office:value="6.97979564463" calcext:value-type="float">
            <text:p>6.97979564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6.5560455921" calcext:value-type="float">
            <text:p>26.5560455921</text:p>
          </table:table-cell>
          <table:table-cell office:value-type="float" office:value="-2.12164542994E-017" calcext:value-type="float">
            <text:p>-2.12164542994E-17</text:p>
          </table:table-cell>
          <table:table-cell office:value-type="float" office:value="26.5560455921" calcext:value-type="float">
            <text:p>26.5560455921</text:p>
          </table:table-cell>
          <table:table-cell office:value-type="float" office:value="7.15109199212" calcext:value-type="float">
            <text:p>7.151091992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6.5558139215" calcext:value-type="float">
            <text:p>26.5558139215</text:p>
          </table:table-cell>
          <table:table-cell office:value-type="float" office:value="1.09985587255E-016" calcext:value-type="float">
            <text:p>1.09985587255E-16</text:p>
          </table:table-cell>
          <table:table-cell office:value-type="float" office:value="26.5558139215" calcext:value-type="float">
            <text:p>26.5558139215</text:p>
          </table:table-cell>
          <table:table-cell office:value-type="float" office:value="7.32659225046" calcext:value-type="float">
            <text:p>7.326592250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6.5555922462" calcext:value-type="float">
            <text:p>26.5555922462</text:p>
          </table:table-cell>
          <table:table-cell office:value-type="float" office:value="4.47194415487E-018" calcext:value-type="float">
            <text:p>4.47194415487E-18</text:p>
          </table:table-cell>
          <table:table-cell office:value-type="float" office:value="26.5555922462" calcext:value-type="float">
            <text:p>26.5555922462</text:p>
          </table:table-cell>
          <table:table-cell office:value-type="float" office:value="7.50639959095" calcext:value-type="float">
            <text:p>7.5063995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6.5553796206" calcext:value-type="float">
            <text:p>26.5553796206</text:p>
          </table:table-cell>
          <table:table-cell office:value-type="float" office:value="8.32354955463E-017" calcext:value-type="float">
            <text:p>8.32354955463E-17</text:p>
          </table:table-cell>
          <table:table-cell office:value-type="float" office:value="26.5553796206" calcext:value-type="float">
            <text:p>26.5553796206</text:p>
          </table:table-cell>
          <table:table-cell office:value-type="float" office:value="7.6906197169" calcext:value-type="float">
            <text:p>7.69061971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.5551752215" calcext:value-type="float">
            <text:p>26.5551752215</text:p>
          </table:table-cell>
          <table:table-cell office:value-type="float" office:value="9.04761401952E-017" calcext:value-type="float">
            <text:p>9.04761401952E-17</text:p>
          </table:table-cell>
          <table:table-cell office:value-type="float" office:value="26.5551752215" calcext:value-type="float">
            <text:p>26.5551752215</text:p>
          </table:table-cell>
          <table:table-cell office:value-type="float" office:value="7.87936092574" calcext:value-type="float">
            <text:p>7.879360925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6.5549783474" calcext:value-type="float">
            <text:p>26.5549783474</text:p>
          </table:table-cell>
          <table:table-cell office:value-type="float" office:value="-2.1656680275E-017" calcext:value-type="float">
            <text:p>-2.1656680275E-17</text:p>
          </table:table-cell>
          <table:table-cell office:value-type="float" office:value="26.5549783474" calcext:value-type="float">
            <text:p>26.5549783474</text:p>
          </table:table-cell>
          <table:table-cell office:value-type="float" office:value="8.07273417272" calcext:value-type="float">
            <text:p>8.072734172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.5547883704" calcext:value-type="float">
            <text:p>26.5547883704</text:p>
          </table:table-cell>
          <table:table-cell office:value-type="float" office:value="1.19418848498E-016" calcext:value-type="float">
            <text:p>1.19418848498E-16</text:p>
          </table:table-cell>
          <table:table-cell office:value-type="float" office:value="26.5547883704" calcext:value-type="float">
            <text:p>26.5547883704</text:p>
          </table:table-cell>
          <table:table-cell office:value-type="float" office:value="8.27085313615" calcext:value-type="float">
            <text:p>8.270853136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6.554604754" calcext:value-type="float">
            <text:p>26.554604754</text:p>
          </table:table-cell>
          <table:table-cell office:value-type="float" office:value="-2.70745920346E-017" calcext:value-type="float">
            <text:p>-2.70745920346E-17</text:p>
          </table:table-cell>
          <table:table-cell office:value-type="float" office:value="26.554604754" calcext:value-type="float">
            <text:p>26.554604754</text:p>
          </table:table-cell>
          <table:table-cell office:value-type="float" office:value="8.47383428416" calcext:value-type="float">
            <text:p>8.473834284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.554427025" calcext:value-type="float">
            <text:p>26.554427025</text:p>
          </table:table-cell>
          <table:table-cell office:value-type="float" office:value="-8.74570388171E-017" calcext:value-type="float">
            <text:p>-8.74570388171E-17</text:p>
          </table:table-cell>
          <table:table-cell office:value-type="float" office:value="26.554427025" calcext:value-type="float">
            <text:p>26.554427025</text:p>
          </table:table-cell>
          <table:table-cell office:value-type="float" office:value="8.68179694324" calcext:value-type="float">
            <text:p>8.681796943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6.5542547548" calcext:value-type="float">
            <text:p>26.5542547548</text:p>
          </table:table-cell>
          <table:table-cell office:value-type="float" office:value="7.16588576621E-017" calcext:value-type="float">
            <text:p>7.16588576621E-17</text:p>
          </table:table-cell>
          <table:table-cell office:value-type="float" office:value="26.5542547548" calcext:value-type="float">
            <text:p>26.5542547548</text:p>
          </table:table-cell>
          <table:table-cell office:value-type="float" office:value="8.89486336835" calcext:value-type="float">
            <text:p>8.894863368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8.6826723951" calcext:value-type="float">
            <text:p>48.6826723951</text:p>
          </table:table-cell>
          <table:table-cell office:value-type="float" office:value="4.6953930654E-016" calcext:value-type="float">
            <text:p>4.6953930654E-16</text:p>
          </table:table-cell>
          <table:table-cell office:value-type="float" office:value="48.6826723951" calcext:value-type="float">
            <text:p>48.6826723951</text:p>
          </table:table-cell>
          <table:table-cell office:value-type="float" office:value="9.11315881481" calcext:value-type="float">
            <text:p>9.113158814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8.6825498699" calcext:value-type="float">
            <text:p>48.6825498699</text:p>
          </table:table-cell>
          <table:table-cell office:value-type="float" office:value="5.25439248713E-016" calcext:value-type="float">
            <text:p>5.25439248713E-16</text:p>
          </table:table-cell>
          <table:table-cell office:value-type="float" office:value="48.6825498699" calcext:value-type="float">
            <text:p>48.6825498699</text:p>
          </table:table-cell>
          <table:table-cell office:value-type="float" office:value="9.3368116119" calcext:value-type="float">
            <text:p>9.33681161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8.6824299454" calcext:value-type="float">
            <text:p>48.6824299454</text:p>
          </table:table-cell>
          <table:table-cell office:value-type="float" office:value="5.31297784507E-016" calcext:value-type="float">
            <text:p>5.31297784507E-16</text:p>
          </table:table-cell>
          <table:table-cell office:value-type="float" office:value="48.6824299454" calcext:value-type="float">
            <text:p>48.6824299454</text:p>
          </table:table-cell>
          <table:table-cell office:value-type="float" office:value="9.56595323835" calcext:value-type="float">
            <text:p>9.565953238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8.6823119953" calcext:value-type="float">
            <text:p>48.6823119953</text:p>
          </table:table-cell>
          <table:table-cell office:value-type="float" office:value="5.04568361736E-016" calcext:value-type="float">
            <text:p>5.04568361736E-16</text:p>
          </table:table-cell>
          <table:table-cell office:value-type="float" office:value="48.6823119953" calcext:value-type="float">
            <text:p>48.6823119953</text:p>
          </table:table-cell>
          <table:table-cell office:value-type="float" office:value="9.8007183996" calcext:value-type="float">
            <text:p>9.80071839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.6821958783" calcext:value-type="float">
            <text:p>48.6821958783</text:p>
          </table:table-cell>
          <table:table-cell office:value-type="float" office:value="6.66045173911E-016" calcext:value-type="float">
            <text:p>6.66045173911E-16</text:p>
          </table:table-cell>
          <table:table-cell office:value-type="float" office:value="48.6821958783" calcext:value-type="float">
            <text:p>48.6821958783</text:p>
          </table:table-cell>
          <table:table-cell office:value-type="float" office:value="10.041245107" calcext:value-type="float">
            <text:p>10.04124510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8.6820814206" calcext:value-type="float">
            <text:p>48.6820814206</text:p>
          </table:table-cell>
          <table:table-cell office:value-type="float" office:value="6.73460542423E-016" calcext:value-type="float">
            <text:p>6.73460542423E-16</text:p>
          </table:table-cell>
          <table:table-cell office:value-type="float" office:value="48.6820814206" calcext:value-type="float">
            <text:p>48.6820814206</text:p>
          </table:table-cell>
          <table:table-cell office:value-type="float" office:value="10.2876747589" calcext:value-type="float">
            <text:p>10.287674758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8.681968614" calcext:value-type="float">
            <text:p>48.681968614</text:p>
          </table:table-cell>
          <table:table-cell office:value-type="float" office:value="4.36330774842E-016" calcext:value-type="float">
            <text:p>4.36330774842E-16</text:p>
          </table:table-cell>
          <table:table-cell office:value-type="float" office:value="48.681968614" calcext:value-type="float">
            <text:p>48.681968614</text:p>
          </table:table-cell>
          <table:table-cell office:value-type="float" office:value="10.5401522239" calcext:value-type="float">
            <text:p>10.540152223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8.6818575358" calcext:value-type="float">
            <text:p>48.6818575358</text:p>
          </table:table-cell>
          <table:table-cell office:value-type="float" office:value="5.86060364783E-016" calcext:value-type="float">
            <text:p>5.86060364783E-16</text:p>
          </table:table-cell>
          <table:table-cell office:value-type="float" office:value="48.6818575358" calcext:value-type="float">
            <text:p>48.6818575358</text:p>
          </table:table-cell>
          <table:table-cell office:value-type="float" office:value="10.7988259258" calcext:value-type="float">
            <text:p>10.798825925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8.6817479986" calcext:value-type="float">
            <text:p>48.6817479986</text:p>
          </table:table-cell>
          <table:table-cell office:value-type="float" office:value="4.72456784187E-016" calcext:value-type="float">
            <text:p>4.72456784187E-16</text:p>
          </table:table-cell>
          <table:table-cell office:value-type="float" office:value="48.6817479986" calcext:value-type="float">
            <text:p>48.6817479986</text:p>
          </table:table-cell>
          <table:table-cell office:value-type="float" office:value="11.063847931" calcext:value-type="float">
            <text:p>11.06384793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.6816399236" calcext:value-type="float">
            <text:p>48.6816399236</text:p>
          </table:table-cell>
          <table:table-cell office:value-type="float" office:value="5.73845924491E-016" calcext:value-type="float">
            <text:p>5.73845924491E-16</text:p>
          </table:table-cell>
          <table:table-cell office:value-type="float" office:value="48.6816399236" calcext:value-type="float">
            <text:p>48.6816399236</text:p>
          </table:table-cell>
          <table:table-cell office:value-type="float" office:value="11.3353740381" calcext:value-type="float">
            <text:p>11.335374038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8.6815332081" calcext:value-type="float">
            <text:p>48.6815332081</text:p>
          </table:table-cell>
          <table:table-cell office:value-type="float" office:value="5.47914703395E-016" calcext:value-type="float">
            <text:p>5.47914703395E-16</text:p>
          </table:table-cell>
          <table:table-cell office:value-type="float" office:value="48.6815332081" calcext:value-type="float">
            <text:p>48.6815332081</text:p>
          </table:table-cell>
          <table:table-cell office:value-type="float" office:value="11.6135638691" calcext:value-type="float">
            <text:p>11.613563869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8.6814278023" calcext:value-type="float">
            <text:p>48.6814278023</text:p>
          </table:table-cell>
          <table:table-cell office:value-type="float" office:value="5.74171723335E-016" calcext:value-type="float">
            <text:p>5.74171723335E-16</text:p>
          </table:table-cell>
          <table:table-cell office:value-type="float" office:value="48.6814278023" calcext:value-type="float">
            <text:p>48.6814278023</text:p>
          </table:table-cell>
          <table:table-cell office:value-type="float" office:value="11.8985809632" calcext:value-type="float">
            <text:p>11.898580963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8.6813236747" calcext:value-type="float">
            <text:p>48.6813236747</text:p>
          </table:table-cell>
          <table:table-cell office:value-type="float" office:value="4.97134606829E-016" calcext:value-type="float">
            <text:p>4.97134606829E-16</text:p>
          </table:table-cell>
          <table:table-cell office:value-type="float" office:value="48.6813236747" calcext:value-type="float">
            <text:p>48.6813236747</text:p>
          </table:table-cell>
          <table:table-cell office:value-type="float" office:value="12.1905928734" calcext:value-type="float">
            <text:p>12.190592873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8.6812207674" calcext:value-type="float">
            <text:p>48.6812207674</text:p>
          </table:table-cell>
          <table:table-cell office:value-type="float" office:value="5.22738503269E-016" calcext:value-type="float">
            <text:p>5.22738503269E-16</text:p>
          </table:table-cell>
          <table:table-cell office:value-type="float" office:value="48.6812207674" calcext:value-type="float">
            <text:p>48.6812207674</text:p>
          </table:table-cell>
          <table:table-cell office:value-type="float" office:value="12.4897712648" calcext:value-type="float">
            <text:p>12.48977126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.6816445678" calcext:value-type="float">
            <text:p>48.6816445678</text:p>
          </table:table-cell>
          <table:table-cell office:value-type="float" office:value="4.96677717554E-016" calcext:value-type="float">
            <text:p>4.96677717554E-16</text:p>
          </table:table-cell>
          <table:table-cell office:value-type="float" office:value="48.6816445678" calcext:value-type="float">
            <text:p>48.6816445678</text:p>
          </table:table-cell>
          <table:table-cell office:value-type="float" office:value="12.7962920152" calcext:value-type="float">
            <text:p>12.796292015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8.6838268544" calcext:value-type="float">
            <text:p>48.6838268544</text:p>
          </table:table-cell>
          <table:table-cell office:value-type="float" office:value="5.30292152197E-016" calcext:value-type="float">
            <text:p>5.30292152197E-16</text:p>
          </table:table-cell>
          <table:table-cell office:value-type="float" office:value="48.6838268544" calcext:value-type="float">
            <text:p>48.6838268544</text:p>
          </table:table-cell>
          <table:table-cell office:value-type="float" office:value="13.1103353189" calcext:value-type="float">
            <text:p>13.110335318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8.6863436588" calcext:value-type="float">
            <text:p>48.6863436588</text:p>
          </table:table-cell>
          <table:table-cell office:value-type="float" office:value="5.77278096591E-016" calcext:value-type="float">
            <text:p>5.77278096591E-16</text:p>
          </table:table-cell>
          <table:table-cell office:value-type="float" office:value="48.6863436588" calcext:value-type="float">
            <text:p>48.6863436588</text:p>
          </table:table-cell>
          <table:table-cell office:value-type="float" office:value="13.4320857925" calcext:value-type="float">
            <text:p>13.432085792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8.688192878" calcext:value-type="float">
            <text:p>48.688192878</text:p>
          </table:table-cell>
          <table:table-cell office:value-type="float" office:value="4.88136791364E-016" calcext:value-type="float">
            <text:p>4.88136791364E-16</text:p>
          </table:table-cell>
          <table:table-cell office:value-type="float" office:value="48.688192878" calcext:value-type="float">
            <text:p>48.688192878</text:p>
          </table:table-cell>
          <table:table-cell office:value-type="float" office:value="13.7617325834" calcext:value-type="float">
            <text:p>13.761732583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8.6889294843" calcext:value-type="float">
            <text:p>48.6889294843</text:p>
          </table:table-cell>
          <table:table-cell office:value-type="float" office:value="4.08905418867E-016" calcext:value-type="float">
            <text:p>4.08905418867E-16</text:p>
          </table:table-cell>
          <table:table-cell office:value-type="float" office:value="48.6889294843" calcext:value-type="float">
            <text:p>48.6889294843</text:p>
          </table:table-cell>
          <table:table-cell office:value-type="float" office:value="14.099469481" calcext:value-type="float">
            <text:p>14.09946948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8.688511452" calcext:value-type="float">
            <text:p>48.688511452</text:p>
          </table:table-cell>
          <table:table-cell office:value-type="float" office:value="5.30089119347E-016" calcext:value-type="float">
            <text:p>5.30089119347E-16</text:p>
          </table:table-cell>
          <table:table-cell office:value-type="float" office:value="48.688511452" calcext:value-type="float">
            <text:p>48.688511452</text:p>
          </table:table-cell>
          <table:table-cell office:value-type="float" office:value="14.4454950305" calcext:value-type="float">
            <text:p>14.445495030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8.6871648885" calcext:value-type="float">
            <text:p>48.6871648885</text:p>
          </table:table-cell>
          <table:table-cell office:value-type="float" office:value="5.04982252021E-016" calcext:value-type="float">
            <text:p>5.04982252021E-16</text:p>
          </table:table-cell>
          <table:table-cell office:value-type="float" office:value="48.6871648885" calcext:value-type="float">
            <text:p>48.6871648885</text:p>
          </table:table-cell>
          <table:table-cell office:value-type="float" office:value="14.80001265" calcext:value-type="float">
            <text:p>14.8000126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8.6852679287" calcext:value-type="float">
            <text:p>48.6852679287</text:p>
          </table:table-cell>
          <table:table-cell office:value-type="float" office:value="2.84847954417E-016" calcext:value-type="float">
            <text:p>2.84847954417E-16</text:p>
          </table:table-cell>
          <table:table-cell office:value-type="float" office:value="48.6852679287" calcext:value-type="float">
            <text:p>48.6852679287</text:p>
          </table:table-cell>
          <table:table-cell office:value-type="float" office:value="15.1632307496" calcext:value-type="float">
            <text:p>15.163230749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8.6999434506" calcext:value-type="float">
            <text:p>48.6999434506</text:p>
          </table:table-cell>
          <table:table-cell office:value-type="float" office:value="2.65492086047E-016" calcext:value-type="float">
            <text:p>2.65492086047E-16</text:p>
          </table:table-cell>
          <table:table-cell office:value-type="float" office:value="48.6999434506" calcext:value-type="float">
            <text:p>48.6999434506</text:p>
          </table:table-cell>
          <table:table-cell office:value-type="float" office:value="15.5353628543" calcext:value-type="float">
            <text:p>15.53536285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8.6842020929" calcext:value-type="float">
            <text:p>48.6842020929</text:p>
          </table:table-cell>
          <table:table-cell office:value-type="float" office:value="3.00367197124E-016" calcext:value-type="float">
            <text:p>3.00367197124E-16</text:p>
          </table:table-cell>
          <table:table-cell office:value-type="float" office:value="48.6842020929" calcext:value-type="float">
            <text:p>48.6842020929</text:p>
          </table:table-cell>
          <table:table-cell office:value-type="float" office:value="15.9166277293" calcext:value-type="float">
            <text:p>15.9166277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7116340184" calcext:value-type="float">
            <text:p>53.7116340184</text:p>
          </table:table-cell>
          <table:table-cell office:value-type="float" office:value="6.4099155759E-016" calcext:value-type="float">
            <text:p>6.4099155759E-16</text:p>
          </table:table-cell>
          <table:table-cell office:value-type="float" office:value="53.7116340184" calcext:value-type="float">
            <text:p>53.7116340184</text:p>
          </table:table-cell>
          <table:table-cell office:value-type="float" office:value="16.3072495086" calcext:value-type="float">
            <text:p>16.307249508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53.7166872043" calcext:value-type="float">
            <text:p>53.7166872043</text:p>
          </table:table-cell>
          <table:table-cell office:value-type="float" office:value="4.06334006554E-016" calcext:value-type="float">
            <text:p>4.06334006554E-16</text:p>
          </table:table-cell>
          <table:table-cell office:value-type="float" office:value="53.7166872043" calcext:value-type="float">
            <text:p>53.7166872043</text:p>
          </table:table-cell>
          <table:table-cell office:value-type="float" office:value="16.7074578271" calcext:value-type="float">
            <text:p>16.707457827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53.701722664" calcext:value-type="float">
            <text:p>53.701722664</text:p>
          </table:table-cell>
          <table:table-cell office:value-type="float" office:value="7.2374829697E-016" calcext:value-type="float">
            <text:p>7.2374829697E-16</text:p>
          </table:table-cell>
          <table:table-cell office:value-type="float" office:value="53.701722664" calcext:value-type="float">
            <text:p>53.701722664</text:p>
          </table:table-cell>
          <table:table-cell office:value-type="float" office:value="17.1174879552" calcext:value-type="float">
            <text:p>17.117487955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53.6940494982" calcext:value-type="float">
            <text:p>53.6940494982</text:p>
          </table:table-cell>
          <table:table-cell office:value-type="float" office:value="5.64147997304E-016" calcext:value-type="float">
            <text:p>5.64147997304E-16</text:p>
          </table:table-cell>
          <table:table-cell office:value-type="float" office:value="53.6940494982" calcext:value-type="float">
            <text:p>53.6940494982</text:p>
          </table:table-cell>
          <table:table-cell office:value-type="float" office:value="17.537580937" calcext:value-type="float">
            <text:p>17.53758093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53.6932925135" calcext:value-type="float">
            <text:p>53.6932925135</text:p>
          </table:table-cell>
          <table:table-cell office:value-type="float" office:value="5.14533568977E-016" calcext:value-type="float">
            <text:p>5.14533568977E-16</text:p>
          </table:table-cell>
          <table:table-cell office:value-type="float" office:value="53.6932925135" calcext:value-type="float">
            <text:p>53.6932925135</text:p>
          </table:table-cell>
          <table:table-cell office:value-type="float" office:value="17.9679837326" calcext:value-type="float">
            <text:p>17.967983732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53.7014006918" calcext:value-type="float">
            <text:p>53.7014006918</text:p>
          </table:table-cell>
          <table:table-cell office:value-type="float" office:value="6.12962104001E-016" calcext:value-type="float">
            <text:p>6.12962104001E-16</text:p>
          </table:table-cell>
          <table:table-cell office:value-type="float" office:value="53.7014006918" calcext:value-type="float">
            <text:p>53.7014006918</text:p>
          </table:table-cell>
          <table:table-cell office:value-type="float" office:value="18.4089493628" calcext:value-type="float">
            <text:p>18.408949362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53.7007840175" calcext:value-type="float">
            <text:p>53.7007840175</text:p>
          </table:table-cell>
          <table:table-cell office:value-type="float" office:value="6.91995075343E-016" calcext:value-type="float">
            <text:p>6.91995075343E-16</text:p>
          </table:table-cell>
          <table:table-cell office:value-type="float" office:value="53.7007840175" calcext:value-type="float">
            <text:p>53.7007840175</text:p>
          </table:table-cell>
          <table:table-cell office:value-type="float" office:value="18.860737058" calcext:value-type="float">
            <text:p>18.86073705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53.6888922223" calcext:value-type="float">
            <text:p>53.6888922223</text:p>
          </table:table-cell>
          <table:table-cell office:value-type="float" office:value="2.33566990053E-016" calcext:value-type="float">
            <text:p>2.33566990053E-16</text:p>
          </table:table-cell>
          <table:table-cell office:value-type="float" office:value="53.6888922223" calcext:value-type="float">
            <text:p>53.6888922223</text:p>
          </table:table-cell>
          <table:table-cell office:value-type="float" office:value="19.3236124104" calcext:value-type="float">
            <text:p>19.32361241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53.727460588" calcext:value-type="float">
            <text:p>53.727460588</text:p>
          </table:table-cell>
          <table:table-cell office:value-type="float" office:value="3.44491254976E-016" calcext:value-type="float">
            <text:p>3.44491254976E-16</text:p>
          </table:table-cell>
          <table:table-cell office:value-type="float" office:value="53.727460588" calcext:value-type="float">
            <text:p>53.727460588</text:p>
          </table:table-cell>
          <table:table-cell office:value-type="float" office:value="19.7978475306" calcext:value-type="float">
            <text:p>19.797847530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53.839187269" calcext:value-type="float">
            <text:p>53.839187269</text:p>
          </table:table-cell>
          <table:table-cell office:value-type="float" office:value="1.38763152366E-016" calcext:value-type="float">
            <text:p>1.38763152366E-16</text:p>
          </table:table-cell>
          <table:table-cell office:value-type="float" office:value="53.839187269" calcext:value-type="float">
            <text:p>53.839187269</text:p>
          </table:table-cell>
          <table:table-cell office:value-type="float" office:value="20.2837212069" calcext:value-type="float">
            <text:p>20.28372120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3.6034999585" calcext:value-type="float">
            <text:p>53.6034999585</text:p>
          </table:table-cell>
          <table:table-cell office:value-type="float" office:value="4.16359820461E-017" calcext:value-type="float">
            <text:p>4.16359820461E-17</text:p>
          </table:table-cell>
          <table:table-cell office:value-type="float" office:value="53.6034999585" calcext:value-type="float">
            <text:p>53.6034999585</text:p>
          </table:table-cell>
          <table:table-cell office:value-type="float" office:value="20.7815190699" calcext:value-type="float">
            <text:p>20.781519069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53.563487533" calcext:value-type="float">
            <text:p>53.563487533</text:p>
          </table:table-cell>
          <table:table-cell office:value-type="float" office:value="1.87234869404E-016" calcext:value-type="float">
            <text:p>1.87234869404E-16</text:p>
          </table:table-cell>
          <table:table-cell office:value-type="float" office:value="53.563487533" calcext:value-type="float">
            <text:p>53.563487533</text:p>
          </table:table-cell>
          <table:table-cell office:value-type="float" office:value="21.2915337599" calcext:value-type="float">
            <text:p>21.291533759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53.5224399489" calcext:value-type="float">
            <text:p>53.5224399489</text:p>
          </table:table-cell>
          <table:table-cell office:value-type="float" office:value="2.02080570921E-017" calcext:value-type="float">
            <text:p>2.02080570921E-17</text:p>
          </table:table-cell>
          <table:table-cell office:value-type="float" office:value="53.5224399489" calcext:value-type="float">
            <text:p>53.5224399489</text:p>
          </table:table-cell>
          <table:table-cell office:value-type="float" office:value="21.8140650991" calcext:value-type="float">
            <text:p>21.814065099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53.4933921112" calcext:value-type="float">
            <text:p>53.4933921112</text:p>
          </table:table-cell>
          <table:table-cell office:value-type="float" office:value="-1.24685850711E-016" calcext:value-type="float">
            <text:p>-1.24685850711E-16</text:p>
          </table:table-cell>
          <table:table-cell office:value-type="float" office:value="53.4933921112" calcext:value-type="float">
            <text:p>53.4933921112</text:p>
          </table:table-cell>
          <table:table-cell office:value-type="float" office:value="22.3494202679" calcext:value-type="float">
            <text:p>22.349420267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3.4755090006" calcext:value-type="float">
            <text:p>53.4755090006</text:p>
          </table:table-cell>
          <table:table-cell office:value-type="float" office:value="9.86287608267E-017" calcext:value-type="float">
            <text:p>9.86287608267E-17</text:p>
          </table:table-cell>
          <table:table-cell office:value-type="float" office:value="53.4755090006" calcext:value-type="float">
            <text:p>53.4755090006</text:p>
          </table:table-cell>
          <table:table-cell office:value-type="float" office:value="22.8979139854" calcext:value-type="float">
            <text:p>22.897913985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53.459851546" calcext:value-type="float">
            <text:p>53.459851546</text:p>
          </table:table-cell>
          <table:table-cell office:value-type="float" office:value="3.26900568235E-017" calcext:value-type="float">
            <text:p>3.26900568235E-17</text:p>
          </table:table-cell>
          <table:table-cell office:value-type="float" office:value="53.459851546" calcext:value-type="float">
            <text:p>53.459851546</text:p>
          </table:table-cell>
          <table:table-cell office:value-type="float" office:value="23.4598686944" calcext:value-type="float">
            <text:p>23.459868694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53.4458562418" calcext:value-type="float">
            <text:p>53.4458562418</text:p>
          </table:table-cell>
          <table:table-cell office:value-type="float" office:value="3.23290930504E-017" calcext:value-type="float">
            <text:p>3.23290930504E-17</text:p>
          </table:table-cell>
          <table:table-cell office:value-type="float" office:value="53.4458562418" calcext:value-type="float">
            <text:p>53.4458562418</text:p>
          </table:table-cell>
          <table:table-cell office:value-type="float" office:value="24.0356147513" calcext:value-type="float">
            <text:p>24.035614751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3.4331573524" calcext:value-type="float">
            <text:p>53.4331573524</text:p>
          </table:table-cell>
          <table:table-cell office:value-type="float" office:value="-7.06641288704E-017" calcext:value-type="float">
            <text:p>-7.06641288704E-17</text:p>
          </table:table-cell>
          <table:table-cell office:value-type="float" office:value="53.4331573524" calcext:value-type="float">
            <text:p>53.4331573524</text:p>
          </table:table-cell>
          <table:table-cell office:value-type="float" office:value="24.6254906196" calcext:value-type="float">
            <text:p>24.625490619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53.4215021838" calcext:value-type="float">
            <text:p>53.4215021838</text:p>
          </table:table-cell>
          <table:table-cell office:value-type="float" office:value="-8.86207826998E-017" calcext:value-type="float">
            <text:p>-8.86207826998E-17</text:p>
          </table:table-cell>
          <table:table-cell office:value-type="float" office:value="53.4215021838" calcext:value-type="float">
            <text:p>53.4215021838</text:p>
          </table:table-cell>
          <table:table-cell office:value-type="float" office:value="25.2298430696" calcext:value-type="float">
            <text:p>25.229843069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53.4107080527" calcext:value-type="float">
            <text:p>53.4107080527</text:p>
          </table:table-cell>
          <table:table-cell office:value-type="float" office:value="-4.20082040325E-017" calcext:value-type="float">
            <text:p>-4.20082040325E-17</text:p>
          </table:table-cell>
          <table:table-cell office:value-type="float" office:value="53.4107080527" calcext:value-type="float">
            <text:p>53.4107080527</text:p>
          </table:table-cell>
          <table:table-cell office:value-type="float" office:value="25.8490273818" calcext:value-type="float">
            <text:p>25.849027381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3.4006382666" calcext:value-type="float">
            <text:p>53.4006382666</text:p>
          </table:table-cell>
          <table:table-cell office:value-type="float" office:value="9.12259406693E-018" calcext:value-type="float">
            <text:p>9.12259406693E-18</text:p>
          </table:table-cell>
          <table:table-cell office:value-type="float" office:value="53.4006382666" calcext:value-type="float">
            <text:p>53.4006382666</text:p>
          </table:table-cell>
          <table:table-cell office:value-type="float" office:value="26.4834075559" calcext:value-type="float">
            <text:p>26.483407555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53.3911875642" calcext:value-type="float">
            <text:p>53.3911875642</text:p>
          </table:table-cell>
          <table:table-cell office:value-type="float" office:value="-6.72983798533E-017" calcext:value-type="float">
            <text:p>-6.72983798533E-17</text:p>
          </table:table-cell>
          <table:table-cell office:value-type="float" office:value="53.3911875642" calcext:value-type="float">
            <text:p>53.3911875642</text:p>
          </table:table-cell>
          <table:table-cell office:value-type="float" office:value="27.133356525" calcext:value-type="float">
            <text:p>27.13335652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3.3822728234" calcext:value-type="float">
            <text:p>53.3822728234</text:p>
          </table:table-cell>
          <table:table-cell office:value-type="float" office:value="1.94951685553E-016" calcext:value-type="float">
            <text:p>1.94951685553E-16</text:p>
          </table:table-cell>
          <table:table-cell office:value-type="float" office:value="53.3822728234" calcext:value-type="float">
            <text:p>53.3822728234</text:p>
          </table:table-cell>
          <table:table-cell office:value-type="float" office:value="27.7992563743" calcext:value-type="float">
            <text:p>27.799256374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53.3738272552" calcext:value-type="float">
            <text:p>53.3738272552</text:p>
          </table:table-cell>
          <table:table-cell office:value-type="float" office:value="-1.99506405307E-016" calcext:value-type="float">
            <text:p>-1.99506405307E-16</text:p>
          </table:table-cell>
          <table:table-cell office:value-type="float" office:value="53.3738272552" calcext:value-type="float">
            <text:p>53.3738272552</text:p>
          </table:table-cell>
          <table:table-cell office:value-type="float" office:value="28.4814985662" calcext:value-type="float">
            <text:p>28.481498566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53.3657963265" calcext:value-type="float">
            <text:p>53.3657963265</text:p>
          </table:table-cell>
          <table:table-cell office:value-type="float" office:value="2.41778197549E-017" calcext:value-type="float">
            <text:p>2.41778197549E-17</text:p>
          </table:table-cell>
          <table:table-cell office:value-type="float" office:value="53.3657963265" calcext:value-type="float">
            <text:p>53.3657963265</text:p>
          </table:table-cell>
          <table:table-cell office:value-type="float" office:value="29.1804841703" calcext:value-type="float">
            <text:p>29.180484170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3.358134849" calcext:value-type="float">
            <text:p>53.358134849</text:p>
          </table:table-cell>
          <table:table-cell office:value-type="float" office:value="1.89441613489E-016" calcext:value-type="float">
            <text:p>1.89441613489E-16</text:p>
          </table:table-cell>
          <table:table-cell office:value-type="float" office:value="53.358134849" calcext:value-type="float">
            <text:p>53.358134849</text:p>
          </table:table-cell>
          <table:table-cell office:value-type="float" office:value="29.8966240992" calcext:value-type="float">
            <text:p>29.896624099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97.8174330548" calcext:value-type="float">
            <text:p>97.8174330548</text:p>
          </table:table-cell>
          <table:table-cell office:value-type="float" office:value="1.48843472331E-015" calcext:value-type="float">
            <text:p>1.48843472331E-15</text:p>
          </table:table-cell>
          <table:table-cell office:value-type="float" office:value="97.8174330548" calcext:value-type="float">
            <text:p>97.8174330548</text:p>
          </table:table-cell>
          <table:table-cell office:value-type="float" office:value="30.6303393498" calcext:value-type="float">
            <text:p>30.630339349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97.8118854999" calcext:value-type="float">
            <text:p>97.8118854999</text:p>
          </table:table-cell>
          <table:table-cell office:value-type="float" office:value="1.31267245452E-015" calcext:value-type="float">
            <text:p>1.31267245452E-15</text:p>
          </table:table-cell>
          <table:table-cell office:value-type="float" office:value="97.8118854999" calcext:value-type="float">
            <text:p>97.8118854999</text:p>
          </table:table-cell>
          <table:table-cell office:value-type="float" office:value="31.3820612511" calcext:value-type="float">
            <text:p>31.382061251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97.8064674749" calcext:value-type="float">
            <text:p>97.8064674749</text:p>
          </table:table-cell>
          <table:table-cell office:value-type="float" office:value="7.04182731105E-016" calcext:value-type="float">
            <text:p>7.04182731105E-16</text:p>
          </table:table-cell>
          <table:table-cell office:value-type="float" office:value="97.8064674749" calcext:value-type="float">
            <text:p>97.8064674749</text:p>
          </table:table-cell>
          <table:table-cell office:value-type="float" office:value="32.1522317178" calcext:value-type="float">
            <text:p>32.152231717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97.8011595606" calcext:value-type="float">
            <text:p>97.8011595606</text:p>
          </table:table-cell>
          <table:table-cell office:value-type="float" office:value="1.12181249873E-015" calcext:value-type="float">
            <text:p>1.12181249873E-15</text:p>
          </table:table-cell>
          <table:table-cell office:value-type="float" office:value="97.8011595606" calcext:value-type="float">
            <text:p>97.8011595606</text:p>
          </table:table-cell>
          <table:table-cell office:value-type="float" office:value="32.9413035098" calcext:value-type="float">
            <text:p>32.941303509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7.7959535679" calcext:value-type="float">
            <text:p>97.7959535679</text:p>
          </table:table-cell>
          <table:table-cell office:value-type="float" office:value="5.34304930354E-016" calcext:value-type="float">
            <text:p>5.34304930354E-16</text:p>
          </table:table-cell>
          <table:table-cell office:value-type="float" office:value="97.7959535679" calcext:value-type="float">
            <text:p>97.7959535679</text:p>
          </table:table-cell>
          <table:table-cell office:value-type="float" office:value="33.7497404985" calcext:value-type="float">
            <text:p>33.749740498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97.790838152" calcext:value-type="float">
            <text:p>97.790838152</text:p>
          </table:table-cell>
          <table:table-cell office:value-type="float" office:value="7.76331050178E-016" calcext:value-type="float">
            <text:p>7.76331050178E-16</text:p>
          </table:table-cell>
          <table:table-cell office:value-type="float" office:value="97.790838152" calcext:value-type="float">
            <text:p>97.790838152</text:p>
          </table:table-cell>
          <table:table-cell office:value-type="float" office:value="34.5780179396" calcext:value-type="float">
            <text:p>34.578017939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97.7858204152" calcext:value-type="float">
            <text:p>97.7858204152</text:p>
          </table:table-cell>
          <table:table-cell office:value-type="float" office:value="9.18527189756E-016" calcext:value-type="float">
            <text:p>9.18527189756E-16</text:p>
          </table:table-cell>
          <table:table-cell office:value-type="float" office:value="97.7858204152" calcext:value-type="float">
            <text:p>97.7858204152</text:p>
          </table:table-cell>
          <table:table-cell office:value-type="float" office:value="35.4266227524" calcext:value-type="float">
            <text:p>35.426622752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97.7808917138" calcext:value-type="float">
            <text:p>97.7808917138</text:p>
          </table:table-cell>
          <table:table-cell office:value-type="float" office:value="1.40994213192E-015" calcext:value-type="float">
            <text:p>1.40994213192E-15</text:p>
          </table:table-cell>
          <table:table-cell office:value-type="float" office:value="97.7808917138" calcext:value-type="float">
            <text:p>97.7808917138</text:p>
          </table:table-cell>
          <table:table-cell office:value-type="float" office:value="36.296053806" calcext:value-type="float">
            <text:p>36.29605380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97.7760456786" calcext:value-type="float">
            <text:p>97.7760456786</text:p>
          </table:table-cell>
          <table:table-cell office:value-type="float" office:value="1.28025481221E-015" calcext:value-type="float">
            <text:p>1.28025481221E-15</text:p>
          </table:table-cell>
          <table:table-cell office:value-type="float" office:value="97.7760456786" calcext:value-type="float">
            <text:p>97.7760456786</text:p>
          </table:table-cell>
          <table:table-cell office:value-type="float" office:value="37.1868222127" calcext:value-type="float">
            <text:p>37.186822212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97.7712773747" calcext:value-type="float">
            <text:p>97.7712773747</text:p>
          </table:table-cell>
          <table:table-cell office:value-type="float" office:value="1.18008328985E-015" calcext:value-type="float">
            <text:p>1.18008328985E-15</text:p>
          </table:table-cell>
          <table:table-cell office:value-type="float" office:value="97.7712773747" calcext:value-type="float">
            <text:p>97.7712773747</text:p>
          </table:table-cell>
          <table:table-cell office:value-type="float" office:value="38.0994516282" calcext:value-type="float">
            <text:p>38.099451628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97.7665826484" calcext:value-type="float">
            <text:p>97.7665826484</text:p>
          </table:table-cell>
          <table:table-cell office:value-type="float" office:value="9.26820379054E-016" calcext:value-type="float">
            <text:p>9.26820379054E-16</text:p>
          </table:table-cell>
          <table:table-cell office:value-type="float" office:value="97.7665826484" calcext:value-type="float">
            <text:p>97.7665826484</text:p>
          </table:table-cell>
          <table:table-cell office:value-type="float" office:value="39.0344785599" calcext:value-type="float">
            <text:p>39.034478559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97.7619591914" calcext:value-type="float">
            <text:p>97.7619591914</text:p>
          </table:table-cell>
          <table:table-cell office:value-type="float" office:value="9.80590783412E-016" calcext:value-type="float">
            <text:p>9.80590783412E-16</text:p>
          </table:table-cell>
          <table:table-cell office:value-type="float" office:value="97.7619591914" calcext:value-type="float">
            <text:p>97.7619591914</text:p>
          </table:table-cell>
          <table:table-cell office:value-type="float" office:value="39.9924526817" calcext:value-type="float">
            <text:p>39.992452681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97.75740471" calcext:value-type="float">
            <text:p>97.75740471</text:p>
          </table:table-cell>
          <table:table-cell office:value-type="float" office:value="8.37158154504E-016" calcext:value-type="float">
            <text:p>8.37158154504E-16</text:p>
          </table:table-cell>
          <table:table-cell office:value-type="float" office:value="97.75740471" calcext:value-type="float">
            <text:p>97.75740471</text:p>
          </table:table-cell>
          <table:table-cell office:value-type="float" office:value="40.9739371578" calcext:value-type="float">
            <text:p>40.973937157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97.7529165539" calcext:value-type="float">
            <text:p>97.7529165539</text:p>
          </table:table-cell>
          <table:table-cell office:value-type="float" office:value="1.45424656531E-015" calcext:value-type="float">
            <text:p>1.45424656531E-15</text:p>
          </table:table-cell>
          <table:table-cell office:value-type="float" office:value="97.7529165539" calcext:value-type="float">
            <text:p>97.7529165539</text:p>
          </table:table-cell>
          <table:table-cell office:value-type="float" office:value="41.9795089732" calcext:value-type="float">
            <text:p>41.979508973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7.7484916861" calcext:value-type="float">
            <text:p>97.7484916861</text:p>
          </table:table-cell>
          <table:table-cell office:value-type="float" office:value="1.37134026153E-015" calcext:value-type="float">
            <text:p>1.37134026153E-15</text:p>
          </table:table-cell>
          <table:table-cell office:value-type="float" office:value="97.7484916861" calcext:value-type="float">
            <text:p>97.7484916861</text:p>
          </table:table-cell>
          <table:table-cell office:value-type="float" office:value="43.0097592732" calcext:value-type="float">
            <text:p>43.009759273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97.7441309969" calcext:value-type="float">
            <text:p>97.7441309969</text:p>
          </table:table-cell>
          <table:table-cell office:value-type="float" office:value="5.39596948759E-016" calcext:value-type="float">
            <text:p>5.39596948759E-16</text:p>
          </table:table-cell>
          <table:table-cell office:value-type="float" office:value="97.7441309969" calcext:value-type="float">
            <text:p>97.7441309969</text:p>
          </table:table-cell>
          <table:table-cell office:value-type="float" office:value="44.0652937107" calcext:value-type="float">
            <text:p>44.0652937107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97.7398297615" calcext:value-type="float">
            <text:p>97.7398297615</text:p>
          </table:table-cell>
          <table:table-cell office:value-type="float" office:value="7.98440985188E-016" calcext:value-type="float">
            <text:p>7.98440985188E-16</text:p>
          </table:table-cell>
          <table:table-cell office:value-type="float" office:value="97.7398297615" calcext:value-type="float">
            <text:p>97.7398297615</text:p>
          </table:table-cell>
          <table:table-cell office:value-type="float" office:value="45.1467328026" calcext:value-type="float">
            <text:p>45.146732802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97.7355810931" calcext:value-type="float">
            <text:p>97.7355810931</text:p>
          </table:table-cell>
          <table:table-cell office:value-type="float" office:value="9.80336770341E-016" calcext:value-type="float">
            <text:p>9.80336770341E-16</text:p>
          </table:table-cell>
          <table:table-cell office:value-type="float" office:value="97.7355810931" calcext:value-type="float">
            <text:p>97.7355810931</text:p>
          </table:table-cell>
          <table:table-cell office:value-type="float" office:value="46.2547122942" calcext:value-type="float">
            <text:p>46.254712294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97.7313954898" calcext:value-type="float">
            <text:p>97.7313954898</text:p>
          </table:table-cell>
          <table:table-cell office:value-type="float" office:value="1.14524808949E-015" calcext:value-type="float">
            <text:p>1.14524808949E-15</text:p>
          </table:table-cell>
          <table:table-cell office:value-type="float" office:value="97.7313954898" calcext:value-type="float">
            <text:p>97.7313954898</text:p>
          </table:table-cell>
          <table:table-cell office:value-type="float" office:value="47.3898835333" calcext:value-type="float">
            <text:p>47.389883533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97.7272673016" calcext:value-type="float">
            <text:p>97.7272673016</text:p>
          </table:table-cell>
          <table:table-cell office:value-type="float" office:value="1.2227309015E-015" calcext:value-type="float">
            <text:p>1.2227309015E-15</text:p>
          </table:table-cell>
          <table:table-cell office:value-type="float" office:value="97.7272673016" calcext:value-type="float">
            <text:p>97.7272673016</text:p>
          </table:table-cell>
          <table:table-cell office:value-type="float" office:value="48.5529138526" calcext:value-type="float">
            <text:p>48.552913852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97.7231963733" calcext:value-type="float">
            <text:p>97.7231963733</text:p>
          </table:table-cell>
          <table:table-cell office:value-type="float" office:value="9.78004006464E-016" calcext:value-type="float">
            <text:p>9.78004006464E-16</text:p>
          </table:table-cell>
          <table:table-cell office:value-type="float" office:value="97.7231963733" calcext:value-type="float">
            <text:p>97.7231963733</text:p>
          </table:table-cell>
          <table:table-cell office:value-type="float" office:value="49.7444869625" calcext:value-type="float">
            <text:p>49.744486962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97.7191789396" calcext:value-type="float">
            <text:p>97.7191789396</text:p>
          </table:table-cell>
          <table:table-cell office:value-type="float" office:value="1.09371505161E-015" calcext:value-type="float">
            <text:p>1.09371505161E-15</text:p>
          </table:table-cell>
          <table:table-cell office:value-type="float" office:value="97.7191789396" calcext:value-type="float">
            <text:p>97.7191789396</text:p>
          </table:table-cell>
          <table:table-cell office:value-type="float" office:value="50.9653033528" calcext:value-type="float">
            <text:p>50.965303352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97.7152132923" calcext:value-type="float">
            <text:p>97.7152132923</text:p>
          </table:table-cell>
          <table:table-cell office:value-type="float" office:value="1.36978967922E-015" calcext:value-type="float">
            <text:p>1.36978967922E-15</text:p>
          </table:table-cell>
          <table:table-cell office:value-type="float" office:value="97.7152132923" calcext:value-type="float">
            <text:p>97.7152132923</text:p>
          </table:table-cell>
          <table:table-cell office:value-type="float" office:value="52.2160807047" calcext:value-type="float">
            <text:p>52.216080704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97.7112976099" calcext:value-type="float">
            <text:p>97.7112976099</text:p>
          </table:table-cell>
          <table:table-cell office:value-type="float" office:value="1.26193831187E-015" calcext:value-type="float">
            <text:p>1.26193831187E-15</text:p>
          </table:table-cell>
          <table:table-cell office:value-type="float" office:value="97.7112976099" calcext:value-type="float">
            <text:p>97.7112976099</text:p>
          </table:table-cell>
          <table:table-cell office:value-type="float" office:value="53.4975543123" calcext:value-type="float">
            <text:p>53.497554312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4.8104775152" calcext:value-type="float">
            <text:p>54.8104775152</text:p>
          </table:table-cell>
          <table:table-cell office:value-type="float" office:value="1.21515599093E-016" calcext:value-type="float">
            <text:p>1.21515599093E-16</text:p>
          </table:table-cell>
          <table:table-cell table:number-columns-repeated="2" office:value-type="float" office:value="54.8104775152" calcext:value-type="float">
            <text:p>54.810477515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54.8039152698" calcext:value-type="float">
            <text:p>54.8039152698</text:p>
          </table:table-cell>
          <table:table-cell office:value-type="float" office:value="1.64600894225E-016" calcext:value-type="float">
            <text:p>1.64600894225E-16</text:p>
          </table:table-cell>
          <table:table-cell office:value-type="float" office:value="54.8039152698" calcext:value-type="float">
            <text:p>54.8039152698</text:p>
          </table:table-cell>
          <table:table-cell office:value-type="float" office:value="56.1556221413" calcext:value-type="float">
            <text:p>56.155622141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54.7912351697" calcext:value-type="float">
            <text:p>54.7912351697</text:p>
          </table:table-cell>
          <table:table-cell office:value-type="float" office:value="1.39663173108E-016" calcext:value-type="float">
            <text:p>1.39663173108E-16</text:p>
          </table:table-cell>
          <table:table-cell office:value-type="float" office:value="54.7912351697" calcext:value-type="float">
            <text:p>54.7912351697</text:p>
          </table:table-cell>
          <table:table-cell office:value-type="float" office:value="57.5337789604" calcext:value-type="float">
            <text:p>57.533778960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54.7835147856" calcext:value-type="float">
            <text:p>54.7835147856</text:p>
          </table:table-cell>
          <table:table-cell office:value-type="float" office:value="3.06482704984E-017" calcext:value-type="float">
            <text:p>3.06482704984E-17</text:p>
          </table:table-cell>
          <table:table-cell office:value-type="float" office:value="54.7835147856" calcext:value-type="float">
            <text:p>54.7835147856</text:p>
          </table:table-cell>
          <table:table-cell office:value-type="float" office:value="58.9457581493" calcext:value-type="float">
            <text:p>58.9457581493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4.7737914654" calcext:value-type="float">
            <text:p>54.7737914654</text:p>
          </table:table-cell>
          <table:table-cell office:value-type="float" office:value="5.11412614409E-016" calcext:value-type="float">
            <text:p>5.11412614409E-16</text:p>
          </table:table-cell>
          <table:table-cell office:value-type="float" office:value="54.7737914654" calcext:value-type="float">
            <text:p>54.7737914654</text:p>
          </table:table-cell>
          <table:table-cell office:value-type="float" office:value="60.3923897679" calcext:value-type="float">
            <text:p>60.392389767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4.7636302576" calcext:value-type="float">
            <text:p>54.7636302576</text:p>
          </table:table-cell>
          <table:table-cell office:value-type="float" office:value="4.18147102072E-016" calcext:value-type="float">
            <text:p>4.18147102072E-16</text:p>
          </table:table-cell>
          <table:table-cell office:value-type="float" office:value="54.7636302576" calcext:value-type="float">
            <text:p>54.7636302576</text:p>
          </table:table-cell>
          <table:table-cell office:value-type="float" office:value="61.8745242472" calcext:value-type="float">
            <text:p>61.874524247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54.7605800069" calcext:value-type="float">
            <text:p>54.7605800069</text:p>
          </table:table-cell>
          <table:table-cell office:value-type="float" office:value="5.35331517377E-016" calcext:value-type="float">
            <text:p>5.35331517377E-16</text:p>
          </table:table-cell>
          <table:table-cell office:value-type="float" office:value="54.7605800069" calcext:value-type="float">
            <text:p>54.7605800069</text:p>
          </table:table-cell>
          <table:table-cell office:value-type="float" office:value="63.3930328892" calcext:value-type="float">
            <text:p>63.393032889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54.7599090807" calcext:value-type="float">
            <text:p>54.7599090807</text:p>
          </table:table-cell>
          <table:table-cell office:value-type="float" office:value="5.75784538667E-016" calcext:value-type="float">
            <text:p>5.75784538667E-16</text:p>
          </table:table-cell>
          <table:table-cell office:value-type="float" office:value="54.7599090807" calcext:value-type="float">
            <text:p>54.7599090807</text:p>
          </table:table-cell>
          <table:table-cell office:value-type="float" office:value="64.9488083794" calcext:value-type="float">
            <text:p>64.948808379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54.7614135219" calcext:value-type="float">
            <text:p>54.7614135219</text:p>
          </table:table-cell>
          <table:table-cell office:value-type="float" office:value="0.0000000000000115857081548" calcext:value-type="float">
            <text:p>1.15857081548E-14</text:p>
          </table:table-cell>
          <table:table-cell office:value-type="float" office:value="54.7614135219" calcext:value-type="float">
            <text:p>54.7614135219</text:p>
          </table:table-cell>
          <table:table-cell office:value-type="float" office:value="66.542765311" calcext:value-type="float">
            <text:p>66.542765311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54.8093007376" calcext:value-type="float">
            <text:p>54.8093007376</text:p>
          </table:table-cell>
          <table:table-cell office:value-type="float" office:value="5.89580005939E-016" calcext:value-type="float">
            <text:p>5.89580005939E-16</text:p>
          </table:table-cell>
          <table:table-cell office:value-type="float" office:value="54.8093007376" calcext:value-type="float">
            <text:p>54.8093007376</text:p>
          </table:table-cell>
          <table:table-cell office:value-type="float" office:value="68.1758407232" calcext:value-type="float">
            <text:p>68.17584072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4.761239348" calcext:value-type="float">
            <text:p>54.761239348</text:p>
          </table:table-cell>
          <table:table-cell office:value-type="float" office:value="4.78168816438E-016" calcext:value-type="float">
            <text:p>4.78168816438E-16</text:p>
          </table:table-cell>
          <table:table-cell office:value-type="float" office:value="54.761239348" calcext:value-type="float">
            <text:p>54.761239348</text:p>
          </table:table-cell>
          <table:table-cell office:value-type="float" office:value="69.8489946517" calcext:value-type="float">
            <text:p>69.8489946517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54.7539821501" calcext:value-type="float">
            <text:p>54.7539821501</text:p>
          </table:table-cell>
          <table:table-cell office:value-type="float" office:value="6.14276762582E-016" calcext:value-type="float">
            <text:p>6.14276762582E-16</text:p>
          </table:table-cell>
          <table:table-cell office:value-type="float" office:value="54.7539821501" calcext:value-type="float">
            <text:p>54.7539821501</text:p>
          </table:table-cell>
          <table:table-cell office:value-type="float" office:value="71.5632106931" calcext:value-type="float">
            <text:p>71.563210693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54.738519153" calcext:value-type="float">
            <text:p>54.738519153</text:p>
          </table:table-cell>
          <table:table-cell office:value-type="float" office:value="4.87225195949E-016" calcext:value-type="float">
            <text:p>4.87225195949E-16</text:p>
          </table:table-cell>
          <table:table-cell office:value-type="float" office:value="54.738519153" calcext:value-type="float">
            <text:p>54.738519153</text:p>
          </table:table-cell>
          <table:table-cell office:value-type="float" office:value="73.3194965832" calcext:value-type="float">
            <text:p>73.319496583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54.7531490176" calcext:value-type="float">
            <text:p>54.7531490176</text:p>
          </table:table-cell>
          <table:table-cell office:value-type="float" office:value="5.51516687885E-016" calcext:value-type="float">
            <text:p>5.51516687885E-16</text:p>
          </table:table-cell>
          <table:table-cell office:value-type="float" office:value="54.7531490176" calcext:value-type="float">
            <text:p>54.7531490176</text:p>
          </table:table-cell>
          <table:table-cell office:value-type="float" office:value="75.1188847893" calcext:value-type="float">
            <text:p>75.1188847893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54.8555651452" calcext:value-type="float">
            <text:p>54.8555651452</text:p>
          </table:table-cell>
          <table:table-cell office:value-type="float" office:value="9.56561273147E-017" calcext:value-type="float">
            <text:p>9.56561273147E-17</text:p>
          </table:table-cell>
          <table:table-cell office:value-type="float" office:value="54.8555651452" calcext:value-type="float">
            <text:p>54.8555651452</text:p>
          </table:table-cell>
          <table:table-cell office:value-type="float" office:value="76.9624331175" calcext:value-type="float">
            <text:p>76.962433117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4.7188433364" calcext:value-type="float">
            <text:p>54.7188433364</text:p>
          </table:table-cell>
          <table:table-cell office:value-type="float" office:value="2.38334374912E-016" calcext:value-type="float">
            <text:p>2.38334374912E-16</text:p>
          </table:table-cell>
          <table:table-cell office:value-type="float" office:value="54.7188433364" calcext:value-type="float">
            <text:p>54.7188433364</text:p>
          </table:table-cell>
          <table:table-cell office:value-type="float" office:value="78.8512253341" calcext:value-type="float">
            <text:p>78.851225334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54.7045186942" calcext:value-type="float">
            <text:p>54.7045186942</text:p>
          </table:table-cell>
          <table:table-cell office:value-type="float" office:value="2.39124009631E-016" calcext:value-type="float">
            <text:p>2.39124009631E-16</text:p>
          </table:table-cell>
          <table:table-cell office:value-type="float" office:value="54.7045186942" calcext:value-type="float">
            <text:p>54.7045186942</text:p>
          </table:table-cell>
          <table:table-cell office:value-type="float" office:value="80.7863718029" calcext:value-type="float">
            <text:p>80.786371802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54.6808498583" calcext:value-type="float">
            <text:p>54.6808498583</text:p>
          </table:table-cell>
          <table:table-cell office:value-type="float" office:value="2.16474787609E-016" calcext:value-type="float">
            <text:p>2.16474787609E-16</text:p>
          </table:table-cell>
          <table:table-cell office:value-type="float" office:value="54.6808498583" calcext:value-type="float">
            <text:p>54.6808498583</text:p>
          </table:table-cell>
          <table:table-cell office:value-type="float" office:value="82.7690101381" calcext:value-type="float">
            <text:p>82.769010138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4.6661011147" calcext:value-type="float">
            <text:p>54.6661011147</text:p>
          </table:table-cell>
          <table:table-cell office:value-type="float" office:value="1.830542392E-016" calcext:value-type="float">
            <text:p>1.830542392E-16</text:p>
          </table:table-cell>
          <table:table-cell office:value-type="float" office:value="54.6661011147" calcext:value-type="float">
            <text:p>54.6661011147</text:p>
          </table:table-cell>
          <table:table-cell office:value-type="float" office:value="84.8003058728" calcext:value-type="float">
            <text:p>84.8003058728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54.6585830286" calcext:value-type="float">
            <text:p>54.6585830286</text:p>
          </table:table-cell>
          <table:table-cell office:value-type="float" office:value="-6.81808880212E-017" calcext:value-type="float">
            <text:p>-6.81808880212E-17</text:p>
          </table:table-cell>
          <table:table-cell office:value-type="float" office:value="54.6585830286" calcext:value-type="float">
            <text:p>54.6585830286</text:p>
          </table:table-cell>
          <table:table-cell office:value-type="float" office:value="86.8814531443" calcext:value-type="float">
            <text:p>86.881453144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4.6513824163" calcext:value-type="float">
            <text:p>54.6513824163</text:p>
          </table:table-cell>
          <table:table-cell office:value-type="float" office:value="-4.4536071397E-017" calcext:value-type="float">
            <text:p>-4.4536071397E-17</text:p>
          </table:table-cell>
          <table:table-cell office:value-type="float" office:value="54.6513824163" calcext:value-type="float">
            <text:p>54.6513824163</text:p>
          </table:table-cell>
          <table:table-cell office:value-type="float" office:value="89.0136753964" calcext:value-type="float">
            <text:p>89.013675396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54.644457862" calcext:value-type="float">
            <text:p>54.644457862</text:p>
          </table:table-cell>
          <table:table-cell office:value-type="float" office:value="1.60675807568E-016" calcext:value-type="float">
            <text:p>1.60675807568E-16</text:p>
          </table:table-cell>
          <table:table-cell office:value-type="float" office:value="54.644457862" calcext:value-type="float">
            <text:p>54.644457862</text:p>
          </table:table-cell>
          <table:table-cell office:value-type="float" office:value="91.1982260979" calcext:value-type="float">
            <text:p>91.198226097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54.6377777027" calcext:value-type="float">
            <text:p>54.6377777027</text:p>
          </table:table-cell>
          <table:table-cell office:value-type="float" office:value="1.24658415749E-016" calcext:value-type="float">
            <text:p>1.24658415749E-16</text:p>
          </table:table-cell>
          <table:table-cell office:value-type="float" office:value="54.6377777027" calcext:value-type="float">
            <text:p>54.6377777027</text:p>
          </table:table-cell>
          <table:table-cell office:value-type="float" office:value="93.4363894802" calcext:value-type="float">
            <text:p>93.436389480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54.631315494" calcext:value-type="float">
            <text:p>54.631315494</text:p>
          </table:table-cell>
          <table:table-cell office:value-type="float" office:value="-3.6401790242E-017" calcext:value-type="float">
            <text:p>-3.6401790242E-17</text:p>
          </table:table-cell>
          <table:table-cell office:value-type="float" office:value="54.631315494" calcext:value-type="float">
            <text:p>54.631315494</text:p>
          </table:table-cell>
          <table:table-cell office:value-type="float" office:value="95.729481292" calcext:value-type="float">
            <text:p>95.72948129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54.6250497327" calcext:value-type="float">
            <text:p>54.6250497327</text:p>
          </table:table-cell>
          <table:table-cell office:value-type="float" office:value="3.45034597051E-017" calcext:value-type="float">
            <text:p>3.45034597051E-17</text:p>
          </table:table-cell>
          <table:table-cell office:value-type="float" office:value="54.6250497327" calcext:value-type="float">
            <text:p>54.6250497327</text:p>
          </table:table-cell>
          <table:table-cell office:value-type="float" office:value="98.0788495725" calcext:value-type="float">
            <text:p>98.078849572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4.618962658" calcext:value-type="float">
            <text:p>54.618962658</text:p>
          </table:table-cell>
          <table:table-cell office:value-type="float" office:value="2.11903200294E-016" calcext:value-type="float">
            <text:p>2.11903200294E-16</text:p>
          </table:table-cell>
          <table:table-cell office:value-type="float" office:value="54.618962658" calcext:value-type="float">
            <text:p>54.618962658</text:p>
          </table:table-cell>
          <table:table-cell office:value-type="float" office:value="100.485875445" calcext:value-type="float">
            <text:p>100.4858754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00.130012247" calcext:value-type="float">
            <text:p>100.130012247</text:p>
          </table:table-cell>
          <table:table-cell office:value-type="float" office:value="8.88716900982E-016" calcext:value-type="float">
            <text:p>8.88716900982E-16</text:p>
          </table:table-cell>
          <table:table-cell office:value-type="float" office:value="100.130012247" calcext:value-type="float">
            <text:p>100.130012247</text:p>
          </table:table-cell>
          <table:table-cell office:value-type="float" office:value="102.951973926" calcext:value-type="float">
            <text:p>102.95197392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00.125516728" calcext:value-type="float">
            <text:p>100.125516728</text:p>
          </table:table-cell>
          <table:table-cell office:value-type="float" office:value="1.1436508701E-015" calcext:value-type="float">
            <text:p>1.1436508701E-15</text:p>
          </table:table-cell>
          <table:table-cell office:value-type="float" office:value="100.125516728" calcext:value-type="float">
            <text:p>100.125516728</text:p>
          </table:table-cell>
          <table:table-cell office:value-type="float" office:value="105.478594761" calcext:value-type="float">
            <text:p>105.47859476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0.121119232" calcext:value-type="float">
            <text:p>100.121119232</text:p>
          </table:table-cell>
          <table:table-cell office:value-type="float" office:value="9.60125734926E-016" calcext:value-type="float">
            <text:p>9.60125734926E-16</text:p>
          </table:table-cell>
          <table:table-cell office:value-type="float" office:value="100.121119232" calcext:value-type="float">
            <text:p>100.121119232</text:p>
          </table:table-cell>
          <table:table-cell office:value-type="float" office:value="108.067223274" calcext:value-type="float">
            <text:p>108.06722327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00.116790791" calcext:value-type="float">
            <text:p>100.116790791</text:p>
          </table:table-cell>
          <table:table-cell office:value-type="float" office:value="8.1018680368E-016" calcext:value-type="float">
            <text:p>8.1018680368E-16</text:p>
          </table:table-cell>
          <table:table-cell office:value-type="float" office:value="100.116790791" calcext:value-type="float">
            <text:p>100.116790791</text:p>
          </table:table-cell>
          <table:table-cell office:value-type="float" office:value="110.719381241" calcext:value-type="float">
            <text:p>110.71938124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.112520756" calcext:value-type="float">
            <text:p>100.112520756</text:p>
          </table:table-cell>
          <table:table-cell office:value-type="float" office:value="1.23781254217E-015" calcext:value-type="float">
            <text:p>1.23781254217E-15</text:p>
          </table:table-cell>
          <table:table-cell office:value-type="float" office:value="100.112520756" calcext:value-type="float">
            <text:p>100.112520756</text:p>
          </table:table-cell>
          <table:table-cell office:value-type="float" office:value="113.436627787" calcext:value-type="float">
            <text:p>113.43662778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00.108294909" calcext:value-type="float">
            <text:p>100.108294909</text:p>
          </table:table-cell>
          <table:table-cell office:value-type="float" office:value="9.23067186894E-016" calcext:value-type="float">
            <text:p>9.23067186894E-16</text:p>
          </table:table-cell>
          <table:table-cell office:value-type="float" office:value="100.108294909" calcext:value-type="float">
            <text:p>100.108294909</text:p>
          </table:table-cell>
          <table:table-cell office:value-type="float" office:value="116.220560297" calcext:value-type="float">
            <text:p>116.22056029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00.10412358" calcext:value-type="float">
            <text:p>100.10412358</text:p>
          </table:table-cell>
          <table:table-cell office:value-type="float" office:value="5.83849679708E-016" calcext:value-type="float">
            <text:p>5.83849679708E-16</text:p>
          </table:table-cell>
          <table:table-cell office:value-type="float" office:value="100.10412358" calcext:value-type="float">
            <text:p>100.10412358</text:p>
          </table:table-cell>
          <table:table-cell office:value-type="float" office:value="119.072815362" calcext:value-type="float">
            <text:p>119.07281536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00.099998542" calcext:value-type="float">
            <text:p>100.099998542</text:p>
          </table:table-cell>
          <table:table-cell office:value-type="float" office:value="1.04008765624E-015" calcext:value-type="float">
            <text:p>1.04008765624E-15</text:p>
          </table:table-cell>
          <table:table-cell office:value-type="float" office:value="100.099998542" calcext:value-type="float">
            <text:p>100.099998542</text:p>
          </table:table-cell>
          <table:table-cell office:value-type="float" office:value="121.995069737" calcext:value-type="float">
            <text:p>121.995069737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00.095914017" calcext:value-type="float">
            <text:p>100.095914017</text:p>
          </table:table-cell>
          <table:table-cell office:value-type="float" office:value="1.19043995882E-015" calcext:value-type="float">
            <text:p>1.19043995882E-15</text:p>
          </table:table-cell>
          <table:table-cell office:value-type="float" office:value="100.095914017" calcext:value-type="float">
            <text:p>100.095914017</text:p>
          </table:table-cell>
          <table:table-cell office:value-type="float" office:value="124.989041326" calcext:value-type="float">
            <text:p>124.98904132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00.091867042" calcext:value-type="float">
            <text:p>100.091867042</text:p>
          </table:table-cell>
          <table:table-cell office:value-type="float" office:value="9.08872966501E-016" calcext:value-type="float">
            <text:p>9.08872966501E-16</text:p>
          </table:table-cell>
          <table:table-cell office:value-type="float" office:value="100.091867042" calcext:value-type="float">
            <text:p>100.091867042</text:p>
          </table:table-cell>
          <table:table-cell office:value-type="float" office:value="128.056490195" calcext:value-type="float">
            <text:p>128.05649019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00.087855658" calcext:value-type="float">
            <text:p>100.087855658</text:p>
          </table:table-cell>
          <table:table-cell office:value-type="float" office:value="1.03700640804E-015" calcext:value-type="float">
            <text:p>1.03700640804E-15</text:p>
          </table:table-cell>
          <table:table-cell office:value-type="float" office:value="100.087855658" calcext:value-type="float">
            <text:p>100.087855658</text:p>
          </table:table-cell>
          <table:table-cell office:value-type="float" office:value="131.199219604" calcext:value-type="float">
            <text:p>131.19921960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00.08387661" calcext:value-type="float">
            <text:p>100.08387661</text:p>
          </table:table-cell>
          <table:table-cell office:value-type="float" office:value="1.24519231814E-015" calcext:value-type="float">
            <text:p>1.24519231814E-15</text:p>
          </table:table-cell>
          <table:table-cell office:value-type="float" office:value="100.08387661" calcext:value-type="float">
            <text:p>100.08387661</text:p>
          </table:table-cell>
          <table:table-cell office:value-type="float" office:value="134.419077069" calcext:value-type="float">
            <text:p>134.41907706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00.079929483" calcext:value-type="float">
            <text:p>100.079929483</text:p>
          </table:table-cell>
          <table:table-cell office:value-type="float" office:value="1.05129027142E-015" calcext:value-type="float">
            <text:p>1.05129027142E-15</text:p>
          </table:table-cell>
          <table:table-cell office:value-type="float" office:value="100.079929483" calcext:value-type="float">
            <text:p>100.079929483</text:p>
          </table:table-cell>
          <table:table-cell office:value-type="float" office:value="137.717955447" calcext:value-type="float">
            <text:p>137.71795544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00.076015539" calcext:value-type="float">
            <text:p>100.076015539</text:p>
          </table:table-cell>
          <table:table-cell office:value-type="float" office:value="1.09423660913E-015" calcext:value-type="float">
            <text:p>1.09423660913E-15</text:p>
          </table:table-cell>
          <table:table-cell office:value-type="float" office:value="100.076015539" calcext:value-type="float">
            <text:p>100.076015539</text:p>
          </table:table-cell>
          <table:table-cell office:value-type="float" office:value="141.097794049" calcext:value-type="float">
            <text:p>141.0977940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0.072130576" calcext:value-type="float">
            <text:p>100.072130576</text:p>
          </table:table-cell>
          <table:table-cell office:value-type="float" office:value="1.71424573812E-015" calcext:value-type="float">
            <text:p>1.71424573812E-15</text:p>
          </table:table-cell>
          <table:table-cell office:value-type="float" office:value="100.072130576" calcext:value-type="float">
            <text:p>100.072130576</text:p>
          </table:table-cell>
          <table:table-cell office:value-type="float" office:value="144.560579779" calcext:value-type="float">
            <text:p>144.56057977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00.068278262" calcext:value-type="float">
            <text:p>100.068278262</text:p>
          </table:table-cell>
          <table:table-cell office:value-type="float" office:value="1.47530763697E-015" calcext:value-type="float">
            <text:p>1.47530763697E-15</text:p>
          </table:table-cell>
          <table:table-cell office:value-type="float" office:value="100.068278262" calcext:value-type="float">
            <text:p>100.068278262</text:p>
          </table:table-cell>
          <table:table-cell office:value-type="float" office:value="148.108348305" calcext:value-type="float">
            <text:p>148.10834830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00.064455318" calcext:value-type="float">
            <text:p>100.064455318</text:p>
          </table:table-cell>
          <table:table-cell office:value-type="float" office:value="9.86837744883E-016" calcext:value-type="float">
            <text:p>9.86837744883E-16</text:p>
          </table:table-cell>
          <table:table-cell office:value-type="float" office:value="100.064455318" calcext:value-type="float">
            <text:p>100.064455318</text:p>
          </table:table-cell>
          <table:table-cell office:value-type="float" office:value="151.743185253" calcext:value-type="float">
            <text:p>151.743185253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00.060663825" calcext:value-type="float">
            <text:p>100.060663825</text:p>
          </table:table-cell>
          <table:table-cell office:value-type="float" office:value="5.44366842654E-016" calcext:value-type="float">
            <text:p>5.44366842654E-16</text:p>
          </table:table-cell>
          <table:table-cell office:value-type="float" office:value="100.060663825" calcext:value-type="float">
            <text:p>100.060663825</text:p>
          </table:table-cell>
          <table:table-cell office:value-type="float" office:value="155.467227433" calcext:value-type="float">
            <text:p>155.467227433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00.056901632" calcext:value-type="float">
            <text:p>100.056901632</text:p>
          </table:table-cell>
          <table:table-cell office:value-type="float" office:value="1.03126242431E-015" calcext:value-type="float">
            <text:p>1.03126242431E-15</text:p>
          </table:table-cell>
          <table:table-cell office:value-type="float" office:value="100.056901632" calcext:value-type="float">
            <text:p>100.056901632</text:p>
          </table:table-cell>
          <table:table-cell office:value-type="float" office:value="159.282664098" calcext:value-type="float">
            <text:p>159.28266409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00.053161854" calcext:value-type="float">
            <text:p>100.053161854</text:p>
          </table:table-cell>
          <table:table-cell office:value-type="float" office:value="1.35483571028E-015" calcext:value-type="float">
            <text:p>1.35483571028E-15</text:p>
          </table:table-cell>
          <table:table-cell office:value-type="float" office:value="100.053161854" calcext:value-type="float">
            <text:p>100.053161854</text:p>
          </table:table-cell>
          <table:table-cell office:value-type="float" office:value="163.191738227" calcext:value-type="float">
            <text:p>163.19173822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00.049452418" calcext:value-type="float">
            <text:p>100.049452418</text:p>
          </table:table-cell>
          <table:table-cell office:value-type="float" office:value="9.889188494E-016" calcext:value-type="float">
            <text:p>9.889188494E-16</text:p>
          </table:table-cell>
          <table:table-cell office:value-type="float" office:value="100.049452418" calcext:value-type="float">
            <text:p>100.049452418</text:p>
          </table:table-cell>
          <table:table-cell office:value-type="float" office:value="167.196747846" calcext:value-type="float">
            <text:p>167.19674784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00.045775923" calcext:value-type="float">
            <text:p>100.045775923</text:p>
          </table:table-cell>
          <table:table-cell office:value-type="float" office:value="1.02440377251E-015" calcext:value-type="float">
            <text:p>1.02440377251E-15</text:p>
          </table:table-cell>
          <table:table-cell office:value-type="float" office:value="100.045775923" calcext:value-type="float">
            <text:p>100.045775923</text:p>
          </table:table-cell>
          <table:table-cell office:value-type="float" office:value="171.30004738" calcext:value-type="float">
            <text:p>171.30004738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00.042128753" calcext:value-type="float">
            <text:p>100.042128753</text:p>
          </table:table-cell>
          <table:table-cell office:value-type="float" office:value="1.43800897909E-015" calcext:value-type="float">
            <text:p>1.43800897909E-15</text:p>
          </table:table-cell>
          <table:table-cell office:value-type="float" office:value="100.042128753" calcext:value-type="float">
            <text:p>100.042128753</text:p>
          </table:table-cell>
          <table:table-cell office:value-type="float" office:value="175.504049035" calcext:value-type="float">
            <text:p>175.50404903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00.038514067" calcext:value-type="float">
            <text:p>100.038514067</text:p>
          </table:table-cell>
          <table:table-cell office:value-type="float" office:value="9.07390155778E-016" calcext:value-type="float">
            <text:p>9.07390155778E-16</text:p>
          </table:table-cell>
          <table:table-cell office:value-type="float" office:value="100.038514067" calcext:value-type="float">
            <text:p>100.038514067</text:p>
          </table:table-cell>
          <table:table-cell office:value-type="float" office:value="179.811224216" calcext:value-type="float">
            <text:p>179.811224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564504444" calcext:value-type="float">
            <text:p>54.564504444</text:p>
          </table:table-cell>
          <table:table-cell office:value-type="float" office:value="8.33693837706E-017" calcext:value-type="float">
            <text:p>8.33693837706E-17</text:p>
          </table:table-cell>
          <table:table-cell office:value-type="float" office:value="54.564504444" calcext:value-type="float">
            <text:p>54.564504444</text:p>
          </table:table-cell>
          <table:table-cell office:value-type="float" office:value="184.224104982" calcext:value-type="float">
            <text:p>184.22410498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4.5579045113" calcext:value-type="float">
            <text:p>54.5579045113</text:p>
          </table:table-cell>
          <table:table-cell office:value-type="float" office:value="1.4116474281E-017" calcext:value-type="float">
            <text:p>1.4116474281E-17</text:p>
          </table:table-cell>
          <table:table-cell office:value-type="float" office:value="54.5579045113" calcext:value-type="float">
            <text:p>54.5579045113</text:p>
          </table:table-cell>
          <table:table-cell office:value-type="float" office:value="188.74528553" calcext:value-type="float">
            <text:p>188.7452855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54.5523720452" calcext:value-type="float">
            <text:p>54.5523720452</text:p>
          </table:table-cell>
          <table:table-cell office:value-type="float" office:value="-4.53571421627E-017" calcext:value-type="float">
            <text:p>-4.53571421627E-17</text:p>
          </table:table-cell>
          <table:table-cell office:value-type="float" office:value="54.5523720452" calcext:value-type="float">
            <text:p>54.5523720452</text:p>
          </table:table-cell>
          <table:table-cell office:value-type="float" office:value="193.377423728" calcext:value-type="float">
            <text:p>193.37742372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54.5471329115" calcext:value-type="float">
            <text:p>54.5471329115</text:p>
          </table:table-cell>
          <table:table-cell office:value-type="float" office:value="-1.63325430597E-016" calcext:value-type="float">
            <text:p>-1.63325430597E-16</text:p>
          </table:table-cell>
          <table:table-cell office:value-type="float" office:value="54.5471329115" calcext:value-type="float">
            <text:p>54.5471329115</text:p>
          </table:table-cell>
          <table:table-cell office:value-type="float" office:value="198.123242668" calcext:value-type="float">
            <text:p>198.12324266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54.5420737164" calcext:value-type="float">
            <text:p>54.5420737164</text:p>
          </table:table-cell>
          <table:table-cell office:value-type="float" office:value="-3.02388272489E-017" calcext:value-type="float">
            <text:p>-3.02388272489E-17</text:p>
          </table:table-cell>
          <table:table-cell office:value-type="float" office:value="54.5420737164" calcext:value-type="float">
            <text:p>54.5420737164</text:p>
          </table:table-cell>
          <table:table-cell office:value-type="float" office:value="202.985532275" calcext:value-type="float">
            <text:p>202.98553227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4.5329946721" calcext:value-type="float">
            <text:p>54.5329946721</text:p>
          </table:table-cell>
          <table:table-cell office:value-type="float" office:value="1.3270894619E-016" calcext:value-type="float">
            <text:p>1.3270894619E-16</text:p>
          </table:table-cell>
          <table:table-cell office:value-type="float" office:value="54.5329946721" calcext:value-type="float">
            <text:p>54.5329946721</text:p>
          </table:table-cell>
          <table:table-cell office:value-type="float" office:value="207.967150942" calcext:value-type="float">
            <text:p>207.96715094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54.5271494872" calcext:value-type="float">
            <text:p>54.5271494872</text:p>
          </table:table-cell>
          <table:table-cell office:value-type="float" office:value="1.17742871218E-016" calcext:value-type="float">
            <text:p>1.17742871218E-16</text:p>
          </table:table-cell>
          <table:table-cell office:value-type="float" office:value="54.5271494872" calcext:value-type="float">
            <text:p>54.5271494872</text:p>
          </table:table-cell>
          <table:table-cell office:value-type="float" office:value="213.071027211" calcext:value-type="float">
            <text:p>213.07102721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4.5234311863" calcext:value-type="float">
            <text:p>54.5234311863</text:p>
          </table:table-cell>
          <table:table-cell office:value-type="float" office:value="3.46651113792E-016" calcext:value-type="float">
            <text:p>3.46651113792E-16</text:p>
          </table:table-cell>
          <table:table-cell office:value-type="float" office:value="54.5234311863" calcext:value-type="float">
            <text:p>54.5234311863</text:p>
          </table:table-cell>
          <table:table-cell office:value-type="float" office:value="218.300161497" calcext:value-type="float">
            <text:p>218.30016149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54.5221719899" calcext:value-type="float">
            <text:p>54.5221719899</text:p>
          </table:table-cell>
          <table:table-cell office:value-type="float" office:value="2.51944212307E-016" calcext:value-type="float">
            <text:p>2.51944212307E-16</text:p>
          </table:table-cell>
          <table:table-cell office:value-type="float" office:value="54.5221719899" calcext:value-type="float">
            <text:p>54.5221719899</text:p>
          </table:table-cell>
          <table:table-cell office:value-type="float" office:value="223.657627851" calcext:value-type="float">
            <text:p>223.65762785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54.5199442351" calcext:value-type="float">
            <text:p>54.5199442351</text:p>
          </table:table-cell>
          <table:table-cell office:value-type="float" office:value="1.75477271451E-016" calcext:value-type="float">
            <text:p>1.75477271451E-16</text:p>
          </table:table-cell>
          <table:table-cell office:value-type="float" office:value="54.5199442351" calcext:value-type="float">
            <text:p>54.5199442351</text:p>
          </table:table-cell>
          <table:table-cell office:value-type="float" office:value="229.146575764" calcext:value-type="float">
            <text:p>229.14657576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4.5142131683" calcext:value-type="float">
            <text:p>54.5142131683</text:p>
          </table:table-cell>
          <table:table-cell office:value-type="float" office:value="5.33591659726E-016" calcext:value-type="float">
            <text:p>5.33591659726E-16</text:p>
          </table:table-cell>
          <table:table-cell office:value-type="float" office:value="54.5142131683" calcext:value-type="float">
            <text:p>54.5142131683</text:p>
          </table:table-cell>
          <table:table-cell office:value-type="float" office:value="234.770232024" calcext:value-type="float">
            <text:p>234.77023202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54.5108608665" calcext:value-type="float">
            <text:p>54.5108608665</text:p>
          </table:table-cell>
          <table:table-cell office:value-type="float" office:value="7.56058667717E-016" calcext:value-type="float">
            <text:p>7.56058667717E-16</text:p>
          </table:table-cell>
          <table:table-cell office:value-type="float" office:value="54.5108608665" calcext:value-type="float">
            <text:p>54.5108608665</text:p>
          </table:table-cell>
          <table:table-cell office:value-type="float" office:value="240.531902607" calcext:value-type="float">
            <text:p>240.53190260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54.5124286201" calcext:value-type="float">
            <text:p>54.5124286201</text:p>
          </table:table-cell>
          <table:table-cell office:value-type="float" office:value="5.43779343299E-016" calcext:value-type="float">
            <text:p>5.43779343299E-16</text:p>
          </table:table-cell>
          <table:table-cell office:value-type="float" office:value="54.5124286201" calcext:value-type="float">
            <text:p>54.5124286201</text:p>
          </table:table-cell>
          <table:table-cell office:value-type="float" office:value="246.434974627" calcext:value-type="float">
            <text:p>246.43497462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54.5157686006" calcext:value-type="float">
            <text:p>54.5157686006</text:p>
          </table:table-cell>
          <table:table-cell office:value-type="float" office:value="4.93545559778E-016" calcext:value-type="float">
            <text:p>4.93545559778E-16</text:p>
          </table:table-cell>
          <table:table-cell office:value-type="float" office:value="54.5157686006" calcext:value-type="float">
            <text:p>54.5157686006</text:p>
          </table:table-cell>
          <table:table-cell office:value-type="float" office:value="252.48291832" calcext:value-type="float">
            <text:p>252.4829183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4.5725130784" calcext:value-type="float">
            <text:p>54.5725130784</text:p>
          </table:table-cell>
          <table:table-cell office:value-type="float" office:value="3.51242993375E-016" calcext:value-type="float">
            <text:p>3.51242993375E-16</text:p>
          </table:table-cell>
          <table:table-cell office:value-type="float" office:value="54.5725130784" calcext:value-type="float">
            <text:p>54.5725130784</text:p>
          </table:table-cell>
          <table:table-cell office:value-type="float" office:value="258.67928909" calcext:value-type="float">
            <text:p>258.67928909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4.5377634874" calcext:value-type="float">
            <text:p>54.5377634874</text:p>
          </table:table-cell>
          <table:table-cell office:value-type="float" office:value="5.35098192477E-016" calcext:value-type="float">
            <text:p>5.35098192477E-16</text:p>
          </table:table-cell>
          <table:table-cell office:value-type="float" office:value="54.5377634874" calcext:value-type="float">
            <text:p>54.5377634874</text:p>
          </table:table-cell>
          <table:table-cell office:value-type="float" office:value="265.027729595" calcext:value-type="float">
            <text:p>265.02772959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54.5399717739" calcext:value-type="float">
            <text:p>54.5399717739</text:p>
          </table:table-cell>
          <table:table-cell office:value-type="float" office:value="5.37042613292E-016" calcext:value-type="float">
            <text:p>5.37042613292E-16</text:p>
          </table:table-cell>
          <table:table-cell office:value-type="float" office:value="54.5399717739" calcext:value-type="float">
            <text:p>54.5399717739</text:p>
          </table:table-cell>
          <table:table-cell office:value-type="float" office:value="271.531971893" calcext:value-type="float">
            <text:p>271.531971893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54.5308256427" calcext:value-type="float">
            <text:p>54.5308256427</text:p>
          </table:table-cell>
          <table:table-cell office:value-type="float" office:value="2.43415056296E-016" calcext:value-type="float">
            <text:p>2.43415056296E-16</text:p>
          </table:table-cell>
          <table:table-cell office:value-type="float" office:value="54.5308256427" calcext:value-type="float">
            <text:p>54.5308256427</text:p>
          </table:table-cell>
          <table:table-cell office:value-type="float" office:value="278.195839631" calcext:value-type="float">
            <text:p>278.19583963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54.5324698064" calcext:value-type="float">
            <text:p>54.5324698064</text:p>
          </table:table-cell>
          <table:table-cell office:value-type="float" office:value="3.60949270488E-016" calcext:value-type="float">
            <text:p>3.60949270488E-16</text:p>
          </table:table-cell>
          <table:table-cell office:value-type="float" office:value="54.5324698064" calcext:value-type="float">
            <text:p>54.5324698064</text:p>
          </table:table-cell>
          <table:table-cell office:value-type="float" office:value="285.023250295" calcext:value-type="float">
            <text:p>285.023250295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4.5525895435" calcext:value-type="float">
            <text:p>54.5525895435</text:p>
          </table:table-cell>
          <table:table-cell office:value-type="float" office:value="-6.71720709574E-018" calcext:value-type="float">
            <text:p>-6.71720709574E-18</text:p>
          </table:table-cell>
          <table:table-cell office:value-type="float" office:value="54.5525895435" calcext:value-type="float">
            <text:p>54.5525895435</text:p>
          </table:table-cell>
          <table:table-cell office:value-type="float" office:value="292.018217513" calcext:value-type="float">
            <text:p>292.01821751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4.5275646262" calcext:value-type="float">
            <text:p>54.5275646262</text:p>
          </table:table-cell>
          <table:table-cell office:value-type="float" office:value="1.74195704111E-017" calcext:value-type="float">
            <text:p>1.74195704111E-17</text:p>
          </table:table-cell>
          <table:table-cell office:value-type="float" office:value="54.5275646262" calcext:value-type="float">
            <text:p>54.5275646262</text:p>
          </table:table-cell>
          <table:table-cell office:value-type="float" office:value="299.184853416" calcext:value-type="float">
            <text:p>299.18485341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4.5168756149" calcext:value-type="float">
            <text:p>54.5168756149</text:p>
          </table:table-cell>
          <table:table-cell office:value-type="float" office:value="-1.02430221948E-016" calcext:value-type="float">
            <text:p>-1.02430221948E-16</text:p>
          </table:table-cell>
          <table:table-cell office:value-type="float" office:value="54.5168756149" calcext:value-type="float">
            <text:p>54.5168756149</text:p>
          </table:table-cell>
          <table:table-cell office:value-type="float" office:value="306.527371051" calcext:value-type="float">
            <text:p>306.52737105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4.4970927575" calcext:value-type="float">
            <text:p>54.4970927575</text:p>
          </table:table-cell>
          <table:table-cell office:value-type="float" office:value="-1.34223925735E-018" calcext:value-type="float">
            <text:p>-1.34223925735E-18</text:p>
          </table:table-cell>
          <table:table-cell office:value-type="float" office:value="54.4970927575" calcext:value-type="float">
            <text:p>54.4970927575</text:p>
          </table:table-cell>
          <table:table-cell office:value-type="float" office:value="314.050086864" calcext:value-type="float">
            <text:p>314.050086864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4.4871676462" calcext:value-type="float">
            <text:p>54.4871676462</text:p>
          </table:table-cell>
          <table:table-cell office:value-type="float" office:value="-1.46520160167E-016" calcext:value-type="float">
            <text:p>-1.46520160167E-16</text:p>
          </table:table-cell>
          <table:table-cell office:value-type="float" office:value="54.4871676462" calcext:value-type="float">
            <text:p>54.4871676462</text:p>
          </table:table-cell>
          <table:table-cell office:value-type="float" office:value="321.757423231" calcext:value-type="float">
            <text:p>321.75742323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4.4830619875" calcext:value-type="float">
            <text:p>54.4830619875</text:p>
          </table:table-cell>
          <table:table-cell office:value-type="float" office:value="-1.16726895548E-016" calcext:value-type="float">
            <text:p>-1.16726895548E-16</text:p>
          </table:table-cell>
          <table:table-cell office:value-type="float" office:value="54.4830619875" calcext:value-type="float">
            <text:p>54.4830619875</text:p>
          </table:table-cell>
          <table:table-cell office:value-type="float" office:value="329.653911063" calcext:value-type="float">
            <text:p>329.65391106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4.4790140307" calcext:value-type="float">
            <text:p>54.4790140307</text:p>
          </table:table-cell>
          <table:table-cell office:value-type="float" office:value="2.07437254691E-016" calcext:value-type="float">
            <text:p>2.07437254691E-16</text:p>
          </table:table-cell>
          <table:table-cell office:value-type="float" office:value="54.4790140307" calcext:value-type="float">
            <text:p>54.4790140307</text:p>
          </table:table-cell>
          <table:table-cell office:value-type="float" office:value="337.744192466" calcext:value-type="float">
            <text:p>337.74419246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9.875613624" calcext:value-type="float">
            <text:p>99.875613624</text:p>
          </table:table-cell>
          <table:table-cell office:value-type="float" office:value="1.09593600447E-015" calcext:value-type="float">
            <text:p>1.09593600447E-15</text:p>
          </table:table-cell>
          <table:table-cell office:value-type="float" office:value="99.875613624" calcext:value-type="float">
            <text:p>99.875613624</text:p>
          </table:table-cell>
          <table:table-cell office:value-type="float" office:value="346.033023472" calcext:value-type="float">
            <text:p>346.03302347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9.8732342247" calcext:value-type="float">
            <text:p>99.8732342247</text:p>
          </table:table-cell>
          <table:table-cell office:value-type="float" office:value="1.20062172288E-015" calcext:value-type="float">
            <text:p>1.20062172288E-15</text:p>
          </table:table-cell>
          <table:table-cell office:value-type="float" office:value="99.8732342247" calcext:value-type="float">
            <text:p>99.8732342247</text:p>
          </table:table-cell>
          <table:table-cell office:value-type="float" office:value="354.525276835" calcext:value-type="float">
            <text:p>354.52527683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99.8708961443" calcext:value-type="float">
            <text:p>99.8708961443</text:p>
          </table:table-cell>
          <table:table-cell office:value-type="float" office:value="1.2946310913E-015" calcext:value-type="float">
            <text:p>1.2946310913E-15</text:p>
          </table:table-cell>
          <table:table-cell office:value-type="float" office:value="99.8708961443" calcext:value-type="float">
            <text:p>99.8708961443</text:p>
          </table:table-cell>
          <table:table-cell office:value-type="float" office:value="363.225944892" calcext:value-type="float">
            <text:p>363.22594489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99.8685674642" calcext:value-type="float">
            <text:p>99.8685674642</text:p>
          </table:table-cell>
          <table:table-cell office:value-type="float" office:value="1.06289854521E-015" calcext:value-type="float">
            <text:p>1.06289854521E-15</text:p>
          </table:table-cell>
          <table:table-cell office:value-type="float" office:value="99.8685674642" calcext:value-type="float">
            <text:p>99.8685674642</text:p>
          </table:table-cell>
          <table:table-cell office:value-type="float" office:value="372.140142505" calcext:value-type="float">
            <text:p>372.14014250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9.8662323253" calcext:value-type="float">
            <text:p>99.8662323253</text:p>
          </table:table-cell>
          <table:table-cell office:value-type="float" office:value="8.28961986412E-016" calcext:value-type="float">
            <text:p>8.28961986412E-16</text:p>
          </table:table-cell>
          <table:table-cell office:value-type="float" office:value="99.8662323253" calcext:value-type="float">
            <text:p>99.8662323253</text:p>
          </table:table-cell>
          <table:table-cell office:value-type="float" office:value="381.27311006" calcext:value-type="float">
            <text:p>381.2731100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99.8638863401" calcext:value-type="float">
            <text:p>99.8638863401</text:p>
          </table:table-cell>
          <table:table-cell office:value-type="float" office:value="1.27796402503E-015" calcext:value-type="float">
            <text:p>1.27796402503E-15</text:p>
          </table:table-cell>
          <table:table-cell office:value-type="float" office:value="99.8638863401" calcext:value-type="float">
            <text:p>99.8638863401</text:p>
          </table:table-cell>
          <table:table-cell office:value-type="float" office:value="390.630216554" calcext:value-type="float">
            <text:p>390.63021655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9.8615286551" calcext:value-type="float">
            <text:p>99.8615286551</text:p>
          </table:table-cell>
          <table:table-cell office:value-type="float" office:value="1.05949646787E-015" calcext:value-type="float">
            <text:p>1.05949646787E-15</text:p>
          </table:table-cell>
          <table:table-cell office:value-type="float" office:value="99.8615286551" calcext:value-type="float">
            <text:p>99.8615286551</text:p>
          </table:table-cell>
          <table:table-cell office:value-type="float" office:value="400.216962745" calcext:value-type="float">
            <text:p>400.21696274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99.8591603497" calcext:value-type="float">
            <text:p>99.8591603497</text:p>
          </table:table-cell>
          <table:table-cell office:value-type="float" office:value="1.09662006153E-015" calcext:value-type="float">
            <text:p>1.09662006153E-15</text:p>
          </table:table-cell>
          <table:table-cell office:value-type="float" office:value="99.8591603497" calcext:value-type="float">
            <text:p>99.8591603497</text:p>
          </table:table-cell>
          <table:table-cell office:value-type="float" office:value="410.038984393" calcext:value-type="float">
            <text:p>410.03898439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99.8567835566" calcext:value-type="float">
            <text:p>99.8567835566</text:p>
          </table:table-cell>
          <table:table-cell office:value-type="float" office:value="1.05677730507E-015" calcext:value-type="float">
            <text:p>1.05677730507E-15</text:p>
          </table:table-cell>
          <table:table-cell office:value-type="float" office:value="99.8567835566" calcext:value-type="float">
            <text:p>99.8567835566</text:p>
          </table:table-cell>
          <table:table-cell office:value-type="float" office:value="420.102055568" calcext:value-type="float">
            <text:p>420.10205556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99.8543934061" calcext:value-type="float">
            <text:p>99.8543934061</text:p>
          </table:table-cell>
          <table:table-cell office:value-type="float" office:value="1.15787755949E-015" calcext:value-type="float">
            <text:p>1.15787755949E-15</text:p>
          </table:table-cell>
          <table:table-cell office:value-type="float" office:value="99.8543934061" calcext:value-type="float">
            <text:p>99.8543934061</text:p>
          </table:table-cell>
          <table:table-cell office:value-type="float" office:value="430.412092044" calcext:value-type="float">
            <text:p>430.41209204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99.8519927319" calcext:value-type="float">
            <text:p>99.8519927319</text:p>
          </table:table-cell>
          <table:table-cell office:value-type="float" office:value="1.01645948773E-015" calcext:value-type="float">
            <text:p>1.01645948773E-15</text:p>
          </table:table-cell>
          <table:table-cell office:value-type="float" office:value="99.8519927319" calcext:value-type="float">
            <text:p>99.8519927319</text:p>
          </table:table-cell>
          <table:table-cell office:value-type="float" office:value="440.97515478" calcext:value-type="float">
            <text:p>440.9751547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99.8495908563" calcext:value-type="float">
            <text:p>99.8495908563</text:p>
          </table:table-cell>
          <table:table-cell office:value-type="float" office:value="1.18295586722E-015" calcext:value-type="float">
            <text:p>1.18295586722E-15</text:p>
          </table:table-cell>
          <table:table-cell office:value-type="float" office:value="99.8495908563" calcext:value-type="float">
            <text:p>99.8495908563</text:p>
          </table:table-cell>
          <table:table-cell office:value-type="float" office:value="451.797453482" calcext:value-type="float">
            <text:p>451.79745348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99.847188681" calcext:value-type="float">
            <text:p>99.847188681</text:p>
          </table:table-cell>
          <table:table-cell office:value-type="float" office:value="1.1787001582E-015" calcext:value-type="float">
            <text:p>1.1787001582E-15</text:p>
          </table:table-cell>
          <table:table-cell office:value-type="float" office:value="99.847188681" calcext:value-type="float">
            <text:p>99.847188681</text:p>
          </table:table-cell>
          <table:table-cell office:value-type="float" office:value="462.885350253" calcext:value-type="float">
            <text:p>462.88535025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99.8447805892" calcext:value-type="float">
            <text:p>99.8447805892</text:p>
          </table:table-cell>
          <table:table-cell office:value-type="float" office:value="1.00317947707E-015" calcext:value-type="float">
            <text:p>1.00317947707E-15</text:p>
          </table:table-cell>
          <table:table-cell office:value-type="float" office:value="99.8447805892" calcext:value-type="float">
            <text:p>99.8447805892</text:p>
          </table:table-cell>
          <table:table-cell office:value-type="float" office:value="474.245363331" calcext:value-type="float">
            <text:p>474.24536333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9.8423724636" calcext:value-type="float">
            <text:p>99.8423724636</text:p>
          </table:table-cell>
          <table:table-cell office:value-type="float" office:value="1.1587789694E-015" calcext:value-type="float">
            <text:p>1.1587789694E-15</text:p>
          </table:table-cell>
          <table:table-cell office:value-type="float" office:value="99.8423724636" calcext:value-type="float">
            <text:p>99.8423724636</text:p>
          </table:table-cell>
          <table:table-cell office:value-type="float" office:value="485.884170925" calcext:value-type="float">
            <text:p>485.884170925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99.8399573202" calcext:value-type="float">
            <text:p>99.8399573202</text:p>
          </table:table-cell>
          <table:table-cell office:value-type="float" office:value="1.03372302439E-015" calcext:value-type="float">
            <text:p>1.03372302439E-15</text:p>
          </table:table-cell>
          <table:table-cell office:value-type="float" office:value="99.8399573202" calcext:value-type="float">
            <text:p>99.8399573202</text:p>
          </table:table-cell>
          <table:table-cell office:value-type="float" office:value="497.808615137" calcext:value-type="float">
            <text:p>497.80861513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99.8375427836" calcext:value-type="float">
            <text:p>99.8375427836</text:p>
          </table:table-cell>
          <table:table-cell office:value-type="float" office:value="5.88370856744E-016" calcext:value-type="float">
            <text:p>5.88370856744E-16</text:p>
          </table:table-cell>
          <table:table-cell office:value-type="float" office:value="99.8375427836" calcext:value-type="float">
            <text:p>99.8375427836</text:p>
          </table:table-cell>
          <table:table-cell office:value-type="float" office:value="510.02570599" calcext:value-type="float">
            <text:p>510.02570599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99.8351212197" calcext:value-type="float">
            <text:p>99.8351212197</text:p>
          </table:table-cell>
          <table:table-cell office:value-type="float" office:value="1.0743429381E-015" calcext:value-type="float">
            <text:p>1.0743429381E-15</text:p>
          </table:table-cell>
          <table:table-cell office:value-type="float" office:value="99.8351212197" calcext:value-type="float">
            <text:p>99.8351212197</text:p>
          </table:table-cell>
          <table:table-cell office:value-type="float" office:value="522.54262554" calcext:value-type="float">
            <text:p>522.5426255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99.8326998433" calcext:value-type="float">
            <text:p>99.8326998433</text:p>
          </table:table-cell>
          <table:table-cell office:value-type="float" office:value="9.32766830857E-016" calcext:value-type="float">
            <text:p>9.32766830857E-16</text:p>
          </table:table-cell>
          <table:table-cell office:value-type="float" office:value="99.8326998433" calcext:value-type="float">
            <text:p>99.8326998433</text:p>
          </table:table-cell>
          <table:table-cell office:value-type="float" office:value="535.366732107" calcext:value-type="float">
            <text:p>535.36673210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99.8302745839" calcext:value-type="float">
            <text:p>99.8302745839</text:p>
          </table:table-cell>
          <table:table-cell office:value-type="float" office:value="1.06782833893E-015" calcext:value-type="float">
            <text:p>1.06782833893E-15</text:p>
          </table:table-cell>
          <table:table-cell office:value-type="float" office:value="99.8302745839" calcext:value-type="float">
            <text:p>99.8302745839</text:p>
          </table:table-cell>
          <table:table-cell office:value-type="float" office:value="548.505564595" calcext:value-type="float">
            <text:p>548.505564595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99.8278468142" calcext:value-type="float">
            <text:p>99.8278468142</text:p>
          </table:table-cell>
          <table:table-cell office:value-type="float" office:value="1.23878856016E-015" calcext:value-type="float">
            <text:p>1.23878856016E-15</text:p>
          </table:table-cell>
          <table:table-cell office:value-type="float" office:value="99.8278468142" calcext:value-type="float">
            <text:p>99.8278468142</text:p>
          </table:table-cell>
          <table:table-cell office:value-type="float" office:value="561.966846927" calcext:value-type="float">
            <text:p>561.96684692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99.8254201892" calcext:value-type="float">
            <text:p>99.8254201892</text:p>
          </table:table-cell>
          <table:table-cell office:value-type="float" office:value="1.03221151231E-015" calcext:value-type="float">
            <text:p>1.03221151231E-15</text:p>
          </table:table-cell>
          <table:table-cell office:value-type="float" office:value="99.8254201892" calcext:value-type="float">
            <text:p>99.8254201892</text:p>
          </table:table-cell>
          <table:table-cell office:value-type="float" office:value="575.758492584" calcext:value-type="float">
            <text:p>575.75849258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99.8229881157" calcext:value-type="float">
            <text:p>99.8229881157</text:p>
          </table:table-cell>
          <table:table-cell office:value-type="float" office:value="1.14415666655E-015" calcext:value-type="float">
            <text:p>1.14415666655E-15</text:p>
          </table:table-cell>
          <table:table-cell office:value-type="float" office:value="99.8229881157" calcext:value-type="float">
            <text:p>99.8229881157</text:p>
          </table:table-cell>
          <table:table-cell office:value-type="float" office:value="589.888609258" calcext:value-type="float">
            <text:p>589.888609258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99.8205570119" calcext:value-type="float">
            <text:p>99.8205570119</text:p>
          </table:table-cell>
          <table:table-cell office:value-type="float" office:value="8.07201615258E-016" calcext:value-type="float">
            <text:p>8.07201615258E-16</text:p>
          </table:table-cell>
          <table:table-cell office:value-type="float" office:value="99.8205570119" calcext:value-type="float">
            <text:p>99.8205570119</text:p>
          </table:table-cell>
          <table:table-cell office:value-type="float" office:value="604.365503616" calcext:value-type="float">
            <text:p>604.36550361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4.4462510558" calcext:value-type="float">
            <text:p>54.4462510558</text:p>
          </table:table-cell>
          <table:table-cell office:value-type="float" office:value="2.3797950757E-017" calcext:value-type="float">
            <text:p>2.3797950757E-17</text:p>
          </table:table-cell>
          <table:table-cell office:value-type="float" office:value="54.4462510558" calcext:value-type="float">
            <text:p>54.4462510558</text:p>
          </table:table-cell>
          <table:table-cell office:value-type="float" office:value="619.197686188" calcext:value-type="float">
            <text:p>619.197686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6:57.399148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55:17.615319965</dc:date>
    <meta:editing-duration>PT39M51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atched Impedance m=0.8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243cm" svg:y="2.337cm" svg:width="9.209cm" svg:height="5.116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.44349398014">
                <text:p>1.44349398014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.47891983772">
                <text:p>1.4789198377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.51521510757">
                <text:p>1.5152151075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.55240112658">
                <text:p>1.5524011265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.59049975531">
                <text:p>1.5904997553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.62953339076">
                <text:p>1.6295333907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.66952497965">
                <text:p>1.6695249796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.71049803182">
                <text:p>1.7104980318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.75247663408">
                <text:p>1.75247663408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16E-017">
                <text:p>-2.66085533616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.79548546439">
                <text:p>1.7954854643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.83954980634">
                <text:p>1.83954980634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1901E-017">
                <text:p>-2.87560901901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.88469556402">
                <text:p>1.8846955640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58E-017">
                <text:p>-3.97964869958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.93094927727">
                <text:p>1.93094927727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1E-017">
                <text:p>-4.20846801701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.97833813723">
                <text:p>1.9783381372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4E-017">
                <text:p>-2.41072429424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2.02689000239">
                <text:p>2.0268900023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04E-017">
                <text:p>-2.51883081404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2.07663341493">
                <text:p>2.0766334149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3E-017">
                <text:p>-3.63530880643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2.12759761749">
                <text:p>2.12759761749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-2.80470364013E-017">
                <text:p>-2.80470364013E-0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2.17981257038">
                <text:p>2.1798125703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-1.71873646436E-017">
                <text:p>-1.71873646436E-017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2.23330896921">
                <text:p>2.2333089692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-2.70491133256E-017">
                <text:p>-2.70491133256E-017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2.28811826288">
                <text:p>2.2881182628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-1.86735131393E-017">
                <text:p>-1.86735131393E-017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2.34427267212">
                <text:p>2.3442726721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-2.2154329675E-017">
                <text:p>-2.2154329675E-017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2.40180520841">
                <text:p>2.4018052084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-2.03575062334E-017">
                <text:p>-2.03575062334E-017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2.4607496934">
                <text:p>2.460749693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-2.03929284871E-017">
                <text:p>-2.03929284871E-017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2.52114077876">
                <text:p>2.5211407787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-2.18978421424E-017">
                <text:p>-2.18978421424E-017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2.58301396658">
                <text:p>2.5830139665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-2.39854688645E-017">
                <text:p>-2.39854688645E-017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2.64640563025">
                <text:p>2.646405630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65332801">
                <text:p>21.4565332801</text:p>
              </table:table-cell>
              <table:table-cell office:value-type="float" office:value="2.51817386556E-016">
                <text:p>2.51817386556E-016</text:p>
              </table:table-cell>
              <table:table-cell office:value-type="float" office:value="21.4565332801">
                <text:p>21.4565332801</text:p>
              </table:table-cell>
              <table:table-cell office:value-type="float" office:value="2.71135303581">
                <text:p>2.7113530358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9110723">
                <text:p>21.459110723</text:p>
              </table:table-cell>
              <table:table-cell office:value-type="float" office:value="2.88684547613E-016">
                <text:p>2.88684547613E-016</text:p>
              </table:table-cell>
              <table:table-cell office:value-type="float" office:value="21.459110723">
                <text:p>21.459110723</text:p>
              </table:table-cell>
              <table:table-cell office:value-type="float" office:value="2.77789436387">
                <text:p>2.7778943638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615473487">
                <text:p>21.4615473487</text:p>
              </table:table-cell>
              <table:table-cell office:value-type="float" office:value="2.47605084618E-016">
                <text:p>2.47605084618E-016</text:p>
              </table:table-cell>
              <table:table-cell office:value-type="float" office:value="21.4615473487">
                <text:p>21.4615473487</text:p>
              </table:table-cell>
              <table:table-cell office:value-type="float" office:value="2.84606873207">
                <text:p>2.8460687320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630813679">
                <text:p>21.4630813679</text:p>
              </table:table-cell>
              <table:table-cell office:value-type="float" office:value="2.51637807994E-016">
                <text:p>2.51637807994E-016</text:p>
              </table:table-cell>
              <table:table-cell office:value-type="float" office:value="21.4630813679">
                <text:p>21.4630813679</text:p>
              </table:table-cell>
              <table:table-cell office:value-type="float" office:value="2.91591621806">
                <text:p>2.915916218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634446013">
                <text:p>21.4634446013</text:p>
              </table:table-cell>
              <table:table-cell office:value-type="float" office:value="1.38769939226E-016">
                <text:p>1.38769939226E-016</text:p>
              </table:table-cell>
              <table:table-cell office:value-type="float" office:value="21.4634446013">
                <text:p>21.4634446013</text:p>
              </table:table-cell>
              <table:table-cell office:value-type="float" office:value="2.98747788307">
                <text:p>2.9874778830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627164426">
                <text:p>21.4627164426</text:p>
              </table:table-cell>
              <table:table-cell office:value-type="float" office:value="1.28141925692E-016">
                <text:p>1.28141925692E-016</text:p>
              </table:table-cell>
              <table:table-cell office:value-type="float" office:value="21.4627164426">
                <text:p>21.4627164426</text:p>
              </table:table-cell>
              <table:table-cell office:value-type="float" office:value="3.06079579603">
                <text:p>3.0607957960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611961734">
                <text:p>21.4611961734</text:p>
              </table:table-cell>
              <table:table-cell office:value-type="float" office:value="9.79444238653E-017">
                <text:p>9.79444238653E-017</text:p>
              </table:table-cell>
              <table:table-cell office:value-type="float" office:value="21.4611961734">
                <text:p>21.4611961734</text:p>
              </table:table-cell>
              <table:table-cell office:value-type="float" office:value="3.13591305834">
                <text:p>3.1359130583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592939492">
                <text:p>21.4592939492</text:p>
              </table:table-cell>
              <table:table-cell office:value-type="float" office:value="7.81339038877E-017">
                <text:p>7.81339038877E-017</text:p>
              </table:table-cell>
              <table:table-cell office:value-type="float" office:value="21.4592939492">
                <text:p>21.4592939492</text:p>
              </table:table-cell>
              <table:table-cell office:value-type="float" office:value="3.21287382915">
                <text:p>3.2128738291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57440251">
                <text:p>21.457440251</text:p>
              </table:table-cell>
              <table:table-cell office:value-type="float" office:value="7.44582385405E-017">
                <text:p>7.44582385405E-017</text:p>
              </table:table-cell>
              <table:table-cell office:value-type="float" office:value="21.457440251">
                <text:p>21.457440251</text:p>
              </table:table-cell>
              <table:table-cell office:value-type="float" office:value="3.29172335138">
                <text:p>3.2917233513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5601418">
                <text:p>21.45601418</text:p>
              </table:table-cell>
              <table:table-cell office:value-type="float" office:value="2.83549025375E-017">
                <text:p>2.83549025375E-017</text:p>
              </table:table-cell>
              <table:table-cell office:value-type="float" office:value="21.45601418">
                <text:p>21.45601418</text:p>
              </table:table-cell>
              <table:table-cell office:value-type="float" office:value="3.37250797829">
                <text:p>3.3725079782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552900009">
                <text:p>21.4552900009</text:p>
              </table:table-cell>
              <table:table-cell office:value-type="float" office:value="4.95330737194E-017">
                <text:p>4.95330737194E-017</text:p>
              </table:table-cell>
              <table:table-cell office:value-type="float" office:value="21.4552900009">
                <text:p>21.4552900009</text:p>
              </table:table-cell>
              <table:table-cell office:value-type="float" office:value="3.45527520071">
                <text:p>3.4552752007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554024836">
                <text:p>21.4554024836</text:p>
              </table:table-cell>
              <table:table-cell office:value-type="float" office:value="5.74033956754E-017">
                <text:p>5.74033956754E-017</text:p>
              </table:table-cell>
              <table:table-cell office:value-type="float" office:value="21.4554024836">
                <text:p>21.4554024836</text:p>
              </table:table-cell>
              <table:table-cell office:value-type="float" office:value="3.54007367499">
                <text:p>3.5400736749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63310174">
                <text:p>21.4563310174</text:p>
              </table:table-cell>
              <table:table-cell office:value-type="float" office:value="3.74938906743E-017">
                <text:p>3.74938906743E-017</text:p>
              </table:table-cell>
              <table:table-cell office:value-type="float" office:value="21.4563310174">
                <text:p>21.4563310174</text:p>
              </table:table-cell>
              <table:table-cell office:value-type="float" office:value="3.62695325159">
                <text:p>3.62695325159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79014816">
                <text:p>21.4579014816</text:p>
              </table:table-cell>
              <table:table-cell office:value-type="float" office:value="2.61536340163E-017">
                <text:p>2.61536340163E-017</text:p>
              </table:table-cell>
              <table:table-cell office:value-type="float" office:value="21.4579014816">
                <text:p>21.4579014816</text:p>
              </table:table-cell>
              <table:table-cell office:value-type="float" office:value="3.71596500439">
                <text:p>3.7159650043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98077854">
                <text:p>21.4598077854</text:p>
              </table:table-cell>
              <table:table-cell office:value-type="float" office:value="1.07873939855E-017">
                <text:p>1.07873939855E-017</text:p>
              </table:table-cell>
              <table:table-cell office:value-type="float" office:value="21.4598077854">
                <text:p>21.4598077854</text:p>
              </table:table-cell>
              <table:table-cell office:value-type="float" office:value="3.80716126071">
                <text:p>3.8071612607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61651347">
                <text:p>21.461651347</text:p>
              </table:table-cell>
              <table:table-cell office:value-type="float" office:value="6.94542730483E-017">
                <text:p>6.94542730483E-017</text:p>
              </table:table-cell>
              <table:table-cell office:value-type="float" office:value="21.461651347">
                <text:p>21.461651347</text:p>
              </table:table-cell>
              <table:table-cell office:value-type="float" office:value="3.90059563206">
                <text:p>3.9005956320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629607376">
                <text:p>21.4629607376</text:p>
              </table:table-cell>
              <table:table-cell office:value-type="float" office:value="-3.49302241132E-018">
                <text:p>-3.49302241132E-018</text:p>
              </table:table-cell>
              <table:table-cell office:value-type="float" office:value="21.4629607376">
                <text:p>21.4629607376</text:p>
              </table:table-cell>
              <table:table-cell office:value-type="float" office:value="3.9963230457">
                <text:p>3.996323045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629955302">
                <text:p>21.4629955302</text:p>
              </table:table-cell>
              <table:table-cell office:value-type="float" office:value="-1.06317536561E-017">
                <text:p>-1.06317536561E-017</text:p>
              </table:table-cell>
              <table:table-cell office:value-type="float" office:value="21.4629955302">
                <text:p>21.4629955302</text:p>
              </table:table-cell>
              <table:table-cell office:value-type="float" office:value="4.09439977688">
                <text:p>4.0943997768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617341021">
                <text:p>21.4617341021</text:p>
              </table:table-cell>
              <table:table-cell office:value-type="float" office:value="-3.56750729135E-017">
                <text:p>-3.56750729135E-017</text:p>
              </table:table-cell>
              <table:table-cell office:value-type="float" office:value="21.4617341021">
                <text:p>21.4617341021</text:p>
              </table:table-cell>
              <table:table-cell office:value-type="float" office:value="4.19488348194">
                <text:p>4.194883481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94356207">
                <text:p>21.4594356207</text:p>
              </table:table-cell>
              <table:table-cell office:value-type="float" office:value="-4.07704333406E-017">
                <text:p>-4.07704333406E-017</text:p>
              </table:table-cell>
              <table:table-cell office:value-type="float" office:value="21.4594356207">
                <text:p>21.4594356207</text:p>
              </table:table-cell>
              <table:table-cell office:value-type="float" office:value="4.29783323222">
                <text:p>4.29783323222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566105034">
                <text:p>21.4566105034</text:p>
              </table:table-cell>
              <table:table-cell office:value-type="float" office:value="-4.11691207175E-017">
                <text:p>-4.11691207175E-017</text:p>
              </table:table-cell>
              <table:table-cell office:value-type="float" office:value="21.4566105034">
                <text:p>21.4566105034</text:p>
              </table:table-cell>
              <table:table-cell office:value-type="float" office:value="4.40330954876">
                <text:p>4.4033095487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542070315">
                <text:p>21.4542070315</text:p>
              </table:table-cell>
              <table:table-cell office:value-type="float" office:value="3.4985199289E-017">
                <text:p>3.4985199289E-017</text:p>
              </table:table-cell>
              <table:table-cell office:value-type="float" office:value="21.4542070315">
                <text:p>21.4542070315</text:p>
              </table:table-cell>
              <table:table-cell office:value-type="float" office:value="4.5113744379">
                <text:p>4.511374437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536789288">
                <text:p>21.4536789288</text:p>
              </table:table-cell>
              <table:table-cell office:value-type="float" office:value="6.06405723111E-017">
                <text:p>6.06405723111E-017</text:p>
              </table:table-cell>
              <table:table-cell office:value-type="float" office:value="21.4536789288">
                <text:p>21.4536789288</text:p>
              </table:table-cell>
              <table:table-cell office:value-type="float" office:value="4.62209142772">
                <text:p>4.6220914277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540521673">
                <text:p>21.4540521673</text:p>
              </table:table-cell>
              <table:table-cell office:value-type="float" office:value="3.25003416365E-017">
                <text:p>3.25003416365E-017</text:p>
              </table:table-cell>
              <table:table-cell office:value-type="float" office:value="21.4540521673">
                <text:p>21.4540521673</text:p>
              </table:table-cell>
              <table:table-cell office:value-type="float" office:value="4.7355256054">
                <text:p>4.735525605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.5731508833">
                <text:p>26.5731508833</text:p>
              </table:table-cell>
              <table:table-cell office:value-type="float" office:value="1.52468045458E-016">
                <text:p>1.52468045458E-016</text:p>
              </table:table-cell>
              <table:table-cell office:value-type="float" office:value="26.5731508833">
                <text:p>26.5731508833</text:p>
              </table:table-cell>
              <table:table-cell office:value-type="float" office:value="4.85174365547">
                <text:p>4.8517436554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6.5657192838">
                <text:p>26.5657192838</text:p>
              </table:table-cell>
              <table:table-cell office:value-type="float" office:value="1.88521546853E-016">
                <text:p>1.88521546853E-016</text:p>
              </table:table-cell>
              <table:table-cell office:value-type="float" office:value="26.5657192838">
                <text:p>26.5657192838</text:p>
              </table:table-cell>
              <table:table-cell office:value-type="float" office:value="4.97081389899">
                <text:p>4.9708138989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6.5627930277">
                <text:p>26.5627930277</text:p>
              </table:table-cell>
              <table:table-cell office:value-type="float" office:value="1.85386443561E-016">
                <text:p>1.85386443561E-016</text:p>
              </table:table-cell>
              <table:table-cell office:value-type="float" office:value="26.5627930277">
                <text:p>26.5627930277</text:p>
              </table:table-cell>
              <table:table-cell office:value-type="float" office:value="5.09280633376">
                <text:p>5.0928063337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6.569224711">
                <text:p>26.569224711</text:p>
              </table:table-cell>
              <table:table-cell office:value-type="float" office:value="1.38453070324E-016">
                <text:p>1.38453070324E-016</text:p>
              </table:table-cell>
              <table:table-cell office:value-type="float" office:value="26.569224711">
                <text:p>26.569224711</text:p>
              </table:table-cell>
              <table:table-cell office:value-type="float" office:value="5.21779267547">
                <text:p>5.2177926754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6.5801194869">
                <text:p>26.5801194869</text:p>
              </table:table-cell>
              <table:table-cell office:value-type="float" office:value="1.60053608597E-016">
                <text:p>1.60053608597E-016</text:p>
              </table:table-cell>
              <table:table-cell office:value-type="float" office:value="26.5801194869">
                <text:p>26.5801194869</text:p>
              </table:table-cell>
              <table:table-cell office:value-type="float" office:value="5.34584639978">
                <text:p>5.3458463997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6.5872133474">
                <text:p>26.5872133474</text:p>
              </table:table-cell>
              <table:table-cell office:value-type="float" office:value="7.66856464423E-017">
                <text:p>7.66856464423E-017</text:p>
              </table:table-cell>
              <table:table-cell office:value-type="float" office:value="26.5872133474">
                <text:p>26.5872133474</text:p>
              </table:table-cell>
              <table:table-cell office:value-type="float" office:value="5.47704278563">
                <text:p>5.4770427856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6.583120347">
                <text:p>26.583120347</text:p>
              </table:table-cell>
              <table:table-cell office:value-type="float" office:value="-3.57190101053E-018">
                <text:p>-3.57190101053E-018</text:p>
              </table:table-cell>
              <table:table-cell office:value-type="float" office:value="26.583120347">
                <text:p>26.583120347</text:p>
              </table:table-cell>
              <table:table-cell office:value-type="float" office:value="5.61145895939">
                <text:p>5.61145895939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6.5680469884">
                <text:p>26.5680469884</text:p>
              </table:table-cell>
              <table:table-cell office:value-type="float" office:value="1.48006893206E-017">
                <text:p>1.48006893206E-017</text:p>
              </table:table-cell>
              <table:table-cell office:value-type="float" office:value="26.5680469884">
                <text:p>26.5680469884</text:p>
              </table:table-cell>
              <table:table-cell office:value-type="float" office:value="5.74917394028">
                <text:p>5.7491739402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6.558460666">
                <text:p>26.558460666</text:p>
              </table:table-cell>
              <table:table-cell office:value-type="float" office:value="4.84089712012E-017">
                <text:p>4.84089712012E-017</text:p>
              </table:table-cell>
              <table:table-cell office:value-type="float" office:value="26.558460666">
                <text:p>26.558460666</text:p>
              </table:table-cell>
              <table:table-cell office:value-type="float" office:value="5.89026868678">
                <text:p>5.8902686867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6.5580783895">
                <text:p>26.5580783895</text:p>
              </table:table-cell>
              <table:table-cell office:value-type="float" office:value="-8.78472301551E-017">
                <text:p>-8.78472301551E-017</text:p>
              </table:table-cell>
              <table:table-cell office:value-type="float" office:value="26.5580783895">
                <text:p>26.5580783895</text:p>
              </table:table-cell>
              <table:table-cell office:value-type="float" office:value="6.03482614421">
                <text:p>6.0348261442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6.5577275193">
                <text:p>26.5577275193</text:p>
              </table:table-cell>
              <table:table-cell office:value-type="float" office:value="-1.3756112277E-017">
                <text:p>-1.3756112277E-017</text:p>
              </table:table-cell>
              <table:table-cell office:value-type="float" office:value="26.5577275193">
                <text:p>26.5577275193</text:p>
              </table:table-cell>
              <table:table-cell office:value-type="float" office:value="6.18293129353">
                <text:p>6.1829312935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6.557402162">
                <text:p>26.557402162</text:p>
              </table:table-cell>
              <table:table-cell office:value-type="float" office:value="-8.14131204129E-017">
                <text:p>-8.14131204129E-017</text:p>
              </table:table-cell>
              <table:table-cell office:value-type="float" office:value="26.557402162">
                <text:p>26.557402162</text:p>
              </table:table-cell>
              <table:table-cell office:value-type="float" office:value="6.3346712013">
                <text:p>6.334671201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6.5570983504">
                <text:p>26.5570983504</text:p>
              </table:table-cell>
              <table:table-cell office:value-type="float" office:value="-1.33854281873E-018">
                <text:p>-1.33854281873E-018</text:p>
              </table:table-cell>
              <table:table-cell office:value-type="float" office:value="26.5570983504">
                <text:p>26.5570983504</text:p>
              </table:table-cell>
              <table:table-cell office:value-type="float" office:value="6.49013507081">
                <text:p>6.4901350708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6.5568129884">
                <text:p>26.5568129884</text:p>
              </table:table-cell>
              <table:table-cell office:value-type="float" office:value="9.49115524478E-018">
                <text:p>9.49115524478E-018</text:p>
              </table:table-cell>
              <table:table-cell office:value-type="float" office:value="26.5568129884">
                <text:p>26.5568129884</text:p>
              </table:table-cell>
              <table:table-cell office:value-type="float" office:value="6.64941429458">
                <text:p>6.6494142945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6.5565436537">
                <text:p>26.5565436537</text:p>
              </table:table-cell>
              <table:table-cell office:value-type="float" office:value="-3.30506464946E-017">
                <text:p>-3.30506464946E-017</text:p>
              </table:table-cell>
              <table:table-cell office:value-type="float" office:value="26.5565436537">
                <text:p>26.5565436537</text:p>
              </table:table-cell>
              <table:table-cell office:value-type="float" office:value="6.81260250805">
                <text:p>6.8126025080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6.5562883909">
                <text:p>26.5562883909</text:p>
              </table:table-cell>
              <table:table-cell office:value-type="float" office:value="-5.49379117394E-018">
                <text:p>-5.49379117394E-018</text:p>
              </table:table-cell>
              <table:table-cell office:value-type="float" office:value="26.5562883909">
                <text:p>26.5562883909</text:p>
              </table:table-cell>
              <table:table-cell office:value-type="float" office:value="6.97979564463">
                <text:p>6.9797956446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6.5560455921">
                <text:p>26.5560455921</text:p>
              </table:table-cell>
              <table:table-cell office:value-type="float" office:value="-2.12164542994E-017">
                <text:p>-2.12164542994E-017</text:p>
              </table:table-cell>
              <table:table-cell office:value-type="float" office:value="26.5560455921">
                <text:p>26.5560455921</text:p>
              </table:table-cell>
              <table:table-cell office:value-type="float" office:value="7.15109199212">
                <text:p>7.1510919921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6.5558139215">
                <text:p>26.5558139215</text:p>
              </table:table-cell>
              <table:table-cell office:value-type="float" office:value="1.09985587255E-016">
                <text:p>1.09985587255E-016</text:p>
              </table:table-cell>
              <table:table-cell office:value-type="float" office:value="26.5558139215">
                <text:p>26.5558139215</text:p>
              </table:table-cell>
              <table:table-cell office:value-type="float" office:value="7.32659225046">
                <text:p>7.3265922504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6.5555922462">
                <text:p>26.5555922462</text:p>
              </table:table-cell>
              <table:table-cell office:value-type="float" office:value="4.47194415487E-018">
                <text:p>4.47194415487E-018</text:p>
              </table:table-cell>
              <table:table-cell office:value-type="float" office:value="26.5555922462">
                <text:p>26.5555922462</text:p>
              </table:table-cell>
              <table:table-cell office:value-type="float" office:value="7.50639959095">
                <text:p>7.50639959095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6.5553796206">
                <text:p>26.5553796206</text:p>
              </table:table-cell>
              <table:table-cell office:value-type="float" office:value="8.32354955463E-017">
                <text:p>8.32354955463E-017</text:p>
              </table:table-cell>
              <table:table-cell office:value-type="float" office:value="26.5553796206">
                <text:p>26.5553796206</text:p>
              </table:table-cell>
              <table:table-cell office:value-type="float" office:value="7.6906197169">
                <text:p>7.690619716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6.5551752215">
                <text:p>26.5551752215</text:p>
              </table:table-cell>
              <table:table-cell office:value-type="float" office:value="9.04761401952E-017">
                <text:p>9.04761401952E-017</text:p>
              </table:table-cell>
              <table:table-cell office:value-type="float" office:value="26.5551752215">
                <text:p>26.5551752215</text:p>
              </table:table-cell>
              <table:table-cell office:value-type="float" office:value="7.87936092574">
                <text:p>7.87936092574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6.5549783474">
                <text:p>26.5549783474</text:p>
              </table:table-cell>
              <table:table-cell office:value-type="float" office:value="-2.1656680275E-017">
                <text:p>-2.1656680275E-017</text:p>
              </table:table-cell>
              <table:table-cell office:value-type="float" office:value="26.5549783474">
                <text:p>26.5549783474</text:p>
              </table:table-cell>
              <table:table-cell office:value-type="float" office:value="8.07273417272">
                <text:p>8.0727341727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6.5547883704">
                <text:p>26.5547883704</text:p>
              </table:table-cell>
              <table:table-cell office:value-type="float" office:value="1.19418848498E-016">
                <text:p>1.19418848498E-016</text:p>
              </table:table-cell>
              <table:table-cell office:value-type="float" office:value="26.5547883704">
                <text:p>26.5547883704</text:p>
              </table:table-cell>
              <table:table-cell office:value-type="float" office:value="8.27085313615">
                <text:p>8.2708531361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6.554604754">
                <text:p>26.554604754</text:p>
              </table:table-cell>
              <table:table-cell office:value-type="float" office:value="-2.70745920346E-017">
                <text:p>-2.70745920346E-017</text:p>
              </table:table-cell>
              <table:table-cell office:value-type="float" office:value="26.554604754">
                <text:p>26.554604754</text:p>
              </table:table-cell>
              <table:table-cell office:value-type="float" office:value="8.47383428416">
                <text:p>8.4738342841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6.554427025">
                <text:p>26.554427025</text:p>
              </table:table-cell>
              <table:table-cell office:value-type="float" office:value="-8.74570388171E-017">
                <text:p>-8.74570388171E-017</text:p>
              </table:table-cell>
              <table:table-cell office:value-type="float" office:value="26.554427025">
                <text:p>26.554427025</text:p>
              </table:table-cell>
              <table:table-cell office:value-type="float" office:value="8.68179694324">
                <text:p>8.6817969432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6.5542547548">
                <text:p>26.5542547548</text:p>
              </table:table-cell>
              <table:table-cell office:value-type="float" office:value="7.16588576621E-017">
                <text:p>7.16588576621E-017</text:p>
              </table:table-cell>
              <table:table-cell office:value-type="float" office:value="26.5542547548">
                <text:p>26.5542547548</text:p>
              </table:table-cell>
              <table:table-cell office:value-type="float" office:value="8.89486336835">
                <text:p>8.8948633683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8.6826723951">
                <text:p>48.6826723951</text:p>
              </table:table-cell>
              <table:table-cell office:value-type="float" office:value="4.6953930654E-016">
                <text:p>4.6953930654E-016</text:p>
              </table:table-cell>
              <table:table-cell office:value-type="float" office:value="48.6826723951">
                <text:p>48.6826723951</text:p>
              </table:table-cell>
              <table:table-cell office:value-type="float" office:value="9.11315881481">
                <text:p>9.1131588148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8.6825498699">
                <text:p>48.6825498699</text:p>
              </table:table-cell>
              <table:table-cell office:value-type="float" office:value="5.25439248713E-016">
                <text:p>5.25439248713E-016</text:p>
              </table:table-cell>
              <table:table-cell office:value-type="float" office:value="48.6825498699">
                <text:p>48.6825498699</text:p>
              </table:table-cell>
              <table:table-cell office:value-type="float" office:value="9.3368116119">
                <text:p>9.336811611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8.6824299454">
                <text:p>48.6824299454</text:p>
              </table:table-cell>
              <table:table-cell office:value-type="float" office:value="5.31297784507E-016">
                <text:p>5.31297784507E-016</text:p>
              </table:table-cell>
              <table:table-cell office:value-type="float" office:value="48.6824299454">
                <text:p>48.6824299454</text:p>
              </table:table-cell>
              <table:table-cell office:value-type="float" office:value="9.56595323835">
                <text:p>9.5659532383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8.6823119953">
                <text:p>48.6823119953</text:p>
              </table:table-cell>
              <table:table-cell office:value-type="float" office:value="5.04568361736E-016">
                <text:p>5.04568361736E-016</text:p>
              </table:table-cell>
              <table:table-cell office:value-type="float" office:value="48.6823119953">
                <text:p>48.6823119953</text:p>
              </table:table-cell>
              <table:table-cell office:value-type="float" office:value="9.8007183996">
                <text:p>9.80071839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8.6821958783">
                <text:p>48.6821958783</text:p>
              </table:table-cell>
              <table:table-cell office:value-type="float" office:value="6.66045173911E-016">
                <text:p>6.66045173911E-016</text:p>
              </table:table-cell>
              <table:table-cell office:value-type="float" office:value="48.6821958783">
                <text:p>48.6821958783</text:p>
              </table:table-cell>
              <table:table-cell office:value-type="float" office:value="10.041245107">
                <text:p>10.04124510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8.6820814206">
                <text:p>48.6820814206</text:p>
              </table:table-cell>
              <table:table-cell office:value-type="float" office:value="6.73460542423E-016">
                <text:p>6.73460542423E-016</text:p>
              </table:table-cell>
              <table:table-cell office:value-type="float" office:value="48.6820814206">
                <text:p>48.6820814206</text:p>
              </table:table-cell>
              <table:table-cell office:value-type="float" office:value="10.2876747589">
                <text:p>10.287674758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8.681968614">
                <text:p>48.681968614</text:p>
              </table:table-cell>
              <table:table-cell office:value-type="float" office:value="4.36330774842E-016">
                <text:p>4.36330774842E-016</text:p>
              </table:table-cell>
              <table:table-cell office:value-type="float" office:value="48.681968614">
                <text:p>48.681968614</text:p>
              </table:table-cell>
              <table:table-cell office:value-type="float" office:value="10.5401522239">
                <text:p>10.540152223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8.6818575358">
                <text:p>48.6818575358</text:p>
              </table:table-cell>
              <table:table-cell office:value-type="float" office:value="5.86060364783E-016">
                <text:p>5.86060364783E-016</text:p>
              </table:table-cell>
              <table:table-cell office:value-type="float" office:value="48.6818575358">
                <text:p>48.6818575358</text:p>
              </table:table-cell>
              <table:table-cell office:value-type="float" office:value="10.7988259258">
                <text:p>10.798825925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8.6817479986">
                <text:p>48.6817479986</text:p>
              </table:table-cell>
              <table:table-cell office:value-type="float" office:value="4.72456784187E-016">
                <text:p>4.72456784187E-016</text:p>
              </table:table-cell>
              <table:table-cell office:value-type="float" office:value="48.6817479986">
                <text:p>48.6817479986</text:p>
              </table:table-cell>
              <table:table-cell office:value-type="float" office:value="11.063847931">
                <text:p>11.06384793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8.6816399236">
                <text:p>48.6816399236</text:p>
              </table:table-cell>
              <table:table-cell office:value-type="float" office:value="5.73845924491E-016">
                <text:p>5.73845924491E-016</text:p>
              </table:table-cell>
              <table:table-cell office:value-type="float" office:value="48.6816399236">
                <text:p>48.6816399236</text:p>
              </table:table-cell>
              <table:table-cell office:value-type="float" office:value="11.3353740381">
                <text:p>11.335374038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8.6815332081">
                <text:p>48.6815332081</text:p>
              </table:table-cell>
              <table:table-cell office:value-type="float" office:value="5.47914703395E-016">
                <text:p>5.47914703395E-016</text:p>
              </table:table-cell>
              <table:table-cell office:value-type="float" office:value="48.6815332081">
                <text:p>48.6815332081</text:p>
              </table:table-cell>
              <table:table-cell office:value-type="float" office:value="11.6135638691">
                <text:p>11.613563869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8.6814278023">
                <text:p>48.6814278023</text:p>
              </table:table-cell>
              <table:table-cell office:value-type="float" office:value="5.74171723335E-016">
                <text:p>5.74171723335E-016</text:p>
              </table:table-cell>
              <table:table-cell office:value-type="float" office:value="48.6814278023">
                <text:p>48.6814278023</text:p>
              </table:table-cell>
              <table:table-cell office:value-type="float" office:value="11.8985809632">
                <text:p>11.898580963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8.6813236747">
                <text:p>48.6813236747</text:p>
              </table:table-cell>
              <table:table-cell office:value-type="float" office:value="4.97134606829E-016">
                <text:p>4.97134606829E-016</text:p>
              </table:table-cell>
              <table:table-cell office:value-type="float" office:value="48.6813236747">
                <text:p>48.6813236747</text:p>
              </table:table-cell>
              <table:table-cell office:value-type="float" office:value="12.1905928734">
                <text:p>12.190592873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8.6812207674">
                <text:p>48.6812207674</text:p>
              </table:table-cell>
              <table:table-cell office:value-type="float" office:value="5.22738503269E-016">
                <text:p>5.22738503269E-016</text:p>
              </table:table-cell>
              <table:table-cell office:value-type="float" office:value="48.6812207674">
                <text:p>48.6812207674</text:p>
              </table:table-cell>
              <table:table-cell office:value-type="float" office:value="12.4897712648">
                <text:p>12.48977126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8.6816445678">
                <text:p>48.6816445678</text:p>
              </table:table-cell>
              <table:table-cell office:value-type="float" office:value="4.96677717554E-016">
                <text:p>4.96677717554E-016</text:p>
              </table:table-cell>
              <table:table-cell office:value-type="float" office:value="48.6816445678">
                <text:p>48.6816445678</text:p>
              </table:table-cell>
              <table:table-cell office:value-type="float" office:value="12.7962920152">
                <text:p>12.796292015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8.6838268544">
                <text:p>48.6838268544</text:p>
              </table:table-cell>
              <table:table-cell office:value-type="float" office:value="5.30292152197E-016">
                <text:p>5.30292152197E-016</text:p>
              </table:table-cell>
              <table:table-cell office:value-type="float" office:value="48.6838268544">
                <text:p>48.6838268544</text:p>
              </table:table-cell>
              <table:table-cell office:value-type="float" office:value="13.1103353189">
                <text:p>13.110335318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8.6863436588">
                <text:p>48.6863436588</text:p>
              </table:table-cell>
              <table:table-cell office:value-type="float" office:value="5.77278096591E-016">
                <text:p>5.77278096591E-016</text:p>
              </table:table-cell>
              <table:table-cell office:value-type="float" office:value="48.6863436588">
                <text:p>48.6863436588</text:p>
              </table:table-cell>
              <table:table-cell office:value-type="float" office:value="13.4320857925">
                <text:p>13.432085792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8.688192878">
                <text:p>48.688192878</text:p>
              </table:table-cell>
              <table:table-cell office:value-type="float" office:value="4.88136791364E-016">
                <text:p>4.88136791364E-016</text:p>
              </table:table-cell>
              <table:table-cell office:value-type="float" office:value="48.688192878">
                <text:p>48.688192878</text:p>
              </table:table-cell>
              <table:table-cell office:value-type="float" office:value="13.7617325834">
                <text:p>13.761732583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8.6889294843">
                <text:p>48.6889294843</text:p>
              </table:table-cell>
              <table:table-cell office:value-type="float" office:value="4.08905418867E-016">
                <text:p>4.08905418867E-016</text:p>
              </table:table-cell>
              <table:table-cell office:value-type="float" office:value="48.6889294843">
                <text:p>48.6889294843</text:p>
              </table:table-cell>
              <table:table-cell office:value-type="float" office:value="14.099469481">
                <text:p>14.09946948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8.688511452">
                <text:p>48.688511452</text:p>
              </table:table-cell>
              <table:table-cell office:value-type="float" office:value="5.30089119347E-016">
                <text:p>5.30089119347E-016</text:p>
              </table:table-cell>
              <table:table-cell office:value-type="float" office:value="48.688511452">
                <text:p>48.688511452</text:p>
              </table:table-cell>
              <table:table-cell office:value-type="float" office:value="14.4454950305">
                <text:p>14.445495030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8.6871648885">
                <text:p>48.6871648885</text:p>
              </table:table-cell>
              <table:table-cell office:value-type="float" office:value="5.04982252021E-016">
                <text:p>5.04982252021E-016</text:p>
              </table:table-cell>
              <table:table-cell office:value-type="float" office:value="48.6871648885">
                <text:p>48.6871648885</text:p>
              </table:table-cell>
              <table:table-cell office:value-type="float" office:value="14.80001265">
                <text:p>14.8000126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8.6852679287">
                <text:p>48.6852679287</text:p>
              </table:table-cell>
              <table:table-cell office:value-type="float" office:value="2.84847954417E-016">
                <text:p>2.84847954417E-016</text:p>
              </table:table-cell>
              <table:table-cell office:value-type="float" office:value="48.6852679287">
                <text:p>48.6852679287</text:p>
              </table:table-cell>
              <table:table-cell office:value-type="float" office:value="15.1632307496">
                <text:p>15.163230749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8.6999434506">
                <text:p>48.6999434506</text:p>
              </table:table-cell>
              <table:table-cell office:value-type="float" office:value="2.65492086047E-016">
                <text:p>2.65492086047E-016</text:p>
              </table:table-cell>
              <table:table-cell office:value-type="float" office:value="48.6999434506">
                <text:p>48.6999434506</text:p>
              </table:table-cell>
              <table:table-cell office:value-type="float" office:value="15.5353628543">
                <text:p>15.53536285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8.6842020929">
                <text:p>48.6842020929</text:p>
              </table:table-cell>
              <table:table-cell office:value-type="float" office:value="3.00367197124E-016">
                <text:p>3.00367197124E-016</text:p>
              </table:table-cell>
              <table:table-cell office:value-type="float" office:value="48.6842020929">
                <text:p>48.6842020929</text:p>
              </table:table-cell>
              <table:table-cell office:value-type="float" office:value="15.9166277293">
                <text:p>15.91662772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3.7116340184">
                <text:p>53.7116340184</text:p>
              </table:table-cell>
              <table:table-cell office:value-type="float" office:value="6.4099155759E-016">
                <text:p>6.4099155759E-016</text:p>
              </table:table-cell>
              <table:table-cell office:value-type="float" office:value="53.7116340184">
                <text:p>53.7116340184</text:p>
              </table:table-cell>
              <table:table-cell office:value-type="float" office:value="16.3072495086">
                <text:p>16.3072495086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53.7166872043">
                <text:p>53.7166872043</text:p>
              </table:table-cell>
              <table:table-cell office:value-type="float" office:value="4.06334006554E-016">
                <text:p>4.06334006554E-016</text:p>
              </table:table-cell>
              <table:table-cell office:value-type="float" office:value="53.7166872043">
                <text:p>53.7166872043</text:p>
              </table:table-cell>
              <table:table-cell office:value-type="float" office:value="16.7074578271">
                <text:p>16.707457827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53.701722664">
                <text:p>53.701722664</text:p>
              </table:table-cell>
              <table:table-cell office:value-type="float" office:value="7.2374829697E-016">
                <text:p>7.2374829697E-016</text:p>
              </table:table-cell>
              <table:table-cell office:value-type="float" office:value="53.701722664">
                <text:p>53.701722664</text:p>
              </table:table-cell>
              <table:table-cell office:value-type="float" office:value="17.1174879552">
                <text:p>17.1174879552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53.6940494982">
                <text:p>53.6940494982</text:p>
              </table:table-cell>
              <table:table-cell office:value-type="float" office:value="5.64147997304E-016">
                <text:p>5.64147997304E-016</text:p>
              </table:table-cell>
              <table:table-cell office:value-type="float" office:value="53.6940494982">
                <text:p>53.6940494982</text:p>
              </table:table-cell>
              <table:table-cell office:value-type="float" office:value="17.537580937">
                <text:p>17.53758093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53.6932925135">
                <text:p>53.6932925135</text:p>
              </table:table-cell>
              <table:table-cell office:value-type="float" office:value="5.14533568977E-016">
                <text:p>5.14533568977E-016</text:p>
              </table:table-cell>
              <table:table-cell office:value-type="float" office:value="53.6932925135">
                <text:p>53.6932925135</text:p>
              </table:table-cell>
              <table:table-cell office:value-type="float" office:value="17.9679837326">
                <text:p>17.967983732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53.7014006918">
                <text:p>53.7014006918</text:p>
              </table:table-cell>
              <table:table-cell office:value-type="float" office:value="6.12962104001E-016">
                <text:p>6.12962104001E-016</text:p>
              </table:table-cell>
              <table:table-cell office:value-type="float" office:value="53.7014006918">
                <text:p>53.7014006918</text:p>
              </table:table-cell>
              <table:table-cell office:value-type="float" office:value="18.4089493628">
                <text:p>18.4089493628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53.7007840175">
                <text:p>53.7007840175</text:p>
              </table:table-cell>
              <table:table-cell office:value-type="float" office:value="6.91995075343E-016">
                <text:p>6.91995075343E-016</text:p>
              </table:table-cell>
              <table:table-cell office:value-type="float" office:value="53.7007840175">
                <text:p>53.7007840175</text:p>
              </table:table-cell>
              <table:table-cell office:value-type="float" office:value="18.860737058">
                <text:p>18.86073705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53.6888922223">
                <text:p>53.6888922223</text:p>
              </table:table-cell>
              <table:table-cell office:value-type="float" office:value="2.33566990053E-016">
                <text:p>2.33566990053E-016</text:p>
              </table:table-cell>
              <table:table-cell office:value-type="float" office:value="53.6888922223">
                <text:p>53.6888922223</text:p>
              </table:table-cell>
              <table:table-cell office:value-type="float" office:value="19.3236124104">
                <text:p>19.3236124104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53.727460588">
                <text:p>53.727460588</text:p>
              </table:table-cell>
              <table:table-cell office:value-type="float" office:value="3.44491254976E-016">
                <text:p>3.44491254976E-016</text:p>
              </table:table-cell>
              <table:table-cell office:value-type="float" office:value="53.727460588">
                <text:p>53.727460588</text:p>
              </table:table-cell>
              <table:table-cell office:value-type="float" office:value="19.7978475306">
                <text:p>19.7978475306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53.839187269">
                <text:p>53.839187269</text:p>
              </table:table-cell>
              <table:table-cell office:value-type="float" office:value="1.38763152366E-016">
                <text:p>1.38763152366E-016</text:p>
              </table:table-cell>
              <table:table-cell office:value-type="float" office:value="53.839187269">
                <text:p>53.839187269</text:p>
              </table:table-cell>
              <table:table-cell office:value-type="float" office:value="20.2837212069">
                <text:p>20.283721206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3.6034999585">
                <text:p>53.6034999585</text:p>
              </table:table-cell>
              <table:table-cell office:value-type="float" office:value="4.16359820461E-017">
                <text:p>4.16359820461E-017</text:p>
              </table:table-cell>
              <table:table-cell office:value-type="float" office:value="53.6034999585">
                <text:p>53.6034999585</text:p>
              </table:table-cell>
              <table:table-cell office:value-type="float" office:value="20.7815190699">
                <text:p>20.7815190699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53.563487533">
                <text:p>53.563487533</text:p>
              </table:table-cell>
              <table:table-cell office:value-type="float" office:value="1.87234869404E-016">
                <text:p>1.87234869404E-016</text:p>
              </table:table-cell>
              <table:table-cell office:value-type="float" office:value="53.563487533">
                <text:p>53.563487533</text:p>
              </table:table-cell>
              <table:table-cell office:value-type="float" office:value="21.2915337599">
                <text:p>21.2915337599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53.5224399489">
                <text:p>53.5224399489</text:p>
              </table:table-cell>
              <table:table-cell office:value-type="float" office:value="2.02080570921E-017">
                <text:p>2.02080570921E-017</text:p>
              </table:table-cell>
              <table:table-cell office:value-type="float" office:value="53.5224399489">
                <text:p>53.5224399489</text:p>
              </table:table-cell>
              <table:table-cell office:value-type="float" office:value="21.8140650991">
                <text:p>21.814065099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53.4933921112">
                <text:p>53.4933921112</text:p>
              </table:table-cell>
              <table:table-cell office:value-type="float" office:value="-1.24685850711E-016">
                <text:p>-1.24685850711E-016</text:p>
              </table:table-cell>
              <table:table-cell office:value-type="float" office:value="53.4933921112">
                <text:p>53.4933921112</text:p>
              </table:table-cell>
              <table:table-cell office:value-type="float" office:value="22.3494202679">
                <text:p>22.3494202679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53.4755090006">
                <text:p>53.4755090006</text:p>
              </table:table-cell>
              <table:table-cell office:value-type="float" office:value="9.86287608267E-017">
                <text:p>9.86287608267E-017</text:p>
              </table:table-cell>
              <table:table-cell office:value-type="float" office:value="53.4755090006">
                <text:p>53.4755090006</text:p>
              </table:table-cell>
              <table:table-cell office:value-type="float" office:value="22.8979139854">
                <text:p>22.897913985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53.459851546">
                <text:p>53.459851546</text:p>
              </table:table-cell>
              <table:table-cell office:value-type="float" office:value="3.26900568235E-017">
                <text:p>3.26900568235E-017</text:p>
              </table:table-cell>
              <table:table-cell office:value-type="float" office:value="53.459851546">
                <text:p>53.459851546</text:p>
              </table:table-cell>
              <table:table-cell office:value-type="float" office:value="23.4598686944">
                <text:p>23.4598686944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53.4458562418">
                <text:p>53.4458562418</text:p>
              </table:table-cell>
              <table:table-cell office:value-type="float" office:value="3.23290930504E-017">
                <text:p>3.23290930504E-017</text:p>
              </table:table-cell>
              <table:table-cell office:value-type="float" office:value="53.4458562418">
                <text:p>53.4458562418</text:p>
              </table:table-cell>
              <table:table-cell office:value-type="float" office:value="24.0356147513">
                <text:p>24.0356147513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53.4331573524">
                <text:p>53.4331573524</text:p>
              </table:table-cell>
              <table:table-cell office:value-type="float" office:value="-7.06641288704E-017">
                <text:p>-7.06641288704E-017</text:p>
              </table:table-cell>
              <table:table-cell office:value-type="float" office:value="53.4331573524">
                <text:p>53.4331573524</text:p>
              </table:table-cell>
              <table:table-cell office:value-type="float" office:value="24.6254906196">
                <text:p>24.6254906196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53.4215021838">
                <text:p>53.4215021838</text:p>
              </table:table-cell>
              <table:table-cell office:value-type="float" office:value="-8.86207826998E-017">
                <text:p>-8.86207826998E-017</text:p>
              </table:table-cell>
              <table:table-cell office:value-type="float" office:value="53.4215021838">
                <text:p>53.4215021838</text:p>
              </table:table-cell>
              <table:table-cell office:value-type="float" office:value="25.2298430696">
                <text:p>25.2298430696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53.4107080527">
                <text:p>53.4107080527</text:p>
              </table:table-cell>
              <table:table-cell office:value-type="float" office:value="-4.20082040325E-017">
                <text:p>-4.20082040325E-017</text:p>
              </table:table-cell>
              <table:table-cell office:value-type="float" office:value="53.4107080527">
                <text:p>53.4107080527</text:p>
              </table:table-cell>
              <table:table-cell office:value-type="float" office:value="25.8490273818">
                <text:p>25.849027381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3.4006382666">
                <text:p>53.4006382666</text:p>
              </table:table-cell>
              <table:table-cell office:value-type="float" office:value="9.12259406693E-018">
                <text:p>9.12259406693E-018</text:p>
              </table:table-cell>
              <table:table-cell office:value-type="float" office:value="53.4006382666">
                <text:p>53.4006382666</text:p>
              </table:table-cell>
              <table:table-cell office:value-type="float" office:value="26.4834075559">
                <text:p>26.4834075559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53.3911875642">
                <text:p>53.3911875642</text:p>
              </table:table-cell>
              <table:table-cell office:value-type="float" office:value="-6.72983798533E-017">
                <text:p>-6.72983798533E-017</text:p>
              </table:table-cell>
              <table:table-cell office:value-type="float" office:value="53.3911875642">
                <text:p>53.3911875642</text:p>
              </table:table-cell>
              <table:table-cell office:value-type="float" office:value="27.133356525">
                <text:p>27.1333565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53.3822728234">
                <text:p>53.3822728234</text:p>
              </table:table-cell>
              <table:table-cell office:value-type="float" office:value="1.94951685553E-016">
                <text:p>1.94951685553E-016</text:p>
              </table:table-cell>
              <table:table-cell office:value-type="float" office:value="53.3822728234">
                <text:p>53.3822728234</text:p>
              </table:table-cell>
              <table:table-cell office:value-type="float" office:value="27.7992563743">
                <text:p>27.799256374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53.3738272552">
                <text:p>53.3738272552</text:p>
              </table:table-cell>
              <table:table-cell office:value-type="float" office:value="-1.99506405307E-016">
                <text:p>-1.99506405307E-016</text:p>
              </table:table-cell>
              <table:table-cell office:value-type="float" office:value="53.3738272552">
                <text:p>53.3738272552</text:p>
              </table:table-cell>
              <table:table-cell office:value-type="float" office:value="28.4814985662">
                <text:p>28.481498566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53.3657963265">
                <text:p>53.3657963265</text:p>
              </table:table-cell>
              <table:table-cell office:value-type="float" office:value="2.41778197549E-017">
                <text:p>2.41778197549E-017</text:p>
              </table:table-cell>
              <table:table-cell office:value-type="float" office:value="53.3657963265">
                <text:p>53.3657963265</text:p>
              </table:table-cell>
              <table:table-cell office:value-type="float" office:value="29.1804841703">
                <text:p>29.180484170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53.358134849">
                <text:p>53.358134849</text:p>
              </table:table-cell>
              <table:table-cell office:value-type="float" office:value="1.89441613489E-016">
                <text:p>1.89441613489E-016</text:p>
              </table:table-cell>
              <table:table-cell office:value-type="float" office:value="53.358134849">
                <text:p>53.358134849</text:p>
              </table:table-cell>
              <table:table-cell office:value-type="float" office:value="29.8966240992">
                <text:p>29.8966240992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97.8174330548">
                <text:p>97.8174330548</text:p>
              </table:table-cell>
              <table:table-cell office:value-type="float" office:value="1.48843472331E-015">
                <text:p>1.48843472331E-015</text:p>
              </table:table-cell>
              <table:table-cell office:value-type="float" office:value="97.8174330548">
                <text:p>97.8174330548</text:p>
              </table:table-cell>
              <table:table-cell office:value-type="float" office:value="30.6303393498">
                <text:p>30.6303393498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97.8118854999">
                <text:p>97.8118854999</text:p>
              </table:table-cell>
              <table:table-cell office:value-type="float" office:value="1.31267245452E-015">
                <text:p>1.31267245452E-015</text:p>
              </table:table-cell>
              <table:table-cell office:value-type="float" office:value="97.8118854999">
                <text:p>97.8118854999</text:p>
              </table:table-cell>
              <table:table-cell office:value-type="float" office:value="31.3820612511">
                <text:p>31.3820612511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97.8064674749">
                <text:p>97.8064674749</text:p>
              </table:table-cell>
              <table:table-cell office:value-type="float" office:value="7.04182731105E-016">
                <text:p>7.04182731105E-016</text:p>
              </table:table-cell>
              <table:table-cell office:value-type="float" office:value="97.8064674749">
                <text:p>97.8064674749</text:p>
              </table:table-cell>
              <table:table-cell office:value-type="float" office:value="32.1522317178">
                <text:p>32.152231717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97.8011595606">
                <text:p>97.8011595606</text:p>
              </table:table-cell>
              <table:table-cell office:value-type="float" office:value="1.12181249873E-015">
                <text:p>1.12181249873E-015</text:p>
              </table:table-cell>
              <table:table-cell office:value-type="float" office:value="97.8011595606">
                <text:p>97.8011595606</text:p>
              </table:table-cell>
              <table:table-cell office:value-type="float" office:value="32.9413035098">
                <text:p>32.941303509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97.7959535679">
                <text:p>97.7959535679</text:p>
              </table:table-cell>
              <table:table-cell office:value-type="float" office:value="5.34304930354E-016">
                <text:p>5.34304930354E-016</text:p>
              </table:table-cell>
              <table:table-cell office:value-type="float" office:value="97.7959535679">
                <text:p>97.7959535679</text:p>
              </table:table-cell>
              <table:table-cell office:value-type="float" office:value="33.7497404985">
                <text:p>33.749740498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97.790838152">
                <text:p>97.790838152</text:p>
              </table:table-cell>
              <table:table-cell office:value-type="float" office:value="7.76331050178E-016">
                <text:p>7.76331050178E-016</text:p>
              </table:table-cell>
              <table:table-cell office:value-type="float" office:value="97.790838152">
                <text:p>97.790838152</text:p>
              </table:table-cell>
              <table:table-cell office:value-type="float" office:value="34.5780179396">
                <text:p>34.578017939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97.7858204152">
                <text:p>97.7858204152</text:p>
              </table:table-cell>
              <table:table-cell office:value-type="float" office:value="9.18527189756E-016">
                <text:p>9.18527189756E-016</text:p>
              </table:table-cell>
              <table:table-cell office:value-type="float" office:value="97.7858204152">
                <text:p>97.7858204152</text:p>
              </table:table-cell>
              <table:table-cell office:value-type="float" office:value="35.4266227524">
                <text:p>35.426622752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97.7808917138">
                <text:p>97.7808917138</text:p>
              </table:table-cell>
              <table:table-cell office:value-type="float" office:value="1.40994213192E-015">
                <text:p>1.40994213192E-015</text:p>
              </table:table-cell>
              <table:table-cell office:value-type="float" office:value="97.7808917138">
                <text:p>97.7808917138</text:p>
              </table:table-cell>
              <table:table-cell office:value-type="float" office:value="36.296053806">
                <text:p>36.29605380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97.7760456786">
                <text:p>97.7760456786</text:p>
              </table:table-cell>
              <table:table-cell office:value-type="float" office:value="1.28025481221E-015">
                <text:p>1.28025481221E-015</text:p>
              </table:table-cell>
              <table:table-cell office:value-type="float" office:value="97.7760456786">
                <text:p>97.7760456786</text:p>
              </table:table-cell>
              <table:table-cell office:value-type="float" office:value="37.1868222127">
                <text:p>37.186822212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97.7712773747">
                <text:p>97.7712773747</text:p>
              </table:table-cell>
              <table:table-cell office:value-type="float" office:value="1.18008328985E-015">
                <text:p>1.18008328985E-015</text:p>
              </table:table-cell>
              <table:table-cell office:value-type="float" office:value="97.7712773747">
                <text:p>97.7712773747</text:p>
              </table:table-cell>
              <table:table-cell office:value-type="float" office:value="38.0994516282">
                <text:p>38.0994516282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97.7665826484">
                <text:p>97.7665826484</text:p>
              </table:table-cell>
              <table:table-cell office:value-type="float" office:value="9.26820379054E-016">
                <text:p>9.26820379054E-016</text:p>
              </table:table-cell>
              <table:table-cell office:value-type="float" office:value="97.7665826484">
                <text:p>97.7665826484</text:p>
              </table:table-cell>
              <table:table-cell office:value-type="float" office:value="39.0344785599">
                <text:p>39.034478559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97.7619591914">
                <text:p>97.7619591914</text:p>
              </table:table-cell>
              <table:table-cell office:value-type="float" office:value="9.80590783412E-016">
                <text:p>9.80590783412E-016</text:p>
              </table:table-cell>
              <table:table-cell office:value-type="float" office:value="97.7619591914">
                <text:p>97.7619591914</text:p>
              </table:table-cell>
              <table:table-cell office:value-type="float" office:value="39.9924526817">
                <text:p>39.9924526817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97.75740471">
                <text:p>97.75740471</text:p>
              </table:table-cell>
              <table:table-cell office:value-type="float" office:value="8.37158154504E-016">
                <text:p>8.37158154504E-016</text:p>
              </table:table-cell>
              <table:table-cell office:value-type="float" office:value="97.75740471">
                <text:p>97.75740471</text:p>
              </table:table-cell>
              <table:table-cell office:value-type="float" office:value="40.9739371578">
                <text:p>40.973937157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97.7529165539">
                <text:p>97.7529165539</text:p>
              </table:table-cell>
              <table:table-cell office:value-type="float" office:value="1.45424656531E-015">
                <text:p>1.45424656531E-015</text:p>
              </table:table-cell>
              <table:table-cell office:value-type="float" office:value="97.7529165539">
                <text:p>97.7529165539</text:p>
              </table:table-cell>
              <table:table-cell office:value-type="float" office:value="41.9795089732">
                <text:p>41.979508973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97.7484916861">
                <text:p>97.7484916861</text:p>
              </table:table-cell>
              <table:table-cell office:value-type="float" office:value="1.37134026153E-015">
                <text:p>1.37134026153E-015</text:p>
              </table:table-cell>
              <table:table-cell office:value-type="float" office:value="97.7484916861">
                <text:p>97.7484916861</text:p>
              </table:table-cell>
              <table:table-cell office:value-type="float" office:value="43.0097592732">
                <text:p>43.0097592732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97.7441309969">
                <text:p>97.7441309969</text:p>
              </table:table-cell>
              <table:table-cell office:value-type="float" office:value="5.39596948759E-016">
                <text:p>5.39596948759E-016</text:p>
              </table:table-cell>
              <table:table-cell office:value-type="float" office:value="97.7441309969">
                <text:p>97.7441309969</text:p>
              </table:table-cell>
              <table:table-cell office:value-type="float" office:value="44.0652937107">
                <text:p>44.0652937107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97.7398297615">
                <text:p>97.7398297615</text:p>
              </table:table-cell>
              <table:table-cell office:value-type="float" office:value="7.98440985188E-016">
                <text:p>7.98440985188E-016</text:p>
              </table:table-cell>
              <table:table-cell office:value-type="float" office:value="97.7398297615">
                <text:p>97.7398297615</text:p>
              </table:table-cell>
              <table:table-cell office:value-type="float" office:value="45.1467328026">
                <text:p>45.1467328026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97.7355810931">
                <text:p>97.7355810931</text:p>
              </table:table-cell>
              <table:table-cell office:value-type="float" office:value="9.80336770341E-016">
                <text:p>9.80336770341E-016</text:p>
              </table:table-cell>
              <table:table-cell office:value-type="float" office:value="97.7355810931">
                <text:p>97.7355810931</text:p>
              </table:table-cell>
              <table:table-cell office:value-type="float" office:value="46.2547122942">
                <text:p>46.254712294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97.7313954898">
                <text:p>97.7313954898</text:p>
              </table:table-cell>
              <table:table-cell office:value-type="float" office:value="1.14524808949E-015">
                <text:p>1.14524808949E-015</text:p>
              </table:table-cell>
              <table:table-cell office:value-type="float" office:value="97.7313954898">
                <text:p>97.7313954898</text:p>
              </table:table-cell>
              <table:table-cell office:value-type="float" office:value="47.3898835333">
                <text:p>47.3898835333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97.7272673016">
                <text:p>97.7272673016</text:p>
              </table:table-cell>
              <table:table-cell office:value-type="float" office:value="1.2227309015E-015">
                <text:p>1.2227309015E-015</text:p>
              </table:table-cell>
              <table:table-cell office:value-type="float" office:value="97.7272673016">
                <text:p>97.7272673016</text:p>
              </table:table-cell>
              <table:table-cell office:value-type="float" office:value="48.5529138526">
                <text:p>48.5529138526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97.7231963733">
                <text:p>97.7231963733</text:p>
              </table:table-cell>
              <table:table-cell office:value-type="float" office:value="9.78004006464E-016">
                <text:p>9.78004006464E-016</text:p>
              </table:table-cell>
              <table:table-cell office:value-type="float" office:value="97.7231963733">
                <text:p>97.7231963733</text:p>
              </table:table-cell>
              <table:table-cell office:value-type="float" office:value="49.7444869625">
                <text:p>49.7444869625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97.7191789396">
                <text:p>97.7191789396</text:p>
              </table:table-cell>
              <table:table-cell office:value-type="float" office:value="1.09371505161E-015">
                <text:p>1.09371505161E-015</text:p>
              </table:table-cell>
              <table:table-cell office:value-type="float" office:value="97.7191789396">
                <text:p>97.7191789396</text:p>
              </table:table-cell>
              <table:table-cell office:value-type="float" office:value="50.9653033528">
                <text:p>50.965303352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97.7152132923">
                <text:p>97.7152132923</text:p>
              </table:table-cell>
              <table:table-cell office:value-type="float" office:value="1.36978967922E-015">
                <text:p>1.36978967922E-015</text:p>
              </table:table-cell>
              <table:table-cell office:value-type="float" office:value="97.7152132923">
                <text:p>97.7152132923</text:p>
              </table:table-cell>
              <table:table-cell office:value-type="float" office:value="52.2160807047">
                <text:p>52.2160807047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97.7112976099">
                <text:p>97.7112976099</text:p>
              </table:table-cell>
              <table:table-cell office:value-type="float" office:value="1.26193831187E-015">
                <text:p>1.26193831187E-015</text:p>
              </table:table-cell>
              <table:table-cell office:value-type="float" office:value="97.7112976099">
                <text:p>97.7112976099</text:p>
              </table:table-cell>
              <table:table-cell office:value-type="float" office:value="53.4975543123">
                <text:p>53.497554312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4.8104775152">
                <text:p>54.8104775152</text:p>
              </table:table-cell>
              <table:table-cell office:value-type="float" office:value="1.21515599093E-016">
                <text:p>1.21515599093E-016</text:p>
              </table:table-cell>
              <table:table-cell office:value-type="float" office:value="54.8104775152">
                <text:p>54.8104775152</text:p>
              </table:table-cell>
              <table:table-cell office:value-type="float" office:value="54.8104775152">
                <text:p>54.8104775152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54.8039152698">
                <text:p>54.8039152698</text:p>
              </table:table-cell>
              <table:table-cell office:value-type="float" office:value="1.64600894225E-016">
                <text:p>1.64600894225E-016</text:p>
              </table:table-cell>
              <table:table-cell office:value-type="float" office:value="54.8039152698">
                <text:p>54.8039152698</text:p>
              </table:table-cell>
              <table:table-cell office:value-type="float" office:value="56.1556221413">
                <text:p>56.155622141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54.7912351697">
                <text:p>54.7912351697</text:p>
              </table:table-cell>
              <table:table-cell office:value-type="float" office:value="1.39663173108E-016">
                <text:p>1.39663173108E-016</text:p>
              </table:table-cell>
              <table:table-cell office:value-type="float" office:value="54.7912351697">
                <text:p>54.7912351697</text:p>
              </table:table-cell>
              <table:table-cell office:value-type="float" office:value="57.5337789604">
                <text:p>57.533778960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54.7835147856">
                <text:p>54.7835147856</text:p>
              </table:table-cell>
              <table:table-cell office:value-type="float" office:value="3.06482704984E-017">
                <text:p>3.06482704984E-017</text:p>
              </table:table-cell>
              <table:table-cell office:value-type="float" office:value="54.7835147856">
                <text:p>54.7835147856</text:p>
              </table:table-cell>
              <table:table-cell office:value-type="float" office:value="58.9457581493">
                <text:p>58.9457581493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54.7737914654">
                <text:p>54.7737914654</text:p>
              </table:table-cell>
              <table:table-cell office:value-type="float" office:value="5.11412614409E-016">
                <text:p>5.11412614409E-016</text:p>
              </table:table-cell>
              <table:table-cell office:value-type="float" office:value="54.7737914654">
                <text:p>54.7737914654</text:p>
              </table:table-cell>
              <table:table-cell office:value-type="float" office:value="60.3923897679">
                <text:p>60.392389767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54.7636302576">
                <text:p>54.7636302576</text:p>
              </table:table-cell>
              <table:table-cell office:value-type="float" office:value="4.18147102072E-016">
                <text:p>4.18147102072E-016</text:p>
              </table:table-cell>
              <table:table-cell office:value-type="float" office:value="54.7636302576">
                <text:p>54.7636302576</text:p>
              </table:table-cell>
              <table:table-cell office:value-type="float" office:value="61.8745242472">
                <text:p>61.874524247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54.7605800069">
                <text:p>54.7605800069</text:p>
              </table:table-cell>
              <table:table-cell office:value-type="float" office:value="5.35331517377E-016">
                <text:p>5.35331517377E-016</text:p>
              </table:table-cell>
              <table:table-cell office:value-type="float" office:value="54.7605800069">
                <text:p>54.7605800069</text:p>
              </table:table-cell>
              <table:table-cell office:value-type="float" office:value="63.3930328892">
                <text:p>63.3930328892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54.7599090807">
                <text:p>54.7599090807</text:p>
              </table:table-cell>
              <table:table-cell office:value-type="float" office:value="5.75784538667E-016">
                <text:p>5.75784538667E-016</text:p>
              </table:table-cell>
              <table:table-cell office:value-type="float" office:value="54.7599090807">
                <text:p>54.7599090807</text:p>
              </table:table-cell>
              <table:table-cell office:value-type="float" office:value="64.9488083794">
                <text:p>64.9488083794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54.7614135219">
                <text:p>54.7614135219</text:p>
              </table:table-cell>
              <table:table-cell office:value-type="float" office:value="0.0000000000000115857081548">
                <text:p>0.0000000000000115857081548</text:p>
              </table:table-cell>
              <table:table-cell office:value-type="float" office:value="54.7614135219">
                <text:p>54.7614135219</text:p>
              </table:table-cell>
              <table:table-cell office:value-type="float" office:value="66.542765311">
                <text:p>66.542765311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54.8093007376">
                <text:p>54.8093007376</text:p>
              </table:table-cell>
              <table:table-cell office:value-type="float" office:value="5.89580005939E-016">
                <text:p>5.89580005939E-016</text:p>
              </table:table-cell>
              <table:table-cell office:value-type="float" office:value="54.8093007376">
                <text:p>54.8093007376</text:p>
              </table:table-cell>
              <table:table-cell office:value-type="float" office:value="68.1758407232">
                <text:p>68.175840723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4.761239348">
                <text:p>54.761239348</text:p>
              </table:table-cell>
              <table:table-cell office:value-type="float" office:value="4.78168816438E-016">
                <text:p>4.78168816438E-016</text:p>
              </table:table-cell>
              <table:table-cell office:value-type="float" office:value="54.761239348">
                <text:p>54.761239348</text:p>
              </table:table-cell>
              <table:table-cell office:value-type="float" office:value="69.8489946517">
                <text:p>69.8489946517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54.7539821501">
                <text:p>54.7539821501</text:p>
              </table:table-cell>
              <table:table-cell office:value-type="float" office:value="6.14276762582E-016">
                <text:p>6.14276762582E-016</text:p>
              </table:table-cell>
              <table:table-cell office:value-type="float" office:value="54.7539821501">
                <text:p>54.7539821501</text:p>
              </table:table-cell>
              <table:table-cell office:value-type="float" office:value="71.5632106931">
                <text:p>71.5632106931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54.738519153">
                <text:p>54.738519153</text:p>
              </table:table-cell>
              <table:table-cell office:value-type="float" office:value="4.87225195949E-016">
                <text:p>4.87225195949E-016</text:p>
              </table:table-cell>
              <table:table-cell office:value-type="float" office:value="54.738519153">
                <text:p>54.738519153</text:p>
              </table:table-cell>
              <table:table-cell office:value-type="float" office:value="73.3194965832">
                <text:p>73.3194965832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54.7531490176">
                <text:p>54.7531490176</text:p>
              </table:table-cell>
              <table:table-cell office:value-type="float" office:value="5.51516687885E-016">
                <text:p>5.51516687885E-016</text:p>
              </table:table-cell>
              <table:table-cell office:value-type="float" office:value="54.7531490176">
                <text:p>54.7531490176</text:p>
              </table:table-cell>
              <table:table-cell office:value-type="float" office:value="75.1188847893">
                <text:p>75.1188847893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54.8555651452">
                <text:p>54.8555651452</text:p>
              </table:table-cell>
              <table:table-cell office:value-type="float" office:value="9.56561273147E-017">
                <text:p>9.56561273147E-017</text:p>
              </table:table-cell>
              <table:table-cell office:value-type="float" office:value="54.8555651452">
                <text:p>54.8555651452</text:p>
              </table:table-cell>
              <table:table-cell office:value-type="float" office:value="76.9624331175">
                <text:p>76.962433117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54.7188433364">
                <text:p>54.7188433364</text:p>
              </table:table-cell>
              <table:table-cell office:value-type="float" office:value="2.38334374912E-016">
                <text:p>2.38334374912E-016</text:p>
              </table:table-cell>
              <table:table-cell office:value-type="float" office:value="54.7188433364">
                <text:p>54.7188433364</text:p>
              </table:table-cell>
              <table:table-cell office:value-type="float" office:value="78.8512253341">
                <text:p>78.851225334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54.7045186942">
                <text:p>54.7045186942</text:p>
              </table:table-cell>
              <table:table-cell office:value-type="float" office:value="2.39124009631E-016">
                <text:p>2.39124009631E-016</text:p>
              </table:table-cell>
              <table:table-cell office:value-type="float" office:value="54.7045186942">
                <text:p>54.7045186942</text:p>
              </table:table-cell>
              <table:table-cell office:value-type="float" office:value="80.7863718029">
                <text:p>80.7863718029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54.6808498583">
                <text:p>54.6808498583</text:p>
              </table:table-cell>
              <table:table-cell office:value-type="float" office:value="2.16474787609E-016">
                <text:p>2.16474787609E-016</text:p>
              </table:table-cell>
              <table:table-cell office:value-type="float" office:value="54.6808498583">
                <text:p>54.6808498583</text:p>
              </table:table-cell>
              <table:table-cell office:value-type="float" office:value="82.7690101381">
                <text:p>82.7690101381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54.6661011147">
                <text:p>54.6661011147</text:p>
              </table:table-cell>
              <table:table-cell office:value-type="float" office:value="1.830542392E-016">
                <text:p>1.830542392E-016</text:p>
              </table:table-cell>
              <table:table-cell office:value-type="float" office:value="54.6661011147">
                <text:p>54.6661011147</text:p>
              </table:table-cell>
              <table:table-cell office:value-type="float" office:value="84.8003058728">
                <text:p>84.8003058728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54.6585830286">
                <text:p>54.6585830286</text:p>
              </table:table-cell>
              <table:table-cell office:value-type="float" office:value="-6.81808880212E-017">
                <text:p>-6.81808880212E-017</text:p>
              </table:table-cell>
              <table:table-cell office:value-type="float" office:value="54.6585830286">
                <text:p>54.6585830286</text:p>
              </table:table-cell>
              <table:table-cell office:value-type="float" office:value="86.8814531443">
                <text:p>86.881453144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4.6513824163">
                <text:p>54.6513824163</text:p>
              </table:table-cell>
              <table:table-cell office:value-type="float" office:value="-4.4536071397E-017">
                <text:p>-4.4536071397E-017</text:p>
              </table:table-cell>
              <table:table-cell office:value-type="float" office:value="54.6513824163">
                <text:p>54.6513824163</text:p>
              </table:table-cell>
              <table:table-cell office:value-type="float" office:value="89.0136753964">
                <text:p>89.013675396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54.644457862">
                <text:p>54.644457862</text:p>
              </table:table-cell>
              <table:table-cell office:value-type="float" office:value="1.60675807568E-016">
                <text:p>1.60675807568E-016</text:p>
              </table:table-cell>
              <table:table-cell office:value-type="float" office:value="54.644457862">
                <text:p>54.644457862</text:p>
              </table:table-cell>
              <table:table-cell office:value-type="float" office:value="91.1982260979">
                <text:p>91.1982260979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54.6377777027">
                <text:p>54.6377777027</text:p>
              </table:table-cell>
              <table:table-cell office:value-type="float" office:value="1.24658415749E-016">
                <text:p>1.24658415749E-016</text:p>
              </table:table-cell>
              <table:table-cell office:value-type="float" office:value="54.6377777027">
                <text:p>54.6377777027</text:p>
              </table:table-cell>
              <table:table-cell office:value-type="float" office:value="93.4363894802">
                <text:p>93.4363894802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54.631315494">
                <text:p>54.631315494</text:p>
              </table:table-cell>
              <table:table-cell office:value-type="float" office:value="-3.6401790242E-017">
                <text:p>-3.6401790242E-017</text:p>
              </table:table-cell>
              <table:table-cell office:value-type="float" office:value="54.631315494">
                <text:p>54.631315494</text:p>
              </table:table-cell>
              <table:table-cell office:value-type="float" office:value="95.729481292">
                <text:p>95.72948129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54.6250497327">
                <text:p>54.6250497327</text:p>
              </table:table-cell>
              <table:table-cell office:value-type="float" office:value="3.45034597051E-017">
                <text:p>3.45034597051E-017</text:p>
              </table:table-cell>
              <table:table-cell office:value-type="float" office:value="54.6250497327">
                <text:p>54.6250497327</text:p>
              </table:table-cell>
              <table:table-cell office:value-type="float" office:value="98.0788495725">
                <text:p>98.078849572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54.618962658">
                <text:p>54.618962658</text:p>
              </table:table-cell>
              <table:table-cell office:value-type="float" office:value="2.11903200294E-016">
                <text:p>2.11903200294E-016</text:p>
              </table:table-cell>
              <table:table-cell office:value-type="float" office:value="54.618962658">
                <text:p>54.618962658</text:p>
              </table:table-cell>
              <table:table-cell office:value-type="float" office:value="100.485875445">
                <text:p>100.48587544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00.130012247">
                <text:p>100.130012247</text:p>
              </table:table-cell>
              <table:table-cell office:value-type="float" office:value="8.88716900982E-016">
                <text:p>8.88716900982E-016</text:p>
              </table:table-cell>
              <table:table-cell office:value-type="float" office:value="100.130012247">
                <text:p>100.130012247</text:p>
              </table:table-cell>
              <table:table-cell office:value-type="float" office:value="102.951973926">
                <text:p>102.95197392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100.125516728">
                <text:p>100.125516728</text:p>
              </table:table-cell>
              <table:table-cell office:value-type="float" office:value="1.1436508701E-015">
                <text:p>1.1436508701E-015</text:p>
              </table:table-cell>
              <table:table-cell office:value-type="float" office:value="100.125516728">
                <text:p>100.125516728</text:p>
              </table:table-cell>
              <table:table-cell office:value-type="float" office:value="105.478594761">
                <text:p>105.478594761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00.121119232">
                <text:p>100.121119232</text:p>
              </table:table-cell>
              <table:table-cell office:value-type="float" office:value="9.60125734926E-016">
                <text:p>9.60125734926E-016</text:p>
              </table:table-cell>
              <table:table-cell office:value-type="float" office:value="100.121119232">
                <text:p>100.121119232</text:p>
              </table:table-cell>
              <table:table-cell office:value-type="float" office:value="108.067223274">
                <text:p>108.067223274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100.116790791">
                <text:p>100.116790791</text:p>
              </table:table-cell>
              <table:table-cell office:value-type="float" office:value="8.1018680368E-016">
                <text:p>8.1018680368E-016</text:p>
              </table:table-cell>
              <table:table-cell office:value-type="float" office:value="100.116790791">
                <text:p>100.116790791</text:p>
              </table:table-cell>
              <table:table-cell office:value-type="float" office:value="110.719381241">
                <text:p>110.71938124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00.112520756">
                <text:p>100.112520756</text:p>
              </table:table-cell>
              <table:table-cell office:value-type="float" office:value="1.23781254217E-015">
                <text:p>1.23781254217E-015</text:p>
              </table:table-cell>
              <table:table-cell office:value-type="float" office:value="100.112520756">
                <text:p>100.112520756</text:p>
              </table:table-cell>
              <table:table-cell office:value-type="float" office:value="113.436627787">
                <text:p>113.436627787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100.108294909">
                <text:p>100.108294909</text:p>
              </table:table-cell>
              <table:table-cell office:value-type="float" office:value="9.23067186894E-016">
                <text:p>9.23067186894E-016</text:p>
              </table:table-cell>
              <table:table-cell office:value-type="float" office:value="100.108294909">
                <text:p>100.108294909</text:p>
              </table:table-cell>
              <table:table-cell office:value-type="float" office:value="116.220560297">
                <text:p>116.22056029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00.10412358">
                <text:p>100.10412358</text:p>
              </table:table-cell>
              <table:table-cell office:value-type="float" office:value="5.83849679708E-016">
                <text:p>5.83849679708E-016</text:p>
              </table:table-cell>
              <table:table-cell office:value-type="float" office:value="100.10412358">
                <text:p>100.10412358</text:p>
              </table:table-cell>
              <table:table-cell office:value-type="float" office:value="119.072815362">
                <text:p>119.07281536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100.099998542">
                <text:p>100.099998542</text:p>
              </table:table-cell>
              <table:table-cell office:value-type="float" office:value="1.04008765624E-015">
                <text:p>1.04008765624E-015</text:p>
              </table:table-cell>
              <table:table-cell office:value-type="float" office:value="100.099998542">
                <text:p>100.099998542</text:p>
              </table:table-cell>
              <table:table-cell office:value-type="float" office:value="121.995069737">
                <text:p>121.995069737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00.095914017">
                <text:p>100.095914017</text:p>
              </table:table-cell>
              <table:table-cell office:value-type="float" office:value="1.19043995882E-015">
                <text:p>1.19043995882E-015</text:p>
              </table:table-cell>
              <table:table-cell office:value-type="float" office:value="100.095914017">
                <text:p>100.095914017</text:p>
              </table:table-cell>
              <table:table-cell office:value-type="float" office:value="124.989041326">
                <text:p>124.98904132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00.091867042">
                <text:p>100.091867042</text:p>
              </table:table-cell>
              <table:table-cell office:value-type="float" office:value="9.08872966501E-016">
                <text:p>9.08872966501E-016</text:p>
              </table:table-cell>
              <table:table-cell office:value-type="float" office:value="100.091867042">
                <text:p>100.091867042</text:p>
              </table:table-cell>
              <table:table-cell office:value-type="float" office:value="128.056490195">
                <text:p>128.05649019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00.087855658">
                <text:p>100.087855658</text:p>
              </table:table-cell>
              <table:table-cell office:value-type="float" office:value="1.03700640804E-015">
                <text:p>1.03700640804E-015</text:p>
              </table:table-cell>
              <table:table-cell office:value-type="float" office:value="100.087855658">
                <text:p>100.087855658</text:p>
              </table:table-cell>
              <table:table-cell office:value-type="float" office:value="131.199219604">
                <text:p>131.199219604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00.08387661">
                <text:p>100.08387661</text:p>
              </table:table-cell>
              <table:table-cell office:value-type="float" office:value="1.24519231814E-015">
                <text:p>1.24519231814E-015</text:p>
              </table:table-cell>
              <table:table-cell office:value-type="float" office:value="100.08387661">
                <text:p>100.08387661</text:p>
              </table:table-cell>
              <table:table-cell office:value-type="float" office:value="134.419077069">
                <text:p>134.419077069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00.079929483">
                <text:p>100.079929483</text:p>
              </table:table-cell>
              <table:table-cell office:value-type="float" office:value="1.05129027142E-015">
                <text:p>1.05129027142E-015</text:p>
              </table:table-cell>
              <table:table-cell office:value-type="float" office:value="100.079929483">
                <text:p>100.079929483</text:p>
              </table:table-cell>
              <table:table-cell office:value-type="float" office:value="137.717955447">
                <text:p>137.717955447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00.076015539">
                <text:p>100.076015539</text:p>
              </table:table-cell>
              <table:table-cell office:value-type="float" office:value="1.09423660913E-015">
                <text:p>1.09423660913E-015</text:p>
              </table:table-cell>
              <table:table-cell office:value-type="float" office:value="100.076015539">
                <text:p>100.076015539</text:p>
              </table:table-cell>
              <table:table-cell office:value-type="float" office:value="141.097794049">
                <text:p>141.09779404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00.072130576">
                <text:p>100.072130576</text:p>
              </table:table-cell>
              <table:table-cell office:value-type="float" office:value="1.71424573812E-015">
                <text:p>1.71424573812E-015</text:p>
              </table:table-cell>
              <table:table-cell office:value-type="float" office:value="100.072130576">
                <text:p>100.072130576</text:p>
              </table:table-cell>
              <table:table-cell office:value-type="float" office:value="144.560579779">
                <text:p>144.56057977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00.068278262">
                <text:p>100.068278262</text:p>
              </table:table-cell>
              <table:table-cell office:value-type="float" office:value="1.47530763697E-015">
                <text:p>1.47530763697E-015</text:p>
              </table:table-cell>
              <table:table-cell office:value-type="float" office:value="100.068278262">
                <text:p>100.068278262</text:p>
              </table:table-cell>
              <table:table-cell office:value-type="float" office:value="148.108348305">
                <text:p>148.10834830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00.064455318">
                <text:p>100.064455318</text:p>
              </table:table-cell>
              <table:table-cell office:value-type="float" office:value="9.86837744883E-016">
                <text:p>9.86837744883E-016</text:p>
              </table:table-cell>
              <table:table-cell office:value-type="float" office:value="100.064455318">
                <text:p>100.064455318</text:p>
              </table:table-cell>
              <table:table-cell office:value-type="float" office:value="151.743185253">
                <text:p>151.743185253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00.060663825">
                <text:p>100.060663825</text:p>
              </table:table-cell>
              <table:table-cell office:value-type="float" office:value="5.44366842654E-016">
                <text:p>5.44366842654E-016</text:p>
              </table:table-cell>
              <table:table-cell office:value-type="float" office:value="100.060663825">
                <text:p>100.060663825</text:p>
              </table:table-cell>
              <table:table-cell office:value-type="float" office:value="155.467227433">
                <text:p>155.46722743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00.056901632">
                <text:p>100.056901632</text:p>
              </table:table-cell>
              <table:table-cell office:value-type="float" office:value="1.03126242431E-015">
                <text:p>1.03126242431E-015</text:p>
              </table:table-cell>
              <table:table-cell office:value-type="float" office:value="100.056901632">
                <text:p>100.056901632</text:p>
              </table:table-cell>
              <table:table-cell office:value-type="float" office:value="159.282664098">
                <text:p>159.28266409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00.053161854">
                <text:p>100.053161854</text:p>
              </table:table-cell>
              <table:table-cell office:value-type="float" office:value="1.35483571028E-015">
                <text:p>1.35483571028E-015</text:p>
              </table:table-cell>
              <table:table-cell office:value-type="float" office:value="100.053161854">
                <text:p>100.053161854</text:p>
              </table:table-cell>
              <table:table-cell office:value-type="float" office:value="163.191738227">
                <text:p>163.19173822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00.049452418">
                <text:p>100.049452418</text:p>
              </table:table-cell>
              <table:table-cell office:value-type="float" office:value="9.889188494E-016">
                <text:p>9.889188494E-016</text:p>
              </table:table-cell>
              <table:table-cell office:value-type="float" office:value="100.049452418">
                <text:p>100.049452418</text:p>
              </table:table-cell>
              <table:table-cell office:value-type="float" office:value="167.196747846">
                <text:p>167.196747846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00.045775923">
                <text:p>100.045775923</text:p>
              </table:table-cell>
              <table:table-cell office:value-type="float" office:value="1.02440377251E-015">
                <text:p>1.02440377251E-015</text:p>
              </table:table-cell>
              <table:table-cell office:value-type="float" office:value="100.045775923">
                <text:p>100.045775923</text:p>
              </table:table-cell>
              <table:table-cell office:value-type="float" office:value="171.30004738">
                <text:p>171.30004738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00.042128753">
                <text:p>100.042128753</text:p>
              </table:table-cell>
              <table:table-cell office:value-type="float" office:value="1.43800897909E-015">
                <text:p>1.43800897909E-015</text:p>
              </table:table-cell>
              <table:table-cell office:value-type="float" office:value="100.042128753">
                <text:p>100.042128753</text:p>
              </table:table-cell>
              <table:table-cell office:value-type="float" office:value="175.504049035">
                <text:p>175.504049035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00.038514067">
                <text:p>100.038514067</text:p>
              </table:table-cell>
              <table:table-cell office:value-type="float" office:value="9.07390155778E-016">
                <text:p>9.07390155778E-016</text:p>
              </table:table-cell>
              <table:table-cell office:value-type="float" office:value="100.038514067">
                <text:p>100.038514067</text:p>
              </table:table-cell>
              <table:table-cell office:value-type="float" office:value="179.811224216">
                <text:p>179.8112242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.564504444">
                <text:p>54.564504444</text:p>
              </table:table-cell>
              <table:table-cell office:value-type="float" office:value="8.33693837706E-017">
                <text:p>8.33693837706E-017</text:p>
              </table:table-cell>
              <table:table-cell office:value-type="float" office:value="54.564504444">
                <text:p>54.564504444</text:p>
              </table:table-cell>
              <table:table-cell office:value-type="float" office:value="184.224104982">
                <text:p>184.22410498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54.5579045113">
                <text:p>54.5579045113</text:p>
              </table:table-cell>
              <table:table-cell office:value-type="float" office:value="1.4116474281E-017">
                <text:p>1.4116474281E-017</text:p>
              </table:table-cell>
              <table:table-cell office:value-type="float" office:value="54.5579045113">
                <text:p>54.5579045113</text:p>
              </table:table-cell>
              <table:table-cell office:value-type="float" office:value="188.74528553">
                <text:p>188.74528553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54.5523720452">
                <text:p>54.5523720452</text:p>
              </table:table-cell>
              <table:table-cell office:value-type="float" office:value="-4.53571421627E-017">
                <text:p>-4.53571421627E-017</text:p>
              </table:table-cell>
              <table:table-cell office:value-type="float" office:value="54.5523720452">
                <text:p>54.5523720452</text:p>
              </table:table-cell>
              <table:table-cell office:value-type="float" office:value="193.377423728">
                <text:p>193.377423728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54.5471329115">
                <text:p>54.5471329115</text:p>
              </table:table-cell>
              <table:table-cell office:value-type="float" office:value="-1.63325430597E-016">
                <text:p>-1.63325430597E-016</text:p>
              </table:table-cell>
              <table:table-cell office:value-type="float" office:value="54.5471329115">
                <text:p>54.5471329115</text:p>
              </table:table-cell>
              <table:table-cell office:value-type="float" office:value="198.123242668">
                <text:p>198.123242668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54.5420737164">
                <text:p>54.5420737164</text:p>
              </table:table-cell>
              <table:table-cell office:value-type="float" office:value="-3.02388272489E-017">
                <text:p>-3.02388272489E-017</text:p>
              </table:table-cell>
              <table:table-cell office:value-type="float" office:value="54.5420737164">
                <text:p>54.5420737164</text:p>
              </table:table-cell>
              <table:table-cell office:value-type="float" office:value="202.985532275">
                <text:p>202.98553227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4.5329946721">
                <text:p>54.5329946721</text:p>
              </table:table-cell>
              <table:table-cell office:value-type="float" office:value="1.3270894619E-016">
                <text:p>1.3270894619E-016</text:p>
              </table:table-cell>
              <table:table-cell office:value-type="float" office:value="54.5329946721">
                <text:p>54.5329946721</text:p>
              </table:table-cell>
              <table:table-cell office:value-type="float" office:value="207.967150942">
                <text:p>207.967150942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54.5271494872">
                <text:p>54.5271494872</text:p>
              </table:table-cell>
              <table:table-cell office:value-type="float" office:value="1.17742871218E-016">
                <text:p>1.17742871218E-016</text:p>
              </table:table-cell>
              <table:table-cell office:value-type="float" office:value="54.5271494872">
                <text:p>54.5271494872</text:p>
              </table:table-cell>
              <table:table-cell office:value-type="float" office:value="213.071027211">
                <text:p>213.071027211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54.5234311863">
                <text:p>54.5234311863</text:p>
              </table:table-cell>
              <table:table-cell office:value-type="float" office:value="3.46651113792E-016">
                <text:p>3.46651113792E-016</text:p>
              </table:table-cell>
              <table:table-cell office:value-type="float" office:value="54.5234311863">
                <text:p>54.5234311863</text:p>
              </table:table-cell>
              <table:table-cell office:value-type="float" office:value="218.300161497">
                <text:p>218.300161497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54.5221719899">
                <text:p>54.5221719899</text:p>
              </table:table-cell>
              <table:table-cell office:value-type="float" office:value="2.51944212307E-016">
                <text:p>2.51944212307E-016</text:p>
              </table:table-cell>
              <table:table-cell office:value-type="float" office:value="54.5221719899">
                <text:p>54.5221719899</text:p>
              </table:table-cell>
              <table:table-cell office:value-type="float" office:value="223.657627851">
                <text:p>223.65762785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54.5199442351">
                <text:p>54.5199442351</text:p>
              </table:table-cell>
              <table:table-cell office:value-type="float" office:value="1.75477271451E-016">
                <text:p>1.75477271451E-016</text:p>
              </table:table-cell>
              <table:table-cell office:value-type="float" office:value="54.5199442351">
                <text:p>54.5199442351</text:p>
              </table:table-cell>
              <table:table-cell office:value-type="float" office:value="229.146575764">
                <text:p>229.14657576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4.5142131683">
                <text:p>54.5142131683</text:p>
              </table:table-cell>
              <table:table-cell office:value-type="float" office:value="5.33591659726E-016">
                <text:p>5.33591659726E-016</text:p>
              </table:table-cell>
              <table:table-cell office:value-type="float" office:value="54.5142131683">
                <text:p>54.5142131683</text:p>
              </table:table-cell>
              <table:table-cell office:value-type="float" office:value="234.770232024">
                <text:p>234.770232024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54.5108608665">
                <text:p>54.5108608665</text:p>
              </table:table-cell>
              <table:table-cell office:value-type="float" office:value="7.56058667717E-016">
                <text:p>7.56058667717E-016</text:p>
              </table:table-cell>
              <table:table-cell office:value-type="float" office:value="54.5108608665">
                <text:p>54.5108608665</text:p>
              </table:table-cell>
              <table:table-cell office:value-type="float" office:value="240.531902607">
                <text:p>240.531902607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54.5124286201">
                <text:p>54.5124286201</text:p>
              </table:table-cell>
              <table:table-cell office:value-type="float" office:value="5.43779343299E-016">
                <text:p>5.43779343299E-016</text:p>
              </table:table-cell>
              <table:table-cell office:value-type="float" office:value="54.5124286201">
                <text:p>54.5124286201</text:p>
              </table:table-cell>
              <table:table-cell office:value-type="float" office:value="246.434974627">
                <text:p>246.434974627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54.5157686006">
                <text:p>54.5157686006</text:p>
              </table:table-cell>
              <table:table-cell office:value-type="float" office:value="4.93545559778E-016">
                <text:p>4.93545559778E-016</text:p>
              </table:table-cell>
              <table:table-cell office:value-type="float" office:value="54.5157686006">
                <text:p>54.5157686006</text:p>
              </table:table-cell>
              <table:table-cell office:value-type="float" office:value="252.48291832">
                <text:p>252.4829183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54.5725130784">
                <text:p>54.5725130784</text:p>
              </table:table-cell>
              <table:table-cell office:value-type="float" office:value="3.51242993375E-016">
                <text:p>3.51242993375E-016</text:p>
              </table:table-cell>
              <table:table-cell office:value-type="float" office:value="54.5725130784">
                <text:p>54.5725130784</text:p>
              </table:table-cell>
              <table:table-cell office:value-type="float" office:value="258.67928909">
                <text:p>258.6792890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54.5377634874">
                <text:p>54.5377634874</text:p>
              </table:table-cell>
              <table:table-cell office:value-type="float" office:value="5.35098192477E-016">
                <text:p>5.35098192477E-016</text:p>
              </table:table-cell>
              <table:table-cell office:value-type="float" office:value="54.5377634874">
                <text:p>54.5377634874</text:p>
              </table:table-cell>
              <table:table-cell office:value-type="float" office:value="265.027729595">
                <text:p>265.02772959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54.5399717739">
                <text:p>54.5399717739</text:p>
              </table:table-cell>
              <table:table-cell office:value-type="float" office:value="5.37042613292E-016">
                <text:p>5.37042613292E-016</text:p>
              </table:table-cell>
              <table:table-cell office:value-type="float" office:value="54.5399717739">
                <text:p>54.5399717739</text:p>
              </table:table-cell>
              <table:table-cell office:value-type="float" office:value="271.531971893">
                <text:p>271.531971893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54.5308256427">
                <text:p>54.5308256427</text:p>
              </table:table-cell>
              <table:table-cell office:value-type="float" office:value="2.43415056296E-016">
                <text:p>2.43415056296E-016</text:p>
              </table:table-cell>
              <table:table-cell office:value-type="float" office:value="54.5308256427">
                <text:p>54.5308256427</text:p>
              </table:table-cell>
              <table:table-cell office:value-type="float" office:value="278.195839631">
                <text:p>278.195839631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54.5324698064">
                <text:p>54.5324698064</text:p>
              </table:table-cell>
              <table:table-cell office:value-type="float" office:value="3.60949270488E-016">
                <text:p>3.60949270488E-016</text:p>
              </table:table-cell>
              <table:table-cell office:value-type="float" office:value="54.5324698064">
                <text:p>54.5324698064</text:p>
              </table:table-cell>
              <table:table-cell office:value-type="float" office:value="285.023250295">
                <text:p>285.023250295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54.5525895435">
                <text:p>54.5525895435</text:p>
              </table:table-cell>
              <table:table-cell office:value-type="float" office:value="-6.71720709574E-018">
                <text:p>-6.71720709574E-018</text:p>
              </table:table-cell>
              <table:table-cell office:value-type="float" office:value="54.5525895435">
                <text:p>54.5525895435</text:p>
              </table:table-cell>
              <table:table-cell office:value-type="float" office:value="292.018217513">
                <text:p>292.01821751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4.5275646262">
                <text:p>54.5275646262</text:p>
              </table:table-cell>
              <table:table-cell office:value-type="float" office:value="1.74195704111E-017">
                <text:p>1.74195704111E-017</text:p>
              </table:table-cell>
              <table:table-cell office:value-type="float" office:value="54.5275646262">
                <text:p>54.5275646262</text:p>
              </table:table-cell>
              <table:table-cell office:value-type="float" office:value="299.184853416">
                <text:p>299.18485341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54.5168756149">
                <text:p>54.5168756149</text:p>
              </table:table-cell>
              <table:table-cell office:value-type="float" office:value="-1.02430221948E-016">
                <text:p>-1.02430221948E-016</text:p>
              </table:table-cell>
              <table:table-cell office:value-type="float" office:value="54.5168756149">
                <text:p>54.5168756149</text:p>
              </table:table-cell>
              <table:table-cell office:value-type="float" office:value="306.527371051">
                <text:p>306.52737105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54.4970927575">
                <text:p>54.4970927575</text:p>
              </table:table-cell>
              <table:table-cell office:value-type="float" office:value="-1.34223925735E-018">
                <text:p>-1.34223925735E-018</text:p>
              </table:table-cell>
              <table:table-cell office:value-type="float" office:value="54.4970927575">
                <text:p>54.4970927575</text:p>
              </table:table-cell>
              <table:table-cell office:value-type="float" office:value="314.050086864">
                <text:p>314.050086864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54.4871676462">
                <text:p>54.4871676462</text:p>
              </table:table-cell>
              <table:table-cell office:value-type="float" office:value="-1.46520160167E-016">
                <text:p>-1.46520160167E-016</text:p>
              </table:table-cell>
              <table:table-cell office:value-type="float" office:value="54.4871676462">
                <text:p>54.4871676462</text:p>
              </table:table-cell>
              <table:table-cell office:value-type="float" office:value="321.757423231">
                <text:p>321.75742323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54.4830619875">
                <text:p>54.4830619875</text:p>
              </table:table-cell>
              <table:table-cell office:value-type="float" office:value="-1.16726895548E-016">
                <text:p>-1.16726895548E-016</text:p>
              </table:table-cell>
              <table:table-cell office:value-type="float" office:value="54.4830619875">
                <text:p>54.4830619875</text:p>
              </table:table-cell>
              <table:table-cell office:value-type="float" office:value="329.653911063">
                <text:p>329.65391106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4.4790140307">
                <text:p>54.4790140307</text:p>
              </table:table-cell>
              <table:table-cell office:value-type="float" office:value="2.07437254691E-016">
                <text:p>2.07437254691E-016</text:p>
              </table:table-cell>
              <table:table-cell office:value-type="float" office:value="54.4790140307">
                <text:p>54.4790140307</text:p>
              </table:table-cell>
              <table:table-cell office:value-type="float" office:value="337.744192466">
                <text:p>337.744192466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99.875613624">
                <text:p>99.875613624</text:p>
              </table:table-cell>
              <table:table-cell office:value-type="float" office:value="1.09593600447E-015">
                <text:p>1.09593600447E-015</text:p>
              </table:table-cell>
              <table:table-cell office:value-type="float" office:value="99.875613624">
                <text:p>99.875613624</text:p>
              </table:table-cell>
              <table:table-cell office:value-type="float" office:value="346.033023472">
                <text:p>346.03302347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99.8732342247">
                <text:p>99.8732342247</text:p>
              </table:table-cell>
              <table:table-cell office:value-type="float" office:value="1.20062172288E-015">
                <text:p>1.20062172288E-015</text:p>
              </table:table-cell>
              <table:table-cell office:value-type="float" office:value="99.8732342247">
                <text:p>99.8732342247</text:p>
              </table:table-cell>
              <table:table-cell office:value-type="float" office:value="354.525276835">
                <text:p>354.52527683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99.8708961443">
                <text:p>99.8708961443</text:p>
              </table:table-cell>
              <table:table-cell office:value-type="float" office:value="1.2946310913E-015">
                <text:p>1.2946310913E-015</text:p>
              </table:table-cell>
              <table:table-cell office:value-type="float" office:value="99.8708961443">
                <text:p>99.8708961443</text:p>
              </table:table-cell>
              <table:table-cell office:value-type="float" office:value="363.225944892">
                <text:p>363.225944892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99.8685674642">
                <text:p>99.8685674642</text:p>
              </table:table-cell>
              <table:table-cell office:value-type="float" office:value="1.06289854521E-015">
                <text:p>1.06289854521E-015</text:p>
              </table:table-cell>
              <table:table-cell office:value-type="float" office:value="99.8685674642">
                <text:p>99.8685674642</text:p>
              </table:table-cell>
              <table:table-cell office:value-type="float" office:value="372.140142505">
                <text:p>372.14014250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99.8662323253">
                <text:p>99.8662323253</text:p>
              </table:table-cell>
              <table:table-cell office:value-type="float" office:value="8.28961986412E-016">
                <text:p>8.28961986412E-016</text:p>
              </table:table-cell>
              <table:table-cell office:value-type="float" office:value="99.8662323253">
                <text:p>99.8662323253</text:p>
              </table:table-cell>
              <table:table-cell office:value-type="float" office:value="381.27311006">
                <text:p>381.27311006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99.8638863401">
                <text:p>99.8638863401</text:p>
              </table:table-cell>
              <table:table-cell office:value-type="float" office:value="1.27796402503E-015">
                <text:p>1.27796402503E-015</text:p>
              </table:table-cell>
              <table:table-cell office:value-type="float" office:value="99.8638863401">
                <text:p>99.8638863401</text:p>
              </table:table-cell>
              <table:table-cell office:value-type="float" office:value="390.630216554">
                <text:p>390.630216554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99.8615286551">
                <text:p>99.8615286551</text:p>
              </table:table-cell>
              <table:table-cell office:value-type="float" office:value="1.05949646787E-015">
                <text:p>1.05949646787E-015</text:p>
              </table:table-cell>
              <table:table-cell office:value-type="float" office:value="99.8615286551">
                <text:p>99.8615286551</text:p>
              </table:table-cell>
              <table:table-cell office:value-type="float" office:value="400.216962745">
                <text:p>400.21696274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99.8591603497">
                <text:p>99.8591603497</text:p>
              </table:table-cell>
              <table:table-cell office:value-type="float" office:value="1.09662006153E-015">
                <text:p>1.09662006153E-015</text:p>
              </table:table-cell>
              <table:table-cell office:value-type="float" office:value="99.8591603497">
                <text:p>99.8591603497</text:p>
              </table:table-cell>
              <table:table-cell office:value-type="float" office:value="410.038984393">
                <text:p>410.038984393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99.8567835566">
                <text:p>99.8567835566</text:p>
              </table:table-cell>
              <table:table-cell office:value-type="float" office:value="1.05677730507E-015">
                <text:p>1.05677730507E-015</text:p>
              </table:table-cell>
              <table:table-cell office:value-type="float" office:value="99.8567835566">
                <text:p>99.8567835566</text:p>
              </table:table-cell>
              <table:table-cell office:value-type="float" office:value="420.102055568">
                <text:p>420.102055568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99.8543934061">
                <text:p>99.8543934061</text:p>
              </table:table-cell>
              <table:table-cell office:value-type="float" office:value="1.15787755949E-015">
                <text:p>1.15787755949E-015</text:p>
              </table:table-cell>
              <table:table-cell office:value-type="float" office:value="99.8543934061">
                <text:p>99.8543934061</text:p>
              </table:table-cell>
              <table:table-cell office:value-type="float" office:value="430.412092044">
                <text:p>430.412092044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99.8519927319">
                <text:p>99.8519927319</text:p>
              </table:table-cell>
              <table:table-cell office:value-type="float" office:value="1.01645948773E-015">
                <text:p>1.01645948773E-015</text:p>
              </table:table-cell>
              <table:table-cell office:value-type="float" office:value="99.8519927319">
                <text:p>99.8519927319</text:p>
              </table:table-cell>
              <table:table-cell office:value-type="float" office:value="440.97515478">
                <text:p>440.9751547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99.8495908563">
                <text:p>99.8495908563</text:p>
              </table:table-cell>
              <table:table-cell office:value-type="float" office:value="1.18295586722E-015">
                <text:p>1.18295586722E-015</text:p>
              </table:table-cell>
              <table:table-cell office:value-type="float" office:value="99.8495908563">
                <text:p>99.8495908563</text:p>
              </table:table-cell>
              <table:table-cell office:value-type="float" office:value="451.797453482">
                <text:p>451.797453482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99.847188681">
                <text:p>99.847188681</text:p>
              </table:table-cell>
              <table:table-cell office:value-type="float" office:value="1.1787001582E-015">
                <text:p>1.1787001582E-015</text:p>
              </table:table-cell>
              <table:table-cell office:value-type="float" office:value="99.847188681">
                <text:p>99.847188681</text:p>
              </table:table-cell>
              <table:table-cell office:value-type="float" office:value="462.885350253">
                <text:p>462.885350253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99.8447805892">
                <text:p>99.8447805892</text:p>
              </table:table-cell>
              <table:table-cell office:value-type="float" office:value="1.00317947707E-015">
                <text:p>1.00317947707E-015</text:p>
              </table:table-cell>
              <table:table-cell office:value-type="float" office:value="99.8447805892">
                <text:p>99.8447805892</text:p>
              </table:table-cell>
              <table:table-cell office:value-type="float" office:value="474.245363331">
                <text:p>474.24536333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99.8423724636">
                <text:p>99.8423724636</text:p>
              </table:table-cell>
              <table:table-cell office:value-type="float" office:value="1.1587789694E-015">
                <text:p>1.1587789694E-015</text:p>
              </table:table-cell>
              <table:table-cell office:value-type="float" office:value="99.8423724636">
                <text:p>99.8423724636</text:p>
              </table:table-cell>
              <table:table-cell office:value-type="float" office:value="485.884170925">
                <text:p>485.884170925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99.8399573202">
                <text:p>99.8399573202</text:p>
              </table:table-cell>
              <table:table-cell office:value-type="float" office:value="1.03372302439E-015">
                <text:p>1.03372302439E-015</text:p>
              </table:table-cell>
              <table:table-cell office:value-type="float" office:value="99.8399573202">
                <text:p>99.8399573202</text:p>
              </table:table-cell>
              <table:table-cell office:value-type="float" office:value="497.808615137">
                <text:p>497.80861513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99.8375427836">
                <text:p>99.8375427836</text:p>
              </table:table-cell>
              <table:table-cell office:value-type="float" office:value="5.88370856744E-016">
                <text:p>5.88370856744E-016</text:p>
              </table:table-cell>
              <table:table-cell office:value-type="float" office:value="99.8375427836">
                <text:p>99.8375427836</text:p>
              </table:table-cell>
              <table:table-cell office:value-type="float" office:value="510.02570599">
                <text:p>510.02570599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99.8351212197">
                <text:p>99.8351212197</text:p>
              </table:table-cell>
              <table:table-cell office:value-type="float" office:value="1.0743429381E-015">
                <text:p>1.0743429381E-015</text:p>
              </table:table-cell>
              <table:table-cell office:value-type="float" office:value="99.8351212197">
                <text:p>99.8351212197</text:p>
              </table:table-cell>
              <table:table-cell office:value-type="float" office:value="522.54262554">
                <text:p>522.54262554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99.8326998433">
                <text:p>99.8326998433</text:p>
              </table:table-cell>
              <table:table-cell office:value-type="float" office:value="9.32766830857E-016">
                <text:p>9.32766830857E-016</text:p>
              </table:table-cell>
              <table:table-cell office:value-type="float" office:value="99.8326998433">
                <text:p>99.8326998433</text:p>
              </table:table-cell>
              <table:table-cell office:value-type="float" office:value="535.366732107">
                <text:p>535.36673210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99.8302745839">
                <text:p>99.8302745839</text:p>
              </table:table-cell>
              <table:table-cell office:value-type="float" office:value="1.06782833893E-015">
                <text:p>1.06782833893E-015</text:p>
              </table:table-cell>
              <table:table-cell office:value-type="float" office:value="99.8302745839">
                <text:p>99.8302745839</text:p>
              </table:table-cell>
              <table:table-cell office:value-type="float" office:value="548.505564595">
                <text:p>548.50556459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99.8278468142">
                <text:p>99.8278468142</text:p>
              </table:table-cell>
              <table:table-cell office:value-type="float" office:value="1.23878856016E-015">
                <text:p>1.23878856016E-015</text:p>
              </table:table-cell>
              <table:table-cell office:value-type="float" office:value="99.8278468142">
                <text:p>99.8278468142</text:p>
              </table:table-cell>
              <table:table-cell office:value-type="float" office:value="561.966846927">
                <text:p>561.966846927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99.8254201892">
                <text:p>99.8254201892</text:p>
              </table:table-cell>
              <table:table-cell office:value-type="float" office:value="1.03221151231E-015">
                <text:p>1.03221151231E-015</text:p>
              </table:table-cell>
              <table:table-cell office:value-type="float" office:value="99.8254201892">
                <text:p>99.8254201892</text:p>
              </table:table-cell>
              <table:table-cell office:value-type="float" office:value="575.758492584">
                <text:p>575.758492584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99.8229881157">
                <text:p>99.8229881157</text:p>
              </table:table-cell>
              <table:table-cell office:value-type="float" office:value="1.14415666655E-015">
                <text:p>1.14415666655E-015</text:p>
              </table:table-cell>
              <table:table-cell office:value-type="float" office:value="99.8229881157">
                <text:p>99.8229881157</text:p>
              </table:table-cell>
              <table:table-cell office:value-type="float" office:value="589.888609258">
                <text:p>589.888609258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99.8205570119">
                <text:p>99.8205570119</text:p>
              </table:table-cell>
              <table:table-cell office:value-type="float" office:value="8.07201615258E-016">
                <text:p>8.07201615258E-016</text:p>
              </table:table-cell>
              <table:table-cell office:value-type="float" office:value="99.8205570119">
                <text:p>99.8205570119</text:p>
              </table:table-cell>
              <table:table-cell office:value-type="float" office:value="604.365503616">
                <text:p>604.3655036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4.4462510558">
                <text:p>54.4462510558</text:p>
              </table:table-cell>
              <table:table-cell office:value-type="float" office:value="2.3797950757E-017">
                <text:p>2.3797950757E-017</text:p>
              </table:table-cell>
              <table:table-cell office:value-type="float" office:value="54.4462510558">
                <text:p>54.4462510558</text:p>
              </table:table-cell>
              <table:table-cell office:value-type="float" office:value="619.197686188">
                <text:p>619.197686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